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2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1" style:parent-style-name="Обычный" style:family="paragraph">
      <style:paragraph-properties fo:text-align="center" fo:margin-bottom="0.0833in" fo:line-height="100%" fo:margin-left="0.393in" fo:margin-right="0.1951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/>
    </style:style>
    <style:style style:name="P12" style:parent-style-name="Обычный" style:family="paragraph">
      <style:paragraph-properties fo:text-align="center" fo:margin-bottom="0.0833in" fo:line-height="100%" fo:margin-left="0.393in" fo:margin-right="0.1951in">
        <style:tab-stops/>
      </style:paragraph-properties>
      <style:text-properties style:font-name="Times New Roman" style:font-name-asian="Times New Roman" style:font-name-complex="Times New Roman" fo:font-size="20pt" style:font-size-asian="20pt" style:font-size-complex="20pt" fo:background-color="#FFFFFF"/>
    </style:style>
    <style:style style:name="P13" style:parent-style-name="Standard" style:family="paragraph">
      <style:paragraph-properties fo:text-align="center" fo:margin-bottom="0.0833in" fo:text-indent="0.2916in"/>
    </style:style>
    <style:style style:name="P14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5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16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17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8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9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0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1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2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3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4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5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6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7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8" style:parent-style-name="Standard" style:family="paragraph">
      <style:paragraph-properties fo:margin-bottom="0.0833in" fo:line-height="100%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1" style:parent-style-name="Standard" style:family="paragraph">
      <style:paragraph-properties fo:text-align="center" fo:margin-bottom="0.0833in" fo:line-height="100%" fo:text-indent="0.2916in" fo:background-color="#FFFFFF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3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ОбычныйИнтернет" style:family="paragraph">
      <style:paragraph-properties fo:text-align="justify" style:vertical-align="baseline" fo:margin-top="0in" fo:margin-bottom="0in" fo:line-height="115%"/>
      <style:text-properties fo:color="#000000" fo:font-size="14pt" style:font-size-asian="14pt" style:font-size-complex="14pt"/>
    </style:style>
    <style:style style:name="P36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39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0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1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8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9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0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4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5" style:parent-style-name="Standard" style:family="paragraph">
      <style:paragraph-properties fo:text-align="justify" fo:background-color="#FFFFFF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5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0" style:parent-style-name="Standard" style:family="paragraph">
      <style:paragraph-properties fo:text-align="justify" fo:margin-left="1in" fo:background-color="#FFFFFF">
        <style:tab-stops/>
      </style:paragraph-properties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4" style:parent-style-name="Standard" style:family="paragraph">
      <style:paragraph-properties fo:text-align="justify" fo:margin-left="1in" fo:background-color="#FFFFFF">
        <style:tab-stops/>
      </style:paragraph-properties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text-align="justify" fo:margin-left="1in" fo:background-color="#FFFFFF">
        <style:tab-stops/>
      </style:paragraph-properties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2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4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75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7" style:parent-style-name="Standard" style:family="paragraph">
      <style:paragraph-properties fo:text-align="justify" fo:margin-left="0.2958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88" style:parent-style-name="Standard" style:family="paragraph">
      <style:paragraph-properties fo:text-align="justify" fo:margin-left="0.2958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89" style:parent-style-name="Standard" style:family="paragraph">
      <style:paragraph-properties fo:text-align="justify" fo:margin-left="0.2958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90" style:parent-style-name="Standard" style:family="paragraph">
      <style:paragraph-properties fo:text-align="justify" fo:margin-left="0.2958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91" style:parent-style-name="Standard" style:family="paragraph">
      <style:paragraph-properties fo:text-align="justify" fo:margin-left="0.2958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9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4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5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8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9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0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1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2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3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4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5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7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8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9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0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1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2" style:parent-style-name="Standard" style:family="paragraph">
      <style:paragraph-properties fo:widows="2" fo:orphans="2" style:vertical-align="auto" fo:line-height="100%">
        <style:tab-stops>
          <style:tab-stop style:type="left" style:position="-3.75in"/>
        </style:tab-stops>
      </style:paragraph-properties>
    </style:style>
    <style:style style:name="P113" style:parent-style-name="Standard" style:family="paragraph">
      <style:paragraph-properties fo:margin-top="0.1666in" fo:margin-bottom="0.1666in" fo:line-height="100%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6" style:parent-style-name="Standard" style:family="paragraph">
      <style:paragraph-properties fo:margin-top="0.1666in" fo:margin-bottom="0.1666in" fo:line-height="100%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9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20" style:parent-style-name="Standard" style:family="paragraph">
      <style:paragraph-properties fo:margin-top="0.1666in" fo:margin-bottom="0.1666in" fo:line-height="100%"/>
    </style:style>
    <style:style style:name="P121" style:parent-style-name="Standard" style:family="paragraph">
      <style:paragraph-properties fo:margin-top="0.1666in" fo:margin-bottom="0.1666in" fo:line-height="100%" fo:margin-left="0.446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2" style:parent-style-name="Standard" style:family="paragraph">
      <style:paragraph-properties fo:text-align="center"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3" style:parent-style-name="Standard" style:family="paragraph">
      <style:paragraph-properties fo:margin-top="0.1666in" fo:margin-bottom="0.1666in" fo:line-height="100%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6" style:parent-style-name="Standard" style:family="paragraph">
      <style:paragraph-properties fo:margin-top="0.1666in" fo:margin-bottom="0.1666in" fo:line-height="100%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28" style:parent-style-name="Standard" style:family="paragraph">
      <style:paragraph-properties fo:margin-top="0.1666in" fo:margin-bottom="0.1666in" fo:line-height="100%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30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131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4pt" style:font-size-asian="14pt" style:font-size-complex="14pt" fo:language="en" fo:country="US"/>
    </style:style>
    <style:style style:name="P132" style:parent-style-name="Standard" style:family="paragraph">
      <style:paragraph-properties fo:text-align="center" fo:background-color="#FFFFFF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7" style:parent-style-name="Standard" style:family="paragraph">
      <style:paragraph-properties fo:background-color="#FFFFFF"/>
      <style:text-properties fo:language="en" fo:country="US"/>
    </style:style>
    <style:style style:name="P138" style:parent-style-name="Standard" style:family="paragraph">
      <style:paragraph-properties fo:background-color="#FFFFFF"/>
    </style:style>
    <style:style style:name="T139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140" style:parent-style-name="Textbody" style:family="paragraph">
      <style:text-properties fo:language="en" fo:country="US"/>
    </style:style>
    <style:style style:name="P141" style:parent-style-name="Textbody" style:family="paragraph">
      <style:text-properties fo:language="en" fo:country="US"/>
    </style:style>
    <style:style style:name="P142" style:parent-style-name="Textbody" style:family="paragraph">
      <style:text-properties fo:language="en" fo:country="US"/>
    </style:style>
    <style:style style:name="P143" style:parent-style-name="Textbody" style:family="paragraph">
      <style:text-properties fo:language="en" fo:country="US"/>
    </style:style>
    <style:style style:name="P144" style:parent-style-name="Textbody" style:family="paragraph">
      <style:text-properties fo:language="en" fo:country="US"/>
    </style:style>
    <style:style style:name="P145" style:parent-style-name="Textbody" style:family="paragraph">
      <style:text-properties fo:language="en" fo:country="US"/>
    </style:style>
    <style:style style:name="P146" style:parent-style-name="Textbody" style:family="paragraph">
      <style:text-properties fo:language="en" fo:country="US"/>
    </style:style>
    <style:style style:name="P147" style:parent-style-name="Textbody" style:family="paragraph">
      <style:text-properties fo:language="en" fo:country="US"/>
    </style:style>
    <style:style style:name="P148" style:parent-style-name="Textbody" style:family="paragraph">
      <style:text-properties fo:language="en" fo:country="US"/>
    </style:style>
    <style:style style:name="P149" style:parent-style-name="Textbody" style:family="paragraph">
      <style:text-properties fo:language="en" fo:country="US"/>
    </style:style>
    <style:style style:name="P150" style:parent-style-name="Textbody" style:family="paragraph">
      <style:text-properties fo:language="en" fo:country="US"/>
    </style:style>
    <style:style style:name="P151" style:parent-style-name="Textbody" style:family="paragraph">
      <style:text-properties fo:language="en" fo:country="US"/>
    </style:style>
    <style:style style:name="P152" style:parent-style-name="Textbody" style:family="paragraph">
      <style:text-properties fo:language="en" fo:country="US"/>
    </style:style>
    <style:style style:name="P153" style:parent-style-name="Textbody" style:family="paragraph">
      <style:text-properties fo:language="en" fo:country="US"/>
    </style:style>
    <style:style style:name="P154" style:parent-style-name="Textbody" style:family="paragraph">
      <style:text-properties fo:language="en" fo:country="US"/>
    </style:style>
    <style:style style:name="P155" style:parent-style-name="Textbody" style:family="paragraph">
      <style:text-properties fo:language="en" fo:country="US"/>
    </style:style>
    <style:style style:name="P156" style:parent-style-name="Textbody" style:family="paragraph">
      <style:text-properties fo:language="en" fo:country="US"/>
    </style:style>
    <style:style style:name="P157" style:parent-style-name="Textbody" style:family="paragraph">
      <style:text-properties fo:language="en" fo:country="US"/>
    </style:style>
    <style:style style:name="P158" style:parent-style-name="Textbody" style:family="paragraph">
      <style:text-properties fo:language="en" fo:country="US"/>
    </style:style>
    <style:style style:name="P159" style:parent-style-name="Textbody" style:family="paragraph">
      <style:text-properties fo:language="en" fo:country="US"/>
    </style:style>
    <style:style style:name="P160" style:parent-style-name="Textbody" style:family="paragraph">
      <style:text-properties fo:language="en" fo:country="US"/>
    </style:style>
    <style:style style:name="P161" style:parent-style-name="Textbody" style:family="paragraph">
      <style:text-properties fo:language="en" fo:country="US"/>
    </style:style>
    <style:style style:name="P162" style:parent-style-name="Textbody" style:family="paragraph">
      <style:text-properties fo:language="en" fo:country="US"/>
    </style:style>
    <style:style style:name="P163" style:parent-style-name="Textbody" style:family="paragraph">
      <style:text-properties fo:language="en" fo:country="US"/>
    </style:style>
    <style:style style:name="P164" style:parent-style-name="Textbody" style:family="paragraph">
      <style:text-properties fo:language="en" fo:country="US"/>
    </style:style>
    <style:style style:name="P165" style:parent-style-name="Textbody" style:family="paragraph">
      <style:text-properties fo:language="en" fo:country="US"/>
    </style:style>
    <style:style style:name="P166" style:parent-style-name="Textbody" style:family="paragraph">
      <style:text-properties fo:language="en" fo:country="US"/>
    </style:style>
    <style:style style:name="P167" style:parent-style-name="Textbody" style:family="paragraph">
      <style:text-properties fo:language="en" fo:country="US"/>
    </style:style>
    <style:style style:name="P168" style:parent-style-name="Textbody" style:family="paragraph">
      <style:text-properties fo:language="en" fo:country="US"/>
    </style:style>
    <style:style style:name="P169" style:parent-style-name="Textbody" style:family="paragraph">
      <style:text-properties fo:language="en" fo:country="US"/>
    </style:style>
    <style:style style:name="P170" style:parent-style-name="Textbody" style:family="paragraph">
      <style:text-properties fo:language="en" fo:country="US"/>
    </style:style>
    <style:style style:name="P171" style:parent-style-name="Textbody" style:family="paragraph">
      <style:text-properties fo:language="en" fo:country="US"/>
    </style:style>
    <style:style style:name="P172" style:parent-style-name="Textbody" style:family="paragraph">
      <style:text-properties fo:language="en" fo:country="US"/>
    </style:style>
    <style:style style:name="P173" style:parent-style-name="Textbody" style:family="paragraph">
      <style:text-properties fo:language="en" fo:country="US"/>
    </style:style>
    <style:style style:name="P174" style:parent-style-name="Textbody" style:family="paragraph">
      <style:text-properties fo:language="en" fo:country="US"/>
    </style:style>
    <style:style style:name="P175" style:parent-style-name="Textbody" style:family="paragraph">
      <style:text-properties fo:language="en" fo:country="US"/>
    </style:style>
    <style:style style:name="P176" style:parent-style-name="Textbody" style:family="paragraph">
      <style:text-properties fo:language="en" fo:country="US"/>
    </style:style>
    <style:style style:name="P177" style:parent-style-name="Textbody" style:family="paragraph">
      <style:text-properties fo:language="en" fo:country="US"/>
    </style:style>
    <style:style style:name="P178" style:parent-style-name="Textbody" style:family="paragraph">
      <style:text-properties fo:language="en" fo:country="US"/>
    </style:style>
    <style:style style:name="P179" style:parent-style-name="Textbody" style:family="paragraph">
      <style:text-properties fo:language="en" fo:country="US"/>
    </style:style>
    <style:style style:name="P180" style:parent-style-name="Textbody" style:family="paragraph">
      <style:text-properties fo:language="en" fo:country="US"/>
    </style:style>
    <style:style style:name="P181" style:parent-style-name="Textbody" style:family="paragraph">
      <style:text-properties fo:language="en" fo:country="US"/>
    </style:style>
    <style:style style:name="P182" style:parent-style-name="Textbody" style:family="paragraph">
      <style:text-properties fo:language="en" fo:country="US"/>
    </style:style>
    <style:style style:name="P183" style:parent-style-name="Textbody" style:family="paragraph">
      <style:text-properties fo:language="en" fo:country="US"/>
    </style:style>
    <style:style style:name="P184" style:parent-style-name="Textbody" style:family="paragraph">
      <style:text-properties fo:language="en" fo:country="US"/>
    </style:style>
    <style:style style:name="P185" style:parent-style-name="Textbody" style:family="paragraph">
      <style:text-properties fo:language="en" fo:country="US"/>
    </style:style>
    <style:style style:name="P186" style:parent-style-name="Textbody" style:family="paragraph">
      <style:text-properties fo:language="en" fo:country="US"/>
    </style:style>
    <style:style style:name="P187" style:parent-style-name="Textbody" style:family="paragraph">
      <style:text-properties fo:language="en" fo:country="US"/>
    </style:style>
    <style:style style:name="P188" style:parent-style-name="Textbody" style:family="paragraph">
      <style:text-properties fo:language="en" fo:country="US"/>
    </style:style>
    <style:style style:name="P189" style:parent-style-name="Textbody" style:family="paragraph">
      <style:text-properties fo:language="en" fo:country="US"/>
    </style:style>
    <style:style style:name="P190" style:parent-style-name="Textbody" style:family="paragraph">
      <style:text-properties fo:language="en" fo:country="US"/>
    </style:style>
    <style:style style:name="P191" style:parent-style-name="Textbody" style:family="paragraph">
      <style:text-properties fo:language="en" fo:country="US"/>
    </style:style>
    <style:style style:name="P192" style:parent-style-name="Textbody" style:family="paragraph">
      <style:text-properties fo:language="en" fo:country="US"/>
    </style:style>
    <style:style style:name="P193" style:parent-style-name="Textbody" style:family="paragraph">
      <style:text-properties fo:language="en" fo:country="US"/>
    </style:style>
    <style:style style:name="P194" style:parent-style-name="Textbody" style:family="paragraph">
      <style:text-properties fo:language="en" fo:country="US"/>
    </style:style>
    <style:style style:name="P195" style:parent-style-name="Textbody" style:family="paragraph">
      <style:text-properties fo:language="en" fo:country="US"/>
    </style:style>
    <style:style style:name="P196" style:parent-style-name="Textbody" style:family="paragraph">
      <style:text-properties fo:language="en" fo:country="US"/>
    </style:style>
    <style:style style:name="P197" style:parent-style-name="Textbody" style:family="paragraph">
      <style:text-properties fo:language="en" fo:country="US"/>
    </style:style>
    <style:style style:name="P198" style:parent-style-name="Textbody" style:family="paragraph">
      <style:text-properties fo:language="en" fo:country="US"/>
    </style:style>
    <style:style style:name="P199" style:parent-style-name="Textbody" style:family="paragraph">
      <style:text-properties fo:language="en" fo:country="US"/>
    </style:style>
    <style:style style:name="P200" style:parent-style-name="Textbody" style:family="paragraph">
      <style:text-properties fo:language="en" fo:country="US"/>
    </style:style>
    <style:style style:name="P201" style:parent-style-name="Textbody" style:family="paragraph">
      <style:text-properties fo:language="en" fo:country="US"/>
    </style:style>
    <style:style style:name="P202" style:parent-style-name="Textbody" style:family="paragraph">
      <style:text-properties fo:language="en" fo:country="US"/>
    </style:style>
    <style:style style:name="P203" style:parent-style-name="Textbody" style:family="paragraph">
      <style:text-properties fo:language="en" fo:country="US"/>
    </style:style>
    <style:style style:name="P204" style:parent-style-name="Textbody" style:family="paragraph">
      <style:text-properties fo:language="en" fo:country="US"/>
    </style:style>
    <style:style style:name="P205" style:parent-style-name="Textbody" style:family="paragraph">
      <style:text-properties fo:language="en" fo:country="US"/>
    </style:style>
    <style:style style:name="P206" style:parent-style-name="Textbody" style:family="paragraph">
      <style:text-properties fo:language="en" fo:country="US"/>
    </style:style>
    <style:style style:name="P207" style:parent-style-name="Textbody" style:family="paragraph">
      <style:text-properties fo:language="en" fo:country="US"/>
    </style:style>
    <style:style style:name="P208" style:parent-style-name="Textbody" style:family="paragraph">
      <style:text-properties fo:language="en" fo:country="US"/>
    </style:style>
    <style:style style:name="P209" style:parent-style-name="Textbody" style:family="paragraph">
      <style:text-properties fo:language="en" fo:country="US"/>
    </style:style>
    <style:style style:name="P210" style:parent-style-name="Textbody" style:family="paragraph">
      <style:text-properties fo:language="en" fo:country="US"/>
    </style:style>
    <style:style style:name="P211" style:parent-style-name="Textbody" style:family="paragraph">
      <style:text-properties fo:language="en" fo:country="US"/>
    </style:style>
    <style:style style:name="P212" style:parent-style-name="Textbody" style:family="paragraph">
      <style:text-properties fo:language="en" fo:country="US"/>
    </style:style>
    <style:style style:name="P213" style:parent-style-name="Textbody" style:family="paragraph">
      <style:text-properties fo:language="en" fo:country="US"/>
    </style:style>
    <style:style style:name="P214" style:parent-style-name="Textbody" style:family="paragraph">
      <style:text-properties fo:language="en" fo:country="US"/>
    </style:style>
    <style:style style:name="P215" style:parent-style-name="Textbody" style:family="paragraph">
      <style:text-properties fo:language="en" fo:country="US"/>
    </style:style>
    <style:style style:name="P216" style:parent-style-name="Textbody" style:family="paragraph">
      <style:text-properties fo:language="en" fo:country="US"/>
    </style:style>
    <style:style style:name="P217" style:parent-style-name="Textbody" style:family="paragraph">
      <style:text-properties fo:language="en" fo:country="US"/>
    </style:style>
    <style:style style:name="P218" style:parent-style-name="Textbody" style:family="paragraph">
      <style:text-properties fo:language="en" fo:country="US"/>
    </style:style>
    <style:style style:name="P219" style:parent-style-name="Textbody" style:family="paragraph">
      <style:text-properties fo:language="en" fo:country="US"/>
    </style:style>
    <style:style style:name="P220" style:parent-style-name="Textbody" style:family="paragraph">
      <style:text-properties fo:language="en" fo:country="US"/>
    </style:style>
    <style:style style:name="P221" style:parent-style-name="Textbody" style:family="paragraph">
      <style:text-properties fo:language="en" fo:country="US"/>
    </style:style>
    <style:style style:name="P222" style:parent-style-name="Textbody" style:family="paragraph">
      <style:text-properties fo:language="en" fo:country="US"/>
    </style:style>
    <style:style style:name="P223" style:parent-style-name="Textbody" style:family="paragraph">
      <style:text-properties fo:language="en" fo:country="US"/>
    </style:style>
    <style:style style:name="P224" style:parent-style-name="Textbody" style:family="paragraph">
      <style:text-properties fo:language="en" fo:country="US"/>
    </style:style>
    <style:style style:name="P225" style:parent-style-name="Textbody" style:family="paragraph">
      <style:text-properties fo:language="en" fo:country="US"/>
    </style:style>
    <style:style style:name="P226" style:parent-style-name="Textbody" style:family="paragraph">
      <style:text-properties fo:language="en" fo:country="US"/>
    </style:style>
    <style:style style:name="P227" style:parent-style-name="Textbody" style:family="paragraph">
      <style:text-properties fo:language="en" fo:country="US"/>
    </style:style>
    <style:style style:name="P228" style:parent-style-name="Textbody" style:family="paragraph">
      <style:text-properties fo:language="en" fo:country="US"/>
    </style:style>
    <style:style style:name="P229" style:parent-style-name="Textbody" style:family="paragraph">
      <style:text-properties fo:language="en" fo:country="US"/>
    </style:style>
    <style:style style:name="P230" style:parent-style-name="Textbody" style:family="paragraph">
      <style:text-properties fo:language="en" fo:country="US"/>
    </style:style>
    <style:style style:name="P231" style:parent-style-name="Textbody" style:family="paragraph">
      <style:text-properties fo:language="en" fo:country="US"/>
    </style:style>
    <style:style style:name="P232" style:parent-style-name="Textbody" style:family="paragraph">
      <style:text-properties fo:language="en" fo:country="US"/>
    </style:style>
    <style:style style:name="P233" style:parent-style-name="Textbody" style:family="paragraph">
      <style:text-properties fo:language="en" fo:country="US"/>
    </style:style>
    <style:style style:name="P234" style:parent-style-name="Textbody" style:family="paragraph">
      <style:text-properties fo:language="en" fo:country="US"/>
    </style:style>
    <style:style style:name="P235" style:parent-style-name="Textbody" style:family="paragraph">
      <style:text-properties fo:language="en" fo:country="US"/>
    </style:style>
    <style:style style:name="P236" style:parent-style-name="Textbody" style:family="paragraph">
      <style:text-properties fo:language="en" fo:country="US"/>
    </style:style>
    <style:style style:name="P237" style:parent-style-name="Textbody" style:family="paragraph">
      <style:text-properties fo:language="en" fo:country="US"/>
    </style:style>
    <style:style style:name="P238" style:parent-style-name="Textbody" style:family="paragraph">
      <style:text-properties fo:language="en" fo:country="US"/>
    </style:style>
    <style:style style:name="P239" style:parent-style-name="Textbody" style:family="paragraph">
      <style:text-properties fo:language="en" fo:country="US"/>
    </style:style>
    <style:style style:name="P240" style:parent-style-name="Textbody" style:family="paragraph">
      <style:text-properties fo:language="en" fo:country="US"/>
    </style:style>
    <style:style style:name="P241" style:parent-style-name="Textbody" style:family="paragraph">
      <style:text-properties fo:language="en" fo:country="US"/>
    </style:style>
    <style:style style:name="P242" style:parent-style-name="Textbody" style:family="paragraph">
      <style:text-properties fo:language="en" fo:country="US"/>
    </style:style>
    <style:style style:name="P243" style:parent-style-name="Textbody" style:family="paragraph">
      <style:text-properties fo:language="en" fo:country="US"/>
    </style:style>
    <style:style style:name="P244" style:parent-style-name="Textbody" style:family="paragraph">
      <style:text-properties fo:language="en" fo:country="US"/>
    </style:style>
    <style:style style:name="P245" style:parent-style-name="Textbody" style:family="paragraph">
      <style:text-properties fo:language="en" fo:country="US"/>
    </style:style>
    <style:style style:name="P246" style:parent-style-name="Textbody" style:family="paragraph">
      <style:text-properties fo:language="en" fo:country="US"/>
    </style:style>
    <style:style style:name="P247" style:parent-style-name="Textbody" style:family="paragraph">
      <style:text-properties fo:language="en" fo:country="US"/>
    </style:style>
    <style:style style:name="P248" style:parent-style-name="Textbody" style:family="paragraph">
      <style:text-properties fo:language="en" fo:country="US"/>
    </style:style>
    <style:style style:name="P249" style:parent-style-name="Textbody" style:family="paragraph">
      <style:text-properties fo:language="en" fo:country="US"/>
    </style:style>
    <style:style style:name="P250" style:parent-style-name="Textbody" style:family="paragraph">
      <style:text-properties fo:language="en" fo:country="US"/>
    </style:style>
    <style:style style:name="P251" style:parent-style-name="Textbody" style:family="paragraph">
      <style:text-properties fo:language="en" fo:country="US"/>
    </style:style>
    <style:style style:name="P252" style:parent-style-name="Textbody" style:family="paragraph">
      <style:text-properties fo:language="en" fo:country="US"/>
    </style:style>
    <style:style style:name="P253" style:parent-style-name="Textbody" style:family="paragraph">
      <style:text-properties fo:language="en" fo:country="US"/>
    </style:style>
    <style:style style:name="P254" style:parent-style-name="Textbody" style:family="paragraph">
      <style:text-properties fo:language="en" fo:country="US"/>
    </style:style>
    <style:style style:name="P255" style:parent-style-name="Textbody" style:family="paragraph">
      <style:text-properties fo:language="en" fo:country="US"/>
    </style:style>
    <style:style style:name="P256" style:parent-style-name="Textbody" style:family="paragraph">
      <style:text-properties fo:language="en" fo:country="US"/>
    </style:style>
    <style:style style:name="P257" style:parent-style-name="Textbody" style:family="paragraph">
      <style:text-properties fo:language="en" fo:country="US"/>
    </style:style>
    <style:style style:name="P258" style:parent-style-name="Textbody" style:family="paragraph">
      <style:text-properties fo:language="en" fo:country="US"/>
    </style:style>
    <style:style style:name="P259" style:parent-style-name="Textbody" style:family="paragraph">
      <style:text-properties fo:language="en" fo:country="US"/>
    </style:style>
    <style:style style:name="P260" style:parent-style-name="Textbody" style:family="paragraph">
      <style:text-properties fo:language="en" fo:country="US"/>
    </style:style>
    <style:style style:name="P261" style:parent-style-name="Textbody" style:family="paragraph">
      <style:text-properties fo:language="en" fo:country="US"/>
    </style:style>
    <style:style style:name="P262" style:parent-style-name="Textbody" style:family="paragraph">
      <style:text-properties fo:language="en" fo:country="US"/>
    </style:style>
    <style:style style:name="P263" style:parent-style-name="Textbody" style:family="paragraph">
      <style:text-properties fo:language="en" fo:country="US"/>
    </style:style>
    <style:style style:name="P264" style:parent-style-name="Textbody" style:family="paragraph">
      <style:text-properties fo:language="en" fo:country="US"/>
    </style:style>
    <style:style style:name="P265" style:parent-style-name="Textbody" style:family="paragraph">
      <style:text-properties fo:language="en" fo:country="US"/>
    </style:style>
    <style:style style:name="P266" style:parent-style-name="Textbody" style:family="paragraph">
      <style:text-properties fo:language="en" fo:country="US"/>
    </style:style>
    <style:style style:name="P267" style:parent-style-name="Textbody" style:family="paragraph">
      <style:text-properties fo:language="en" fo:country="US"/>
    </style:style>
    <style:style style:name="P268" style:parent-style-name="Textbody" style:family="paragraph">
      <style:text-properties fo:language="en" fo:country="US"/>
    </style:style>
    <style:style style:name="P269" style:parent-style-name="Textbody" style:family="paragraph">
      <style:text-properties fo:language="en" fo:country="US"/>
    </style:style>
    <style:style style:name="P270" style:parent-style-name="Textbody" style:family="paragraph">
      <style:text-properties fo:language="en" fo:country="US"/>
    </style:style>
    <style:style style:name="P271" style:parent-style-name="Textbody" style:family="paragraph">
      <style:text-properties fo:language="en" fo:country="US"/>
    </style:style>
    <style:style style:name="P272" style:parent-style-name="Textbody" style:family="paragraph">
      <style:text-properties fo:language="en" fo:country="US"/>
    </style:style>
    <style:style style:name="P273" style:parent-style-name="Textbody" style:family="paragraph">
      <style:text-properties fo:language="en" fo:country="US"/>
    </style:style>
    <style:style style:name="P274" style:parent-style-name="Textbody" style:family="paragraph">
      <style:text-properties fo:language="en" fo:country="US"/>
    </style:style>
    <style:style style:name="P275" style:parent-style-name="Textbody" style:family="paragraph">
      <style:text-properties fo:language="en" fo:country="US"/>
    </style:style>
    <style:style style:name="P276" style:parent-style-name="Textbody" style:family="paragraph">
      <style:text-properties fo:language="en" fo:country="US"/>
    </style:style>
    <style:style style:name="P277" style:parent-style-name="Textbody" style:family="paragraph">
      <style:text-properties fo:language="en" fo:country="US"/>
    </style:style>
    <style:style style:name="P278" style:parent-style-name="Textbody" style:family="paragraph">
      <style:text-properties fo:language="en" fo:country="US"/>
    </style:style>
    <style:style style:name="P279" style:parent-style-name="Textbody" style:family="paragraph">
      <style:text-properties fo:language="en" fo:country="US"/>
    </style:style>
    <style:style style:name="P280" style:parent-style-name="Textbody" style:family="paragraph">
      <style:text-properties fo:language="en" fo:country="US"/>
    </style:style>
    <style:style style:name="P281" style:parent-style-name="Textbody" style:family="paragraph">
      <style:text-properties fo:language="en" fo:country="US"/>
    </style:style>
    <style:style style:name="P282" style:parent-style-name="Textbody" style:family="paragraph">
      <style:text-properties fo:language="en" fo:country="US"/>
    </style:style>
    <style:style style:name="P283" style:parent-style-name="Textbody" style:family="paragraph">
      <style:text-properties fo:language="en" fo:country="US"/>
    </style:style>
    <style:style style:name="P284" style:parent-style-name="Textbody" style:family="paragraph">
      <style:text-properties fo:language="en" fo:country="US"/>
    </style:style>
    <style:style style:name="P285" style:parent-style-name="Textbody" style:family="paragraph">
      <style:text-properties fo:language="en" fo:country="US"/>
    </style:style>
    <style:style style:name="P286" style:parent-style-name="Textbody" style:family="paragraph">
      <style:text-properties fo:language="en" fo:country="US"/>
    </style:style>
    <style:style style:name="P287" style:parent-style-name="Textbody" style:family="paragraph">
      <style:text-properties fo:language="en" fo:country="US"/>
    </style:style>
    <style:style style:name="P288" style:parent-style-name="Textbody" style:family="paragraph">
      <style:text-properties fo:language="en" fo:country="US"/>
    </style:style>
    <style:style style:name="P289" style:parent-style-name="Textbody" style:family="paragraph">
      <style:text-properties fo:language="en" fo:country="US"/>
    </style:style>
    <style:style style:name="P290" style:parent-style-name="Textbody" style:family="paragraph">
      <style:text-properties fo:language="en" fo:country="US"/>
    </style:style>
    <style:style style:name="P291" style:parent-style-name="Textbody" style:family="paragraph">
      <style:text-properties fo:language="en" fo:country="US"/>
    </style:style>
    <style:style style:name="P292" style:parent-style-name="Textbody" style:family="paragraph">
      <style:text-properties fo:language="en" fo:country="US"/>
    </style:style>
    <style:style style:name="P293" style:parent-style-name="Textbody" style:family="paragraph">
      <style:text-properties fo:language="en" fo:country="US"/>
    </style:style>
    <style:style style:name="P294" style:parent-style-name="Textbody" style:family="paragraph">
      <style:text-properties fo:language="en" fo:country="US"/>
    </style:style>
    <style:style style:name="P295" style:parent-style-name="Textbody" style:family="paragraph">
      <style:text-properties fo:language="en" fo:country="US"/>
    </style:style>
    <style:style style:name="P296" style:parent-style-name="Textbody" style:family="paragraph">
      <style:text-properties fo:language="en" fo:country="US"/>
    </style:style>
    <style:style style:name="P297" style:parent-style-name="Textbody" style:family="paragraph">
      <style:text-properties fo:language="en" fo:country="US"/>
    </style:style>
    <style:style style:name="P298" style:parent-style-name="Textbody" style:family="paragraph">
      <style:text-properties fo:language="en" fo:country="US"/>
    </style:style>
    <style:style style:name="P299" style:parent-style-name="Textbody" style:family="paragraph">
      <style:text-properties fo:language="en" fo:country="US"/>
    </style:style>
    <style:style style:name="P300" style:parent-style-name="Textbody" style:family="paragraph">
      <style:text-properties fo:language="en" fo:country="US"/>
    </style:style>
    <style:style style:name="P301" style:parent-style-name="Textbody" style:family="paragraph">
      <style:text-properties fo:language="en" fo:country="US"/>
    </style:style>
    <style:style style:name="P302" style:parent-style-name="Textbody" style:family="paragraph">
      <style:text-properties fo:language="en" fo:country="US"/>
    </style:style>
    <style:style style:name="P303" style:parent-style-name="Textbody" style:family="paragraph">
      <style:text-properties fo:language="en" fo:country="US"/>
    </style:style>
    <style:style style:name="P304" style:parent-style-name="Textbody" style:family="paragraph">
      <style:text-properties fo:language="en" fo:country="US"/>
    </style:style>
    <style:style style:name="P305" style:parent-style-name="Textbody" style:family="paragraph">
      <style:text-properties fo:language="en" fo:country="US"/>
    </style:style>
    <style:style style:name="P306" style:parent-style-name="Textbody" style:family="paragraph">
      <style:text-properties fo:language="en" fo:country="US"/>
    </style:style>
    <style:style style:name="P307" style:parent-style-name="Textbody" style:family="paragraph">
      <style:text-properties fo:language="en" fo:country="US"/>
    </style:style>
    <style:style style:name="P308" style:parent-style-name="Textbody" style:family="paragraph">
      <style:text-properties fo:language="en" fo:country="US"/>
    </style:style>
    <style:style style:name="P309" style:parent-style-name="Textbody" style:family="paragraph">
      <style:text-properties fo:language="en" fo:country="US"/>
    </style:style>
    <style:style style:name="P310" style:parent-style-name="Textbody" style:family="paragraph">
      <style:text-properties fo:language="en" fo:country="US"/>
    </style:style>
    <style:style style:name="P311" style:parent-style-name="Textbody" style:family="paragraph">
      <style:text-properties fo:language="en" fo:country="US"/>
    </style:style>
    <style:style style:name="P312" style:parent-style-name="Textbody" style:family="paragraph">
      <style:text-properties fo:language="en" fo:country="US"/>
    </style:style>
    <style:style style:name="P313" style:parent-style-name="Textbody" style:family="paragraph">
      <style:text-properties fo:language="en" fo:country="US"/>
    </style:style>
    <style:style style:name="P314" style:parent-style-name="Textbody" style:family="paragraph">
      <style:text-properties fo:language="en" fo:country="US"/>
    </style:style>
    <style:style style:name="P315" style:parent-style-name="Textbody" style:family="paragraph">
      <style:text-properties fo:language="en" fo:country="US"/>
    </style:style>
    <style:style style:name="P316" style:parent-style-name="Textbody" style:family="paragraph">
      <style:text-properties fo:language="en" fo:country="US"/>
    </style:style>
    <style:style style:name="P317" style:parent-style-name="Textbody" style:family="paragraph">
      <style:text-properties fo:language="en" fo:country="US"/>
    </style:style>
    <style:style style:name="P318" style:parent-style-name="Textbody" style:family="paragraph">
      <style:text-properties fo:language="en" fo:country="US"/>
    </style:style>
    <style:style style:name="P319" style:parent-style-name="Textbody" style:family="paragraph">
      <style:text-properties fo:language="en" fo:country="US"/>
    </style:style>
    <style:style style:name="P320" style:parent-style-name="Textbody" style:family="paragraph">
      <style:text-properties fo:language="en" fo:country="US"/>
    </style:style>
    <style:style style:name="P321" style:parent-style-name="Textbody" style:family="paragraph">
      <style:text-properties fo:language="en" fo:country="US"/>
    </style:style>
    <style:style style:name="P322" style:parent-style-name="Textbody" style:family="paragraph">
      <style:text-properties fo:language="en" fo:country="US"/>
    </style:style>
    <style:style style:name="P323" style:parent-style-name="Textbody" style:family="paragraph">
      <style:text-properties fo:language="en" fo:country="US"/>
    </style:style>
    <style:style style:name="P324" style:parent-style-name="Textbody" style:family="paragraph">
      <style:text-properties fo:language="en" fo:country="US"/>
    </style:style>
    <style:style style:name="P325" style:parent-style-name="Textbody" style:family="paragraph">
      <style:text-properties fo:language="en" fo:country="US"/>
    </style:style>
    <style:style style:name="P326" style:parent-style-name="Textbody" style:family="paragraph">
      <style:text-properties fo:language="en" fo:country="US"/>
    </style:style>
    <style:style style:name="P327" style:parent-style-name="Textbody" style:family="paragraph">
      <style:text-properties fo:language="en" fo:country="US"/>
    </style:style>
    <style:style style:name="P328" style:parent-style-name="Textbody" style:family="paragraph">
      <style:text-properties fo:language="en" fo:country="US"/>
    </style:style>
    <style:style style:name="P329" style:parent-style-name="Textbody" style:family="paragraph">
      <style:text-properties fo:language="en" fo:country="US"/>
    </style:style>
    <style:style style:name="P330" style:parent-style-name="Textbody" style:family="paragraph">
      <style:text-properties fo:language="en" fo:country="US"/>
    </style:style>
    <style:style style:name="P331" style:parent-style-name="Textbody" style:family="paragraph">
      <style:text-properties fo:language="en" fo:country="US"/>
    </style:style>
    <style:style style:name="P332" style:parent-style-name="Textbody" style:family="paragraph">
      <style:text-properties fo:language="en" fo:country="US"/>
    </style:style>
    <style:style style:name="P333" style:parent-style-name="Textbody" style:family="paragraph">
      <style:text-properties fo:language="en" fo:country="US"/>
    </style:style>
    <style:style style:name="P334" style:parent-style-name="Textbody" style:family="paragraph">
      <style:text-properties fo:language="en" fo:country="US"/>
    </style:style>
    <style:style style:name="P335" style:parent-style-name="Textbody" style:family="paragraph">
      <style:text-properties fo:language="en" fo:country="US"/>
    </style:style>
    <style:style style:name="P336" style:parent-style-name="Textbody" style:family="paragraph">
      <style:text-properties fo:language="en" fo:country="US"/>
    </style:style>
    <style:style style:name="P337" style:parent-style-name="Textbody" style:family="paragraph">
      <style:text-properties fo:language="en" fo:country="US"/>
    </style:style>
    <style:style style:name="P338" style:parent-style-name="Textbody" style:family="paragraph">
      <style:text-properties fo:language="en" fo:country="US"/>
    </style:style>
    <style:style style:name="P339" style:parent-style-name="Textbody" style:family="paragraph">
      <style:text-properties fo:language="en" fo:country="US"/>
    </style:style>
    <style:style style:name="P340" style:parent-style-name="Textbody" style:family="paragraph">
      <style:text-properties fo:language="en" fo:country="US"/>
    </style:style>
    <style:style style:name="P341" style:parent-style-name="Textbody" style:family="paragraph">
      <style:text-properties fo:language="en" fo:country="US"/>
    </style:style>
    <style:style style:name="P342" style:parent-style-name="Textbody" style:family="paragraph">
      <style:text-properties fo:language="en" fo:country="US"/>
    </style:style>
    <style:style style:name="P343" style:parent-style-name="Textbody" style:family="paragraph">
      <style:text-properties fo:language="en" fo:country="US"/>
    </style:style>
    <style:style style:name="P344" style:parent-style-name="Textbody" style:family="paragraph">
      <style:text-properties fo:language="en" fo:country="US"/>
    </style:style>
    <style:style style:name="P345" style:parent-style-name="Textbody" style:family="paragraph">
      <style:text-properties fo:language="en" fo:country="US"/>
    </style:style>
    <style:style style:name="P346" style:parent-style-name="Textbody" style:family="paragraph">
      <style:text-properties fo:language="en" fo:country="US"/>
    </style:style>
    <style:style style:name="P347" style:parent-style-name="Textbody" style:family="paragraph">
      <style:text-properties fo:language="en" fo:country="US"/>
    </style:style>
    <style:style style:name="P348" style:parent-style-name="Textbody" style:family="paragraph">
      <style:text-properties fo:language="en" fo:country="US"/>
    </style:style>
    <style:style style:name="P349" style:parent-style-name="Textbody" style:family="paragraph">
      <style:text-properties fo:language="en" fo:country="US"/>
    </style:style>
    <style:style style:name="P350" style:parent-style-name="Textbody" style:family="paragraph">
      <style:text-properties fo:language="en" fo:country="US"/>
    </style:style>
    <style:style style:name="P351" style:parent-style-name="Textbody" style:family="paragraph">
      <style:text-properties fo:language="en" fo:country="US"/>
    </style:style>
    <style:style style:name="P352" style:parent-style-name="Textbody" style:family="paragraph">
      <style:text-properties fo:language="en" fo:country="US"/>
    </style:style>
    <style:style style:name="P353" style:parent-style-name="Textbody" style:family="paragraph">
      <style:text-properties fo:language="en" fo:country="US"/>
    </style:style>
    <style:style style:name="P354" style:parent-style-name="Textbody" style:family="paragraph">
      <style:text-properties fo:language="en" fo:country="US"/>
    </style:style>
    <style:style style:name="P355" style:parent-style-name="Textbody" style:family="paragraph">
      <style:text-properties fo:language="en" fo:country="US"/>
    </style:style>
    <style:style style:name="P356" style:parent-style-name="Textbody" style:family="paragraph">
      <style:text-properties fo:language="en" fo:country="US"/>
    </style:style>
    <style:style style:name="P357" style:parent-style-name="Textbody" style:family="paragraph">
      <style:text-properties fo:language="en" fo:country="US"/>
    </style:style>
    <style:style style:name="P358" style:parent-style-name="Textbody" style:family="paragraph">
      <style:text-properties fo:language="en" fo:country="US"/>
    </style:style>
    <style:style style:name="P359" style:parent-style-name="Textbody" style:family="paragraph">
      <style:text-properties fo:language="en" fo:country="US"/>
    </style:style>
    <style:style style:name="P360" style:parent-style-name="Textbody" style:family="paragraph">
      <style:text-properties fo:language="en" fo:country="US"/>
    </style:style>
    <style:style style:name="P361" style:parent-style-name="Textbody" style:family="paragraph">
      <style:text-properties fo:language="en" fo:country="US"/>
    </style:style>
    <style:style style:name="P362" style:parent-style-name="Textbody" style:family="paragraph">
      <style:text-properties fo:language="en" fo:country="US"/>
    </style:style>
    <style:style style:name="P363" style:parent-style-name="Textbody" style:family="paragraph">
      <style:text-properties fo:language="en" fo:country="US"/>
    </style:style>
    <style:style style:name="P364" style:parent-style-name="Textbody" style:family="paragraph">
      <style:text-properties fo:language="en" fo:country="US"/>
    </style:style>
    <style:style style:name="P365" style:parent-style-name="Textbody" style:family="paragraph">
      <style:text-properties fo:language="en" fo:country="US"/>
    </style:style>
    <style:style style:name="P366" style:parent-style-name="Textbody" style:family="paragraph">
      <style:text-properties fo:language="en" fo:country="US"/>
    </style:style>
    <style:style style:name="P367" style:parent-style-name="Textbody" style:family="paragraph">
      <style:text-properties fo:language="en" fo:country="US"/>
    </style:style>
    <style:style style:name="P368" style:parent-style-name="Textbody" style:family="paragraph">
      <style:text-properties fo:language="en" fo:country="US"/>
    </style:style>
    <style:style style:name="P369" style:parent-style-name="Textbody" style:family="paragraph">
      <style:text-properties fo:language="en" fo:country="US"/>
    </style:style>
    <style:style style:name="P370" style:parent-style-name="Textbody" style:family="paragraph">
      <style:text-properties fo:language="en" fo:country="US"/>
    </style:style>
    <style:style style:name="P371" style:parent-style-name="Textbody" style:family="paragraph">
      <style:text-properties fo:font-weight="bold" style:font-weight-asian="bold" style:font-weight-complex="bold" fo:language="en" fo:country="US"/>
    </style:style>
    <style:style style:name="P372" style:parent-style-name="Textbody" style:family="paragraph">
      <style:text-properties fo:language="en" fo:country="US"/>
    </style:style>
    <style:style style:name="P373" style:parent-style-name="Textbody" style:family="paragraph">
      <style:text-properties fo:language="en" fo:country="US"/>
    </style:style>
    <style:style style:name="P374" style:parent-style-name="Textbody" style:family="paragraph">
      <style:text-properties fo:language="en" fo:country="US"/>
    </style:style>
    <style:style style:name="P375" style:parent-style-name="Textbody" style:family="paragraph">
      <style:text-properties fo:language="en" fo:country="US"/>
    </style:style>
    <style:style style:name="P376" style:parent-style-name="Textbody" style:family="paragraph">
      <style:text-properties fo:language="en" fo:country="US"/>
    </style:style>
    <style:style style:name="P377" style:parent-style-name="Textbody" style:family="paragraph">
      <style:text-properties fo:language="en" fo:country="US"/>
    </style:style>
    <style:style style:name="P378" style:parent-style-name="Textbody" style:family="paragraph">
      <style:text-properties fo:language="en" fo:country="US"/>
    </style:style>
    <style:style style:name="P379" style:parent-style-name="Textbody" style:family="paragraph">
      <style:text-properties fo:language="en" fo:country="US"/>
    </style:style>
    <style:style style:name="P380" style:parent-style-name="Textbody" style:family="paragraph">
      <style:text-properties fo:language="en" fo:country="US"/>
    </style:style>
    <style:style style:name="P381" style:parent-style-name="Textbody" style:family="paragraph">
      <style:text-properties fo:language="en" fo:country="US"/>
    </style:style>
    <style:style style:name="P382" style:parent-style-name="Textbody" style:family="paragraph">
      <style:text-properties fo:language="en" fo:country="US"/>
    </style:style>
    <style:style style:name="P383" style:parent-style-name="Textbody" style:family="paragraph">
      <style:text-properties fo:language="en" fo:country="US"/>
    </style:style>
    <style:style style:name="P384" style:parent-style-name="Textbody" style:family="paragraph">
      <style:text-properties fo:language="en" fo:country="US"/>
    </style:style>
    <style:style style:name="P385" style:parent-style-name="Textbody" style:family="paragraph">
      <style:text-properties fo:language="en" fo:country="US"/>
    </style:style>
    <style:style style:name="P386" style:parent-style-name="Textbody" style:family="paragraph">
      <style:text-properties fo:language="en" fo:country="US"/>
    </style:style>
    <style:style style:name="P387" style:parent-style-name="Textbody" style:family="paragraph">
      <style:text-properties fo:language="en" fo:country="US"/>
    </style:style>
    <style:style style:name="P388" style:parent-style-name="Textbody" style:family="paragraph">
      <style:text-properties fo:language="en" fo:country="US"/>
    </style:style>
    <style:style style:name="P389" style:parent-style-name="Textbody" style:family="paragraph">
      <style:text-properties fo:language="en" fo:country="US"/>
    </style:style>
    <style:style style:name="P390" style:parent-style-name="Textbody" style:family="paragraph">
      <style:text-properties fo:language="en" fo:country="US"/>
    </style:style>
    <style:style style:name="P391" style:parent-style-name="Textbody" style:family="paragraph">
      <style:text-properties fo:language="en" fo:country="US"/>
    </style:style>
    <style:style style:name="P392" style:parent-style-name="Textbody" style:family="paragraph">
      <style:text-properties fo:language="en" fo:country="US"/>
    </style:style>
    <style:style style:name="P393" style:parent-style-name="Textbody" style:family="paragraph">
      <style:text-properties fo:language="en" fo:country="US"/>
    </style:style>
    <style:style style:name="P394" style:parent-style-name="Textbody" style:family="paragraph">
      <style:text-properties fo:language="en" fo:country="US"/>
    </style:style>
    <style:style style:name="P395" style:parent-style-name="Textbody" style:family="paragraph">
      <style:text-properties fo:language="en" fo:country="US"/>
    </style:style>
    <style:style style:name="P396" style:parent-style-name="Textbody" style:family="paragraph">
      <style:text-properties fo:language="en" fo:country="US"/>
    </style:style>
    <style:style style:name="P397" style:parent-style-name="Textbody" style:family="paragraph">
      <style:text-properties fo:language="en" fo:country="US"/>
    </style:style>
    <style:style style:name="P398" style:parent-style-name="Textbody" style:family="paragraph">
      <style:text-properties fo:language="en" fo:country="US"/>
    </style:style>
    <style:style style:name="P399" style:parent-style-name="Textbody" style:family="paragraph">
      <style:text-properties fo:language="en" fo:country="US"/>
    </style:style>
    <style:style style:name="P400" style:parent-style-name="Textbody" style:family="paragraph">
      <style:text-properties fo:language="en" fo:country="US"/>
    </style:style>
    <style:style style:name="P401" style:parent-style-name="Textbody" style:family="paragraph">
      <style:text-properties fo:language="en" fo:country="US"/>
    </style:style>
    <style:style style:name="P402" style:parent-style-name="Textbody" style:family="paragraph">
      <style:text-properties fo:language="en" fo:country="US"/>
    </style:style>
    <style:style style:name="P403" style:parent-style-name="Textbody" style:family="paragraph">
      <style:text-properties fo:language="en" fo:country="US"/>
    </style:style>
    <style:style style:name="P404" style:parent-style-name="Textbody" style:family="paragraph">
      <style:text-properties fo:language="en" fo:country="US"/>
    </style:style>
    <style:style style:name="P405" style:parent-style-name="Textbody" style:family="paragraph">
      <style:text-properties fo:language="en" fo:country="US"/>
    </style:style>
    <style:style style:name="P406" style:parent-style-name="Textbody" style:family="paragraph">
      <style:text-properties fo:language="en" fo:country="US"/>
    </style:style>
    <style:style style:name="P407" style:parent-style-name="Textbody" style:family="paragraph">
      <style:text-properties fo:language="en" fo:country="US"/>
    </style:style>
    <style:style style:name="P408" style:parent-style-name="Textbody" style:family="paragraph">
      <style:text-properties fo:language="en" fo:country="US"/>
    </style:style>
    <style:style style:name="P409" style:parent-style-name="Textbody" style:family="paragraph">
      <style:text-properties fo:language="en" fo:country="US"/>
    </style:style>
    <style:style style:name="P410" style:parent-style-name="Textbody" style:family="paragraph">
      <style:text-properties fo:language="en" fo:country="US"/>
    </style:style>
    <style:style style:name="P411" style:parent-style-name="Textbody" style:family="paragraph">
      <style:text-properties fo:language="en" fo:country="US"/>
    </style:style>
    <style:style style:name="P412" style:parent-style-name="Textbody" style:family="paragraph">
      <style:text-properties fo:language="en" fo:country="US"/>
    </style:style>
    <style:style style:name="P413" style:parent-style-name="Textbody" style:family="paragraph">
      <style:text-properties fo:language="en" fo:country="US"/>
    </style:style>
    <style:style style:name="P414" style:parent-style-name="Textbody" style:family="paragraph">
      <style:text-properties fo:language="en" fo:country="US"/>
    </style:style>
    <style:style style:name="P415" style:parent-style-name="Textbody" style:family="paragraph">
      <style:text-properties fo:language="en" fo:country="US"/>
    </style:style>
    <style:style style:name="P416" style:parent-style-name="Textbody" style:family="paragraph">
      <style:text-properties fo:language="en" fo:country="US"/>
    </style:style>
    <style:style style:name="P417" style:parent-style-name="Textbody" style:family="paragraph">
      <style:text-properties fo:language="en" fo:country="US"/>
    </style:style>
    <style:style style:name="P418" style:parent-style-name="Textbody" style:family="paragraph">
      <style:text-properties fo:language="en" fo:country="US"/>
    </style:style>
    <style:style style:name="P419" style:parent-style-name="Textbody" style:family="paragraph">
      <style:text-properties fo:language="en" fo:country="US"/>
    </style:style>
    <style:style style:name="P420" style:parent-style-name="Textbody" style:family="paragraph">
      <style:text-properties fo:language="en" fo:country="US"/>
    </style:style>
    <style:style style:name="P421" style:parent-style-name="Textbody" style:family="paragraph">
      <style:text-properties fo:language="en" fo:country="US"/>
    </style:style>
    <style:style style:name="P422" style:parent-style-name="Textbody" style:family="paragraph">
      <style:text-properties fo:language="en" fo:country="US"/>
    </style:style>
    <style:style style:name="P423" style:parent-style-name="Textbody" style:family="paragraph">
      <style:text-properties fo:language="en" fo:country="US"/>
    </style:style>
    <style:style style:name="P424" style:parent-style-name="Textbody" style:family="paragraph">
      <style:text-properties fo:language="en" fo:country="US"/>
    </style:style>
    <style:style style:name="P425" style:parent-style-name="Textbody" style:family="paragraph">
      <style:text-properties fo:language="en" fo:country="US"/>
    </style:style>
    <style:style style:name="P426" style:parent-style-name="Textbody" style:family="paragraph">
      <style:text-properties fo:language="en" fo:country="US"/>
    </style:style>
    <style:style style:name="P427" style:parent-style-name="Textbody" style:family="paragraph">
      <style:text-properties fo:language="en" fo:country="US"/>
    </style:style>
    <style:style style:name="P428" style:parent-style-name="Textbody" style:family="paragraph">
      <style:text-properties fo:language="en" fo:country="US"/>
    </style:style>
    <style:style style:name="P429" style:parent-style-name="Textbody" style:family="paragraph">
      <style:text-properties fo:language="en" fo:country="US"/>
    </style:style>
    <style:style style:name="P430" style:parent-style-name="Textbody" style:family="paragraph">
      <style:text-properties fo:language="en" fo:country="US"/>
    </style:style>
    <style:style style:name="P431" style:parent-style-name="Textbody" style:family="paragraph">
      <style:text-properties fo:language="en" fo:country="US"/>
    </style:style>
    <style:style style:name="P432" style:parent-style-name="Textbody" style:family="paragraph">
      <style:text-properties fo:language="en" fo:country="US"/>
    </style:style>
    <style:style style:name="P433" style:parent-style-name="Textbody" style:family="paragraph">
      <style:text-properties fo:language="en" fo:country="US"/>
    </style:style>
    <style:style style:name="P434" style:parent-style-name="Textbody" style:family="paragraph">
      <style:text-properties fo:language="en" fo:country="US"/>
    </style:style>
    <style:style style:name="P435" style:parent-style-name="Textbody" style:family="paragraph">
      <style:text-properties fo:language="en" fo:country="US"/>
    </style:style>
    <style:style style:name="P436" style:parent-style-name="Textbody" style:family="paragraph">
      <style:text-properties fo:language="en" fo:country="US"/>
    </style:style>
    <style:style style:name="P437" style:parent-style-name="Textbody" style:family="paragraph">
      <style:text-properties fo:language="en" fo:country="US"/>
    </style:style>
    <style:style style:name="P438" style:parent-style-name="Textbody" style:family="paragraph">
      <style:text-properties fo:language="en" fo:country="US"/>
    </style:style>
    <style:style style:name="P439" style:parent-style-name="Textbody" style:family="paragraph">
      <style:text-properties fo:language="en" fo:country="US"/>
    </style:style>
    <style:style style:name="P440" style:parent-style-name="Textbody" style:family="paragraph">
      <style:text-properties fo:language="en" fo:country="US"/>
    </style:style>
    <style:style style:name="P441" style:parent-style-name="Textbody" style:family="paragraph">
      <style:text-properties fo:language="en" fo:country="US"/>
    </style:style>
    <style:style style:name="P442" style:parent-style-name="Textbody" style:family="paragraph">
      <style:text-properties fo:language="en" fo:country="US"/>
    </style:style>
    <style:style style:name="P443" style:parent-style-name="Textbody" style:family="paragraph">
      <style:text-properties fo:language="en" fo:country="US"/>
    </style:style>
    <style:style style:name="P444" style:parent-style-name="Textbody" style:family="paragraph">
      <style:text-properties fo:language="en" fo:country="US"/>
    </style:style>
    <style:style style:name="P445" style:parent-style-name="Textbody" style:family="paragraph">
      <style:text-properties fo:language="en" fo:country="US"/>
    </style:style>
    <style:style style:name="P446" style:parent-style-name="Textbody" style:family="paragraph">
      <style:text-properties fo:language="en" fo:country="US"/>
    </style:style>
    <style:style style:name="P447" style:parent-style-name="Textbody" style:family="paragraph">
      <style:text-properties fo:language="en" fo:country="US"/>
    </style:style>
    <style:style style:name="P448" style:parent-style-name="Textbody" style:family="paragraph">
      <style:text-properties fo:language="en" fo:country="US"/>
    </style:style>
    <style:style style:name="P449" style:parent-style-name="Textbody" style:family="paragraph">
      <style:text-properties fo:language="en" fo:country="US"/>
    </style:style>
    <style:style style:name="P450" style:parent-style-name="Textbody" style:family="paragraph">
      <style:text-properties fo:language="en" fo:country="US"/>
    </style:style>
    <style:style style:name="P451" style:parent-style-name="Textbody" style:family="paragraph">
      <style:text-properties fo:language="en" fo:country="US"/>
    </style:style>
    <style:style style:name="P452" style:parent-style-name="Textbody" style:family="paragraph">
      <style:text-properties fo:language="en" fo:country="US"/>
    </style:style>
    <style:style style:name="P453" style:parent-style-name="Textbody" style:family="paragraph">
      <style:text-properties fo:language="en" fo:country="US"/>
    </style:style>
    <style:style style:name="P454" style:parent-style-name="Textbody" style:family="paragraph">
      <style:text-properties fo:language="en" fo:country="US"/>
    </style:style>
    <style:style style:name="P455" style:parent-style-name="Textbody" style:family="paragraph">
      <style:text-properties fo:font-weight="bold" style:font-weight-asian="bold" style:font-weight-complex="bold" fo:language="en" fo:country="US"/>
    </style:style>
    <style:style style:name="P456" style:parent-style-name="Textbody" style:family="paragraph">
      <style:text-properties fo:font-weight="bold" style:font-weight-asian="bold" style:font-weight-complex="bold" fo:language="en" fo:country="US"/>
    </style:style>
    <style:style style:name="P457" style:parent-style-name="Textbody" style:family="paragraph">
      <style:text-properties fo:language="en" fo:country="US"/>
    </style:style>
    <style:style style:name="P458" style:parent-style-name="Textbody" style:family="paragraph">
      <style:text-properties fo:language="en" fo:country="US"/>
    </style:style>
    <style:style style:name="P459" style:parent-style-name="Textbody" style:family="paragraph">
      <style:text-properties fo:language="en" fo:country="US"/>
    </style:style>
    <style:style style:name="P460" style:parent-style-name="Textbody" style:family="paragraph">
      <style:text-properties fo:language="en" fo:country="US"/>
    </style:style>
    <style:style style:name="P461" style:parent-style-name="Textbody" style:family="paragraph">
      <style:text-properties fo:language="en" fo:country="US"/>
    </style:style>
    <style:style style:name="P462" style:parent-style-name="Textbody" style:family="paragraph">
      <style:text-properties fo:language="en" fo:country="US"/>
    </style:style>
    <style:style style:name="P463" style:parent-style-name="Textbody" style:family="paragraph">
      <style:text-properties fo:language="en" fo:country="US"/>
    </style:style>
    <style:style style:name="P464" style:parent-style-name="Textbody" style:family="paragraph">
      <style:text-properties fo:language="en" fo:country="US"/>
    </style:style>
    <style:style style:name="P465" style:parent-style-name="Textbody" style:family="paragraph">
      <style:text-properties fo:language="en" fo:country="US"/>
    </style:style>
    <style:style style:name="P466" style:parent-style-name="Textbody" style:family="paragraph">
      <style:text-properties fo:language="en" fo:country="US"/>
    </style:style>
    <style:style style:name="P467" style:parent-style-name="Textbody" style:family="paragraph">
      <style:text-properties fo:language="en" fo:country="US"/>
    </style:style>
    <style:style style:name="P468" style:parent-style-name="Textbody" style:family="paragraph">
      <style:text-properties fo:language="en" fo:country="US"/>
    </style:style>
    <style:style style:name="P469" style:parent-style-name="Textbody" style:family="paragraph">
      <style:text-properties fo:language="en" fo:country="US"/>
    </style:style>
    <style:style style:name="P470" style:parent-style-name="Textbody" style:family="paragraph">
      <style:text-properties fo:language="en" fo:country="US"/>
    </style:style>
    <style:style style:name="P471" style:parent-style-name="Textbody" style:family="paragraph">
      <style:text-properties fo:language="en" fo:country="US"/>
    </style:style>
    <style:style style:name="P472" style:parent-style-name="Textbody" style:family="paragraph">
      <style:text-properties fo:language="en" fo:country="US"/>
    </style:style>
    <style:style style:name="P473" style:parent-style-name="Textbody" style:family="paragraph">
      <style:text-properties fo:language="en" fo:country="US"/>
    </style:style>
    <style:style style:name="P474" style:parent-style-name="Textbody" style:family="paragraph">
      <style:text-properties fo:language="en" fo:country="US"/>
    </style:style>
    <style:style style:name="P475" style:parent-style-name="Textbody" style:family="paragraph">
      <style:text-properties fo:language="en" fo:country="US"/>
    </style:style>
    <style:style style:name="P476" style:parent-style-name="Textbody" style:family="paragraph">
      <style:text-properties fo:language="en" fo:country="US"/>
    </style:style>
    <style:style style:name="P477" style:parent-style-name="Textbody" style:family="paragraph">
      <style:text-properties fo:language="en" fo:country="US"/>
    </style:style>
    <style:style style:name="P478" style:parent-style-name="Textbody" style:family="paragraph">
      <style:text-properties fo:language="en" fo:country="US"/>
    </style:style>
    <style:style style:name="P479" style:parent-style-name="Textbody" style:family="paragraph">
      <style:text-properties fo:language="en" fo:country="US"/>
    </style:style>
    <style:style style:name="P480" style:parent-style-name="Textbody" style:family="paragraph">
      <style:text-properties fo:language="en" fo:country="US"/>
    </style:style>
    <style:style style:name="P481" style:parent-style-name="Textbody" style:family="paragraph">
      <style:text-properties fo:language="en" fo:country="US"/>
    </style:style>
    <style:style style:name="P482" style:parent-style-name="Textbody" style:family="paragraph">
      <style:text-properties fo:language="en" fo:country="US"/>
    </style:style>
    <style:style style:name="P483" style:parent-style-name="Textbody" style:family="paragraph">
      <style:text-properties fo:language="en" fo:country="US"/>
    </style:style>
    <style:style style:name="P484" style:parent-style-name="Textbody" style:family="paragraph">
      <style:text-properties fo:language="en" fo:country="US"/>
    </style:style>
    <style:style style:name="P485" style:parent-style-name="Textbody" style:family="paragraph">
      <style:text-properties fo:language="en" fo:country="US"/>
    </style:style>
    <style:style style:name="P486" style:parent-style-name="Textbody" style:family="paragraph">
      <style:text-properties fo:language="en" fo:country="US"/>
    </style:style>
    <style:style style:name="P487" style:parent-style-name="Textbody" style:family="paragraph">
      <style:text-properties fo:language="en" fo:country="US"/>
    </style:style>
    <style:style style:name="P488" style:parent-style-name="Textbody" style:family="paragraph">
      <style:text-properties fo:language="en" fo:country="US"/>
    </style:style>
    <style:style style:name="P489" style:parent-style-name="Textbody" style:family="paragraph">
      <style:text-properties fo:language="en" fo:country="US"/>
    </style:style>
    <style:style style:name="P490" style:parent-style-name="Textbody" style:family="paragraph">
      <style:text-properties fo:language="en" fo:country="US"/>
    </style:style>
    <style:style style:name="P491" style:parent-style-name="Textbody" style:family="paragraph">
      <style:text-properties fo:language="en" fo:country="US"/>
    </style:style>
    <style:style style:name="P492" style:parent-style-name="Textbody" style:family="paragraph">
      <style:text-properties fo:language="en" fo:country="US"/>
    </style:style>
    <style:style style:name="P493" style:parent-style-name="Textbody" style:family="paragraph">
      <style:text-properties fo:language="en" fo:country="US"/>
    </style:style>
    <style:style style:name="P494" style:parent-style-name="Textbody" style:family="paragraph">
      <style:text-properties fo:language="en" fo:country="US"/>
    </style:style>
    <style:style style:name="P495" style:parent-style-name="Textbody" style:family="paragraph">
      <style:text-properties fo:language="en" fo:country="US"/>
    </style:style>
    <style:style style:name="P496" style:parent-style-name="Textbody" style:family="paragraph">
      <style:text-properties fo:language="en" fo:country="US"/>
    </style:style>
    <style:style style:name="P497" style:parent-style-name="Textbody" style:family="paragraph">
      <style:text-properties fo:language="en" fo:country="US"/>
    </style:style>
    <style:style style:name="P498" style:parent-style-name="Textbody" style:family="paragraph">
      <style:text-properties fo:language="en" fo:country="US"/>
    </style:style>
    <style:style style:name="P499" style:parent-style-name="Textbody" style:family="paragraph">
      <style:text-properties fo:language="en" fo:country="US"/>
    </style:style>
    <style:style style:name="P500" style:parent-style-name="Textbody" style:family="paragraph">
      <style:text-properties fo:language="en" fo:country="US"/>
    </style:style>
    <style:style style:name="P501" style:parent-style-name="Textbody" style:family="paragraph">
      <style:text-properties fo:language="en" fo:country="US"/>
    </style:style>
    <style:style style:name="P502" style:parent-style-name="Textbody" style:family="paragraph">
      <style:text-properties fo:language="en" fo:country="US"/>
    </style:style>
    <style:style style:name="P503" style:parent-style-name="Textbody" style:family="paragraph">
      <style:text-properties fo:language="en" fo:country="US"/>
    </style:style>
    <style:style style:name="P504" style:parent-style-name="Textbody" style:family="paragraph">
      <style:text-properties fo:language="en" fo:country="US"/>
    </style:style>
    <style:style style:name="P505" style:parent-style-name="Textbody" style:family="paragraph">
      <style:text-properties fo:language="en" fo:country="US"/>
    </style:style>
    <style:style style:name="P506" style:parent-style-name="Textbody" style:family="paragraph">
      <style:text-properties fo:language="en" fo:country="US"/>
    </style:style>
    <style:style style:name="P507" style:parent-style-name="Textbody" style:family="paragraph">
      <style:text-properties fo:language="en" fo:country="US"/>
    </style:style>
    <style:style style:name="P508" style:parent-style-name="Textbody" style:family="paragraph">
      <style:text-properties fo:language="en" fo:country="US"/>
    </style:style>
    <style:style style:name="P509" style:parent-style-name="Textbody" style:family="paragraph">
      <style:text-properties fo:language="en" fo:country="US"/>
    </style:style>
    <style:style style:name="P510" style:parent-style-name="Textbody" style:family="paragraph">
      <style:text-properties fo:language="en" fo:country="US"/>
    </style:style>
    <style:style style:name="P511" style:parent-style-name="Textbody" style:family="paragraph">
      <style:text-properties fo:language="en" fo:country="US"/>
    </style:style>
    <style:style style:name="P512" style:parent-style-name="Textbody" style:family="paragraph">
      <style:text-properties fo:language="en" fo:country="US"/>
    </style:style>
    <style:style style:name="P513" style:parent-style-name="Textbody" style:family="paragraph">
      <style:text-properties fo:language="en" fo:country="US"/>
    </style:style>
    <style:style style:name="P514" style:parent-style-name="Textbody" style:family="paragraph">
      <style:text-properties fo:language="en" fo:country="US"/>
    </style:style>
    <style:style style:name="P515" style:parent-style-name="Textbody" style:family="paragraph">
      <style:text-properties fo:language="en" fo:country="US"/>
    </style:style>
    <style:style style:name="P516" style:parent-style-name="Textbody" style:family="paragraph">
      <style:text-properties fo:language="en" fo:country="US"/>
    </style:style>
    <style:style style:name="P517" style:parent-style-name="Textbody" style:family="paragraph">
      <style:text-properties fo:language="en" fo:country="US"/>
    </style:style>
    <style:style style:name="P518" style:parent-style-name="Textbody" style:family="paragraph">
      <style:text-properties fo:language="en" fo:country="US"/>
    </style:style>
    <style:style style:name="P519" style:parent-style-name="Textbody" style:family="paragraph">
      <style:text-properties fo:language="en" fo:country="US"/>
    </style:style>
    <style:style style:name="P520" style:parent-style-name="Textbody" style:family="paragraph">
      <style:text-properties fo:language="en" fo:country="US"/>
    </style:style>
    <style:style style:name="P521" style:parent-style-name="Textbody" style:family="paragraph">
      <style:text-properties fo:language="en" fo:country="US"/>
    </style:style>
    <style:style style:name="P522" style:parent-style-name="Textbody" style:family="paragraph">
      <style:text-properties fo:language="en" fo:country="US"/>
    </style:style>
    <style:style style:name="P523" style:parent-style-name="Textbody" style:family="paragraph">
      <style:text-properties fo:language="en" fo:country="US"/>
    </style:style>
    <style:style style:name="P524" style:parent-style-name="Textbody" style:family="paragraph">
      <style:text-properties fo:language="en" fo:country="US"/>
    </style:style>
    <style:style style:name="P525" style:parent-style-name="Textbody" style:family="paragraph">
      <style:text-properties fo:language="en" fo:country="US"/>
    </style:style>
    <style:style style:name="P526" style:parent-style-name="Textbody" style:family="paragraph">
      <style:text-properties fo:language="en" fo:country="US"/>
    </style:style>
    <style:style style:name="P527" style:parent-style-name="Textbody" style:family="paragraph">
      <style:text-properties fo:language="en" fo:country="US"/>
    </style:style>
    <style:style style:name="P528" style:parent-style-name="Textbody" style:family="paragraph">
      <style:text-properties fo:language="en" fo:country="US"/>
    </style:style>
    <style:style style:name="P529" style:parent-style-name="Textbody" style:family="paragraph">
      <style:text-properties fo:language="en" fo:country="US"/>
    </style:style>
    <style:style style:name="P530" style:parent-style-name="Textbody" style:family="paragraph">
      <style:text-properties fo:language="en" fo:country="US"/>
    </style:style>
    <style:style style:name="P531" style:parent-style-name="Textbody" style:family="paragraph">
      <style:text-properties fo:language="en" fo:country="US"/>
    </style:style>
    <style:style style:name="P532" style:parent-style-name="Textbody" style:family="paragraph">
      <style:text-properties fo:language="en" fo:country="US"/>
    </style:style>
    <style:style style:name="P533" style:parent-style-name="Textbody" style:family="paragraph">
      <style:text-properties fo:language="en" fo:country="US"/>
    </style:style>
    <style:style style:name="P534" style:parent-style-name="Textbody" style:family="paragraph">
      <style:text-properties fo:language="en" fo:country="US"/>
    </style:style>
    <style:style style:name="P535" style:parent-style-name="Textbody" style:family="paragraph">
      <style:text-properties fo:language="en" fo:country="US"/>
    </style:style>
    <style:style style:name="P536" style:parent-style-name="Textbody" style:family="paragraph">
      <style:text-properties fo:language="en" fo:country="US"/>
    </style:style>
    <style:style style:name="P537" style:parent-style-name="Textbody" style:family="paragraph">
      <style:text-properties fo:language="en" fo:country="US"/>
    </style:style>
    <style:style style:name="P538" style:parent-style-name="Textbody" style:family="paragraph">
      <style:text-properties fo:language="en" fo:country="US"/>
    </style:style>
    <style:style style:name="P539" style:parent-style-name="Textbody" style:family="paragraph">
      <style:text-properties fo:font-weight="bold" style:font-weight-asian="bold" style:font-weight-complex="bold" fo:language="en" fo:country="US"/>
    </style:style>
    <style:style style:name="P540" style:parent-style-name="Textbody" style:family="paragraph">
      <style:text-properties fo:language="en" fo:country="US"/>
    </style:style>
    <style:style style:name="P541" style:parent-style-name="Textbody" style:family="paragraph">
      <style:text-properties fo:language="en" fo:country="US"/>
    </style:style>
    <style:style style:name="P542" style:parent-style-name="Textbody" style:family="paragraph">
      <style:text-properties fo:language="en" fo:country="US"/>
    </style:style>
    <style:style style:name="P543" style:parent-style-name="Textbody" style:family="paragraph">
      <style:text-properties fo:language="en" fo:country="US"/>
    </style:style>
    <style:style style:name="P544" style:parent-style-name="Textbody" style:family="paragraph">
      <style:text-properties fo:language="en" fo:country="US"/>
    </style:style>
    <style:style style:name="P545" style:parent-style-name="Textbody" style:family="paragraph">
      <style:text-properties fo:language="en" fo:country="US"/>
    </style:style>
    <style:style style:name="P546" style:parent-style-name="Textbody" style:family="paragraph">
      <style:text-properties fo:language="en" fo:country="US"/>
    </style:style>
    <style:style style:name="P547" style:parent-style-name="Textbody" style:family="paragraph">
      <style:text-properties fo:language="en" fo:country="US"/>
    </style:style>
    <style:style style:name="P548" style:parent-style-name="Textbody" style:family="paragraph">
      <style:text-properties fo:language="en" fo:country="US"/>
    </style:style>
    <style:style style:name="P549" style:parent-style-name="Textbody" style:family="paragraph">
      <style:text-properties fo:language="en" fo:country="US"/>
    </style:style>
    <style:style style:name="P550" style:parent-style-name="Textbody" style:family="paragraph">
      <style:text-properties fo:language="en" fo:country="US"/>
    </style:style>
    <style:style style:name="P551" style:parent-style-name="Textbody" style:family="paragraph">
      <style:text-properties fo:language="en" fo:country="US"/>
    </style:style>
    <style:style style:name="P552" style:parent-style-name="Textbody" style:family="paragraph">
      <style:text-properties fo:language="en" fo:country="US"/>
    </style:style>
    <style:style style:name="P553" style:parent-style-name="Textbody" style:family="paragraph">
      <style:text-properties fo:language="en" fo:country="US"/>
    </style:style>
    <style:style style:name="P554" style:parent-style-name="Textbody" style:family="paragraph">
      <style:text-properties fo:language="en" fo:country="US"/>
    </style:style>
    <style:style style:name="P555" style:parent-style-name="Textbody" style:family="paragraph">
      <style:text-properties fo:language="en" fo:country="US"/>
    </style:style>
    <style:style style:name="P556" style:parent-style-name="Textbody" style:family="paragraph">
      <style:text-properties fo:language="en" fo:country="US"/>
    </style:style>
    <style:style style:name="P557" style:parent-style-name="Textbody" style:family="paragraph">
      <style:text-properties fo:language="en" fo:country="US"/>
    </style:style>
    <style:style style:name="P558" style:parent-style-name="Textbody" style:family="paragraph">
      <style:text-properties fo:language="en" fo:country="US"/>
    </style:style>
    <style:style style:name="P559" style:parent-style-name="Textbody" style:family="paragraph">
      <style:text-properties fo:language="en" fo:country="US"/>
    </style:style>
    <style:style style:name="P560" style:parent-style-name="Textbody" style:family="paragraph">
      <style:text-properties fo:language="en" fo:country="US"/>
    </style:style>
    <style:style style:name="P561" style:parent-style-name="Textbody" style:family="paragraph">
      <style:text-properties fo:language="en" fo:country="US"/>
    </style:style>
    <style:style style:name="P562" style:parent-style-name="Textbody" style:family="paragraph">
      <style:text-properties fo:language="en" fo:country="US"/>
    </style:style>
    <style:style style:name="P563" style:parent-style-name="Textbody" style:family="paragraph">
      <style:text-properties fo:language="en" fo:country="US"/>
    </style:style>
    <style:style style:name="P564" style:parent-style-name="Textbody" style:family="paragraph">
      <style:text-properties fo:language="en" fo:country="US"/>
    </style:style>
    <style:style style:name="P565" style:parent-style-name="Textbody" style:family="paragraph">
      <style:text-properties fo:language="en" fo:country="US"/>
    </style:style>
    <style:style style:name="P566" style:parent-style-name="Textbody" style:family="paragraph">
      <style:text-properties fo:language="en" fo:country="US"/>
    </style:style>
    <style:style style:name="P567" style:parent-style-name="Textbody" style:family="paragraph">
      <style:text-properties fo:language="en" fo:country="US"/>
    </style:style>
    <style:style style:name="P568" style:parent-style-name="Textbody" style:family="paragraph">
      <style:text-properties fo:language="en" fo:country="US"/>
    </style:style>
    <style:style style:name="P569" style:parent-style-name="Textbody" style:family="paragraph">
      <style:text-properties fo:language="en" fo:country="US"/>
    </style:style>
    <style:style style:name="P570" style:parent-style-name="Textbody" style:family="paragraph">
      <style:text-properties fo:language="en" fo:country="US"/>
    </style:style>
    <style:style style:name="P571" style:parent-style-name="Textbody" style:family="paragraph">
      <style:text-properties fo:language="en" fo:country="US"/>
    </style:style>
    <style:style style:name="P572" style:parent-style-name="Textbody" style:family="paragraph">
      <style:text-properties fo:language="en" fo:country="US"/>
    </style:style>
    <style:style style:name="P573" style:parent-style-name="Textbody" style:family="paragraph">
      <style:text-properties fo:language="en" fo:country="US"/>
    </style:style>
    <style:style style:name="P574" style:parent-style-name="Textbody" style:family="paragraph">
      <style:text-properties fo:language="en" fo:country="US"/>
    </style:style>
    <style:style style:name="P575" style:parent-style-name="Textbody" style:family="paragraph">
      <style:text-properties fo:language="en" fo:country="US"/>
    </style:style>
    <style:style style:name="P576" style:parent-style-name="Textbody" style:family="paragraph">
      <style:text-properties fo:language="en" fo:country="US"/>
    </style:style>
    <style:style style:name="P577" style:parent-style-name="Textbody" style:family="paragraph">
      <style:text-properties fo:language="en" fo:country="US"/>
    </style:style>
    <style:style style:name="P578" style:parent-style-name="Textbody" style:family="paragraph">
      <style:text-properties fo:language="en" fo:country="US"/>
    </style:style>
    <style:style style:name="P579" style:parent-style-name="Textbody" style:family="paragraph">
      <style:text-properties fo:language="en" fo:country="US"/>
    </style:style>
    <style:style style:name="P580" style:parent-style-name="Textbody" style:family="paragraph">
      <style:text-properties fo:language="en" fo:country="US"/>
    </style:style>
    <style:style style:name="P581" style:parent-style-name="Textbody" style:family="paragraph">
      <style:text-properties fo:language="en" fo:country="US"/>
    </style:style>
    <style:style style:name="P582" style:parent-style-name="Textbody" style:family="paragraph">
      <style:text-properties fo:language="en" fo:country="US"/>
    </style:style>
    <style:style style:name="P583" style:parent-style-name="Textbody" style:family="paragraph">
      <style:text-properties fo:language="en" fo:country="US"/>
    </style:style>
    <style:style style:name="P584" style:parent-style-name="Textbody" style:family="paragraph">
      <style:text-properties fo:language="en" fo:country="US"/>
    </style:style>
    <style:style style:name="P585" style:parent-style-name="Textbody" style:family="paragraph">
      <style:text-properties fo:language="en" fo:country="US"/>
    </style:style>
    <style:style style:name="P586" style:parent-style-name="Textbody" style:family="paragraph">
      <style:text-properties fo:language="en" fo:country="US"/>
    </style:style>
    <style:style style:name="P587" style:parent-style-name="Textbody" style:family="paragraph">
      <style:text-properties fo:language="en" fo:country="US"/>
    </style:style>
    <style:style style:name="P588" style:parent-style-name="Textbody" style:family="paragraph">
      <style:text-properties fo:language="en" fo:country="US"/>
    </style:style>
    <style:style style:name="P589" style:parent-style-name="Textbody" style:family="paragraph">
      <style:text-properties fo:language="en" fo:country="US"/>
    </style:style>
    <style:style style:name="P590" style:parent-style-name="Textbody" style:family="paragraph">
      <style:text-properties fo:language="en" fo:country="US"/>
    </style:style>
    <style:style style:name="P591" style:parent-style-name="Textbody" style:family="paragraph">
      <style:text-properties fo:language="en" fo:country="US"/>
    </style:style>
    <style:style style:name="P592" style:parent-style-name="Textbody" style:family="paragraph">
      <style:text-properties fo:language="en" fo:country="US"/>
    </style:style>
    <style:style style:name="P593" style:parent-style-name="Textbody" style:family="paragraph">
      <style:text-properties fo:language="en" fo:country="US"/>
    </style:style>
    <style:style style:name="P594" style:parent-style-name="Textbody" style:family="paragraph">
      <style:text-properties fo:language="en" fo:country="US"/>
    </style:style>
    <style:style style:name="P595" style:parent-style-name="Textbody" style:family="paragraph">
      <style:text-properties fo:language="en" fo:country="US"/>
    </style:style>
    <style:style style:name="P596" style:parent-style-name="Textbody" style:family="paragraph">
      <style:text-properties fo:language="en" fo:country="US"/>
    </style:style>
    <style:style style:name="P597" style:parent-style-name="Textbody" style:family="paragraph">
      <style:text-properties fo:language="en" fo:country="US"/>
    </style:style>
    <style:style style:name="P598" style:parent-style-name="Textbody" style:family="paragraph">
      <style:text-properties fo:language="en" fo:country="US"/>
    </style:style>
    <style:style style:name="P599" style:parent-style-name="Textbody" style:family="paragraph">
      <style:text-properties fo:language="en" fo:country="US"/>
    </style:style>
    <style:style style:name="P600" style:parent-style-name="Textbody" style:family="paragraph">
      <style:text-properties fo:language="en" fo:country="US"/>
    </style:style>
    <style:style style:name="P601" style:parent-style-name="Textbody" style:family="paragraph">
      <style:text-properties fo:language="en" fo:country="US"/>
    </style:style>
    <style:style style:name="P602" style:parent-style-name="Textbody" style:family="paragraph">
      <style:text-properties fo:language="en" fo:country="US"/>
    </style:style>
    <style:style style:name="P603" style:parent-style-name="Textbody" style:family="paragraph">
      <style:text-properties fo:language="en" fo:country="US"/>
    </style:style>
    <style:style style:name="P604" style:parent-style-name="Textbody" style:family="paragraph">
      <style:text-properties fo:language="en" fo:country="US"/>
    </style:style>
    <style:style style:name="P605" style:parent-style-name="Textbody" style:family="paragraph">
      <style:text-properties fo:language="en" fo:country="US"/>
    </style:style>
    <style:style style:name="P606" style:parent-style-name="Textbody" style:family="paragraph">
      <style:text-properties fo:language="en" fo:country="US"/>
    </style:style>
    <style:style style:name="P607" style:parent-style-name="Textbody" style:family="paragraph">
      <style:text-properties fo:font-weight="bold" style:font-weight-asian="bold" style:font-weight-complex="bold" fo:language="en" fo:country="US"/>
    </style:style>
    <style:style style:name="P608" style:parent-style-name="Textbody" style:family="paragraph">
      <style:text-properties fo:font-weight="bold" style:font-weight-asian="bold" style:font-weight-complex="bold" fo:language="en" fo:country="US"/>
    </style:style>
    <style:style style:name="P609" style:parent-style-name="Textbody" style:family="paragraph">
      <style:text-properties fo:language="en" fo:country="US"/>
    </style:style>
    <style:style style:name="P610" style:parent-style-name="Textbody" style:family="paragraph">
      <style:text-properties fo:language="en" fo:country="US"/>
    </style:style>
    <style:style style:name="P611" style:parent-style-name="Textbody" style:family="paragraph">
      <style:text-properties fo:language="en" fo:country="US"/>
    </style:style>
    <style:style style:name="P612" style:parent-style-name="Textbody" style:family="paragraph">
      <style:text-properties fo:language="en" fo:country="US"/>
    </style:style>
    <style:style style:name="P613" style:parent-style-name="Textbody" style:family="paragraph">
      <style:text-properties fo:language="en" fo:country="US"/>
    </style:style>
    <style:style style:name="P614" style:parent-style-name="Textbody" style:family="paragraph">
      <style:text-properties fo:language="en" fo:country="US"/>
    </style:style>
    <style:style style:name="P615" style:parent-style-name="Textbody" style:family="paragraph">
      <style:text-properties fo:language="en" fo:country="US"/>
    </style:style>
    <style:style style:name="P616" style:parent-style-name="Textbody" style:family="paragraph">
      <style:text-properties fo:language="en" fo:country="US"/>
    </style:style>
    <style:style style:name="P617" style:parent-style-name="Textbody" style:family="paragraph">
      <style:text-properties fo:language="en" fo:country="US"/>
    </style:style>
    <style:style style:name="P618" style:parent-style-name="Textbody" style:family="paragraph">
      <style:text-properties fo:language="en" fo:country="US"/>
    </style:style>
    <style:style style:name="P619" style:parent-style-name="Textbody" style:family="paragraph">
      <style:text-properties fo:language="en" fo:country="US"/>
    </style:style>
    <style:style style:name="P620" style:parent-style-name="Textbody" style:family="paragraph">
      <style:text-properties fo:language="en" fo:country="US"/>
    </style:style>
    <style:style style:name="P621" style:parent-style-name="Textbody" style:family="paragraph">
      <style:text-properties fo:language="en" fo:country="US"/>
    </style:style>
    <style:style style:name="P622" style:parent-style-name="Textbody" style:family="paragraph">
      <style:text-properties fo:language="en" fo:country="US"/>
    </style:style>
    <style:style style:name="P623" style:parent-style-name="Textbody" style:family="paragraph">
      <style:text-properties fo:language="en" fo:country="US"/>
    </style:style>
    <style:style style:name="P624" style:parent-style-name="Textbody" style:family="paragraph">
      <style:text-properties fo:language="en" fo:country="US"/>
    </style:style>
    <style:style style:name="P625" style:parent-style-name="Textbody" style:family="paragraph">
      <style:text-properties fo:language="en" fo:country="US"/>
    </style:style>
    <style:style style:name="P626" style:parent-style-name="Textbody" style:family="paragraph">
      <style:text-properties fo:language="en" fo:country="US"/>
    </style:style>
    <style:style style:name="P627" style:parent-style-name="Textbody" style:family="paragraph">
      <style:text-properties fo:language="en" fo:country="US"/>
    </style:style>
    <style:style style:name="P628" style:parent-style-name="Textbody" style:family="paragraph">
      <style:text-properties fo:language="en" fo:country="US"/>
    </style:style>
    <style:style style:name="P629" style:parent-style-name="Textbody" style:family="paragraph">
      <style:text-properties fo:language="en" fo:country="US"/>
    </style:style>
    <style:style style:name="P630" style:parent-style-name="Textbody" style:family="paragraph">
      <style:text-properties fo:language="en" fo:country="US"/>
    </style:style>
    <style:style style:name="P631" style:parent-style-name="Textbody" style:family="paragraph">
      <style:text-properties fo:language="en" fo:country="US"/>
    </style:style>
    <style:style style:name="P632" style:parent-style-name="Textbody" style:family="paragraph">
      <style:text-properties fo:language="en" fo:country="US"/>
    </style:style>
    <style:style style:name="P633" style:parent-style-name="Textbody" style:family="paragraph">
      <style:text-properties fo:language="en" fo:country="US"/>
    </style:style>
    <style:style style:name="P634" style:parent-style-name="Textbody" style:family="paragraph">
      <style:text-properties fo:language="en" fo:country="US"/>
    </style:style>
    <style:style style:name="P635" style:parent-style-name="Textbody" style:family="paragraph">
      <style:text-properties fo:language="en" fo:country="US"/>
    </style:style>
    <style:style style:name="P636" style:parent-style-name="Textbody" style:family="paragraph">
      <style:text-properties fo:language="en" fo:country="US"/>
    </style:style>
    <style:style style:name="P637" style:parent-style-name="Textbody" style:family="paragraph">
      <style:text-properties fo:language="en" fo:country="US"/>
    </style:style>
    <style:style style:name="P638" style:parent-style-name="Textbody" style:family="paragraph">
      <style:text-properties fo:language="en" fo:country="US"/>
    </style:style>
    <style:style style:name="P639" style:parent-style-name="Textbody" style:family="paragraph">
      <style:text-properties fo:language="en" fo:country="US"/>
    </style:style>
    <style:style style:name="P640" style:parent-style-name="Textbody" style:family="paragraph">
      <style:text-properties fo:language="en" fo:country="US"/>
    </style:style>
    <style:style style:name="P641" style:parent-style-name="Textbody" style:family="paragraph">
      <style:text-properties fo:language="en" fo:country="US"/>
    </style:style>
    <style:style style:name="P642" style:parent-style-name="Textbody" style:family="paragraph">
      <style:text-properties fo:language="en" fo:country="US"/>
    </style:style>
    <style:style style:name="P643" style:parent-style-name="Textbody" style:family="paragraph">
      <style:text-properties fo:language="en" fo:country="US"/>
    </style:style>
    <style:style style:name="P644" style:parent-style-name="Textbody" style:family="paragraph">
      <style:text-properties fo:language="en" fo:country="US"/>
    </style:style>
    <style:style style:name="P645" style:parent-style-name="Textbody" style:family="paragraph">
      <style:text-properties fo:font-weight="bold" style:font-weight-asian="bold" style:font-weight-complex="bold" fo:language="en" fo:country="US"/>
    </style:style>
    <style:style style:name="P646" style:parent-style-name="Textbody" style:family="paragraph">
      <style:text-properties fo:font-weight="bold" style:font-weight-asian="bold" style:font-weight-complex="bold" fo:language="en" fo:country="US"/>
    </style:style>
    <style:style style:name="P647" style:parent-style-name="Textbody" style:family="paragraph">
      <style:text-properties fo:language="en" fo:country="US"/>
    </style:style>
    <style:style style:name="P648" style:parent-style-name="Textbody" style:family="paragraph">
      <style:text-properties fo:language="en" fo:country="US"/>
    </style:style>
    <style:style style:name="P649" style:parent-style-name="Textbody" style:family="paragraph">
      <style:text-properties fo:language="en" fo:country="US"/>
    </style:style>
    <style:style style:name="P650" style:parent-style-name="Textbody" style:family="paragraph">
      <style:text-properties fo:language="en" fo:country="US"/>
    </style:style>
    <style:style style:name="P651" style:parent-style-name="Textbody" style:family="paragraph">
      <style:text-properties fo:language="en" fo:country="US"/>
    </style:style>
    <style:style style:name="P652" style:parent-style-name="Textbody" style:family="paragraph">
      <style:text-properties fo:language="en" fo:country="US"/>
    </style:style>
    <style:style style:name="P653" style:parent-style-name="Textbody" style:family="paragraph">
      <style:text-properties fo:language="en" fo:country="US"/>
    </style:style>
    <style:style style:name="P654" style:parent-style-name="Textbody" style:family="paragraph">
      <style:text-properties fo:language="en" fo:country="US"/>
    </style:style>
    <style:style style:name="P655" style:parent-style-name="Textbody" style:family="paragraph">
      <style:text-properties fo:language="en" fo:country="US"/>
    </style:style>
    <style:style style:name="P656" style:parent-style-name="Textbody" style:family="paragraph">
      <style:text-properties fo:language="en" fo:country="US"/>
    </style:style>
    <style:style style:name="P657" style:parent-style-name="Textbody" style:family="paragraph">
      <style:text-properties fo:language="en" fo:country="US"/>
    </style:style>
    <style:style style:name="P658" style:parent-style-name="Textbody" style:family="paragraph">
      <style:text-properties fo:language="en" fo:country="US"/>
    </style:style>
    <style:style style:name="P659" style:parent-style-name="Textbody" style:family="paragraph">
      <style:text-properties fo:language="en" fo:country="US"/>
    </style:style>
    <style:style style:name="P660" style:parent-style-name="Textbody" style:family="paragraph">
      <style:text-properties fo:language="en" fo:country="US"/>
    </style:style>
    <style:style style:name="P661" style:parent-style-name="Textbody" style:family="paragraph">
      <style:text-properties fo:language="en" fo:country="US"/>
    </style:style>
    <style:style style:name="P662" style:parent-style-name="Textbody" style:family="paragraph">
      <style:text-properties fo:language="en" fo:country="US"/>
    </style:style>
    <style:style style:name="P663" style:parent-style-name="Textbody" style:family="paragraph">
      <style:text-properties fo:language="en" fo:country="US"/>
    </style:style>
    <style:style style:name="P664" style:parent-style-name="Textbody" style:family="paragraph">
      <style:text-properties fo:language="en" fo:country="US"/>
    </style:style>
    <style:style style:name="P665" style:parent-style-name="Textbody" style:family="paragraph">
      <style:text-properties fo:language="en" fo:country="US"/>
    </style:style>
    <style:style style:name="P666" style:parent-style-name="Textbody" style:family="paragraph">
      <style:text-properties fo:language="en" fo:country="US"/>
    </style:style>
    <style:style style:name="P667" style:parent-style-name="Textbody" style:family="paragraph">
      <style:text-properties fo:language="en" fo:country="US"/>
    </style:style>
    <style:style style:name="P668" style:parent-style-name="Textbody" style:family="paragraph">
      <style:text-properties fo:language="en" fo:country="US"/>
    </style:style>
    <style:style style:name="P669" style:parent-style-name="Textbody" style:family="paragraph">
      <style:text-properties fo:language="en" fo:country="US"/>
    </style:style>
    <style:style style:name="P670" style:parent-style-name="Textbody" style:family="paragraph">
      <style:text-properties fo:language="en" fo:country="US"/>
    </style:style>
    <style:style style:name="P671" style:parent-style-name="Textbody" style:family="paragraph">
      <style:text-properties fo:language="en" fo:country="US"/>
    </style:style>
    <style:style style:name="P672" style:parent-style-name="Textbody" style:family="paragraph">
      <style:text-properties fo:language="en" fo:country="US"/>
    </style:style>
    <style:style style:name="P673" style:parent-style-name="Textbody" style:family="paragraph">
      <style:text-properties fo:language="en" fo:country="US"/>
    </style:style>
    <style:style style:name="P674" style:parent-style-name="Textbody" style:family="paragraph">
      <style:text-properties fo:language="en" fo:country="US"/>
    </style:style>
    <style:style style:name="P675" style:parent-style-name="Textbody" style:family="paragraph">
      <style:text-properties fo:language="en" fo:country="US"/>
    </style:style>
    <style:style style:name="P676" style:parent-style-name="Textbody" style:family="paragraph">
      <style:text-properties fo:language="en" fo:country="US"/>
    </style:style>
    <style:style style:name="P677" style:parent-style-name="Textbody" style:family="paragraph">
      <style:text-properties fo:language="en" fo:country="US"/>
    </style:style>
    <style:style style:name="P678" style:parent-style-name="Textbody" style:family="paragraph">
      <style:text-properties fo:language="en" fo:country="US"/>
    </style:style>
    <style:style style:name="P679" style:parent-style-name="Textbody" style:family="paragraph">
      <style:text-properties fo:language="en" fo:country="US"/>
    </style:style>
    <style:style style:name="P680" style:parent-style-name="Textbody" style:family="paragraph">
      <style:text-properties fo:language="en" fo:country="US"/>
    </style:style>
    <style:style style:name="P681" style:parent-style-name="Textbody" style:family="paragraph">
      <style:text-properties fo:language="en" fo:country="US"/>
    </style:style>
    <style:style style:name="P682" style:parent-style-name="Textbody" style:family="paragraph">
      <style:text-properties fo:language="en" fo:country="US"/>
    </style:style>
    <style:style style:name="P683" style:parent-style-name="Textbody" style:family="paragraph">
      <style:text-properties fo:language="en" fo:country="US"/>
    </style:style>
    <style:style style:name="P684" style:parent-style-name="Textbody" style:family="paragraph">
      <style:text-properties fo:language="en" fo:country="US"/>
    </style:style>
    <style:style style:name="P685" style:parent-style-name="Textbody" style:family="paragraph">
      <style:text-properties fo:language="en" fo:country="US"/>
    </style:style>
    <style:style style:name="P686" style:parent-style-name="Textbody" style:family="paragraph">
      <style:text-properties fo:language="en" fo:country="US"/>
    </style:style>
    <style:style style:name="P687" style:parent-style-name="Textbody" style:family="paragraph">
      <style:text-properties fo:language="en" fo:country="US"/>
    </style:style>
    <style:style style:name="P688" style:parent-style-name="Textbody" style:family="paragraph">
      <style:text-properties fo:language="en" fo:country="US"/>
    </style:style>
    <style:style style:name="P689" style:parent-style-name="Textbody" style:family="paragraph">
      <style:text-properties fo:language="en" fo:country="US"/>
    </style:style>
    <style:style style:name="P690" style:parent-style-name="Textbody" style:family="paragraph">
      <style:text-properties fo:language="en" fo:country="US"/>
    </style:style>
    <style:style style:name="P691" style:parent-style-name="Textbody" style:family="paragraph">
      <style:text-properties fo:language="en" fo:country="US"/>
    </style:style>
    <style:style style:name="P692" style:parent-style-name="Textbody" style:family="paragraph">
      <style:text-properties fo:language="en" fo:country="US"/>
    </style:style>
    <style:style style:name="P693" style:parent-style-name="Textbody" style:family="paragraph">
      <style:text-properties fo:language="en" fo:country="US"/>
    </style:style>
    <style:style style:name="P694" style:parent-style-name="Textbody" style:family="paragraph">
      <style:text-properties fo:language="en" fo:country="US"/>
    </style:style>
    <style:style style:name="P695" style:parent-style-name="Textbody" style:family="paragraph">
      <style:text-properties fo:language="en" fo:country="US"/>
    </style:style>
    <style:style style:name="P696" style:parent-style-name="Textbody" style:family="paragraph">
      <style:text-properties fo:language="en" fo:country="US"/>
    </style:style>
    <style:style style:name="P697" style:parent-style-name="Textbody" style:family="paragraph">
      <style:text-properties fo:language="en" fo:country="US"/>
    </style:style>
    <style:style style:name="P698" style:parent-style-name="Textbody" style:family="paragraph">
      <style:text-properties fo:language="en" fo:country="US"/>
    </style:style>
    <style:style style:name="P699" style:parent-style-name="Textbody" style:family="paragraph">
      <style:text-properties fo:language="en" fo:country="US"/>
    </style:style>
    <style:style style:name="P700" style:parent-style-name="Textbody" style:family="paragraph">
      <style:text-properties fo:language="en" fo:country="US"/>
    </style:style>
    <style:style style:name="P701" style:parent-style-name="Textbody" style:family="paragraph">
      <style:text-properties fo:language="en" fo:country="US"/>
    </style:style>
    <style:style style:name="P702" style:parent-style-name="Textbody" style:family="paragraph">
      <style:text-properties fo:language="en" fo:country="US"/>
    </style:style>
    <style:style style:name="P703" style:parent-style-name="Textbody" style:family="paragraph">
      <style:text-properties fo:language="en" fo:country="US"/>
    </style:style>
    <style:style style:name="P704" style:parent-style-name="Textbody" style:family="paragraph">
      <style:text-properties fo:language="en" fo:country="US"/>
    </style:style>
    <style:style style:name="P705" style:parent-style-name="Textbody" style:family="paragraph">
      <style:text-properties fo:language="en" fo:country="US"/>
    </style:style>
    <style:style style:name="P706" style:parent-style-name="Textbody" style:family="paragraph">
      <style:text-properties fo:language="en" fo:country="US"/>
    </style:style>
    <style:style style:name="P707" style:parent-style-name="Textbody" style:family="paragraph">
      <style:text-properties fo:language="en" fo:country="US"/>
    </style:style>
    <style:style style:name="P708" style:parent-style-name="Textbody" style:family="paragraph">
      <style:text-properties fo:language="en" fo:country="US"/>
    </style:style>
    <style:style style:name="P709" style:parent-style-name="Textbody" style:family="paragraph">
      <style:text-properties fo:language="en" fo:country="US"/>
    </style:style>
    <style:style style:name="P710" style:parent-style-name="Textbody" style:family="paragraph">
      <style:text-properties fo:language="en" fo:country="US"/>
    </style:style>
    <style:style style:name="P711" style:parent-style-name="Textbody" style:family="paragraph">
      <style:text-properties fo:language="en" fo:country="US"/>
    </style:style>
    <style:style style:name="P712" style:parent-style-name="Textbody" style:family="paragraph">
      <style:text-properties fo:language="en" fo:country="US"/>
    </style:style>
    <style:style style:name="P713" style:parent-style-name="Textbody" style:family="paragraph">
      <style:text-properties fo:language="en" fo:country="US"/>
    </style:style>
    <style:style style:name="P714" style:parent-style-name="Textbody" style:family="paragraph">
      <style:text-properties fo:language="en" fo:country="US"/>
    </style:style>
    <style:style style:name="P715" style:parent-style-name="Textbody" style:family="paragraph">
      <style:text-properties fo:language="en" fo:country="US"/>
    </style:style>
    <style:style style:name="P716" style:parent-style-name="Textbody" style:family="paragraph">
      <style:text-properties fo:language="en" fo:country="US"/>
    </style:style>
    <style:style style:name="P717" style:parent-style-name="Textbody" style:family="paragraph">
      <style:text-properties fo:language="en" fo:country="US"/>
    </style:style>
    <style:style style:name="P718" style:parent-style-name="Textbody" style:family="paragraph">
      <style:text-properties fo:language="en" fo:country="US"/>
    </style:style>
    <style:style style:name="P719" style:parent-style-name="Textbody" style:family="paragraph">
      <style:text-properties fo:language="en" fo:country="US"/>
    </style:style>
    <style:style style:name="P720" style:parent-style-name="Textbody" style:family="paragraph">
      <style:text-properties fo:language="en" fo:country="US"/>
    </style:style>
    <style:style style:name="P721" style:parent-style-name="Textbody" style:family="paragraph">
      <style:text-properties fo:language="en" fo:country="US"/>
    </style:style>
    <style:style style:name="P722" style:parent-style-name="Textbody" style:family="paragraph">
      <style:text-properties fo:language="en" fo:country="US"/>
    </style:style>
    <style:style style:name="P723" style:parent-style-name="Textbody" style:family="paragraph">
      <style:text-properties fo:language="en" fo:country="US"/>
    </style:style>
    <style:style style:name="P724" style:parent-style-name="Textbody" style:family="paragraph">
      <style:text-properties fo:language="en" fo:country="US"/>
    </style:style>
    <style:style style:name="P725" style:parent-style-name="Textbody" style:family="paragraph">
      <style:text-properties fo:language="en" fo:country="US"/>
    </style:style>
    <style:style style:name="P726" style:parent-style-name="Textbody" style:family="paragraph">
      <style:text-properties fo:language="en" fo:country="US"/>
    </style:style>
    <style:style style:name="P727" style:parent-style-name="Textbody" style:family="paragraph">
      <style:text-properties fo:language="en" fo:country="US"/>
    </style:style>
    <style:style style:name="P728" style:parent-style-name="Textbody" style:family="paragraph">
      <style:text-properties fo:language="en" fo:country="US"/>
    </style:style>
    <style:style style:name="P729" style:parent-style-name="Textbody" style:family="paragraph">
      <style:text-properties fo:language="en" fo:country="US"/>
    </style:style>
    <style:style style:name="P730" style:parent-style-name="Textbody" style:family="paragraph">
      <style:text-properties fo:language="en" fo:country="US"/>
    </style:style>
    <style:style style:name="P731" style:parent-style-name="Textbody" style:family="paragraph">
      <style:text-properties fo:language="en" fo:country="US"/>
    </style:style>
    <style:style style:name="P732" style:parent-style-name="Textbody" style:family="paragraph">
      <style:text-properties fo:language="en" fo:country="US"/>
    </style:style>
    <style:style style:name="P733" style:parent-style-name="Textbody" style:family="paragraph">
      <style:text-properties fo:language="en" fo:country="US"/>
    </style:style>
    <style:style style:name="P734" style:parent-style-name="Textbody" style:family="paragraph">
      <style:text-properties fo:language="en" fo:country="US"/>
    </style:style>
    <style:style style:name="P735" style:parent-style-name="Textbody" style:family="paragraph">
      <style:text-properties fo:language="en" fo:country="US"/>
    </style:style>
    <style:style style:name="P736" style:parent-style-name="Textbody" style:family="paragraph">
      <style:text-properties fo:language="en" fo:country="US"/>
    </style:style>
    <style:style style:name="P737" style:parent-style-name="Textbody" style:family="paragraph">
      <style:text-properties fo:language="en" fo:country="US"/>
    </style:style>
    <style:style style:name="P738" style:parent-style-name="Textbody" style:family="paragraph">
      <style:text-properties fo:language="en" fo:country="US"/>
    </style:style>
    <style:style style:name="P739" style:parent-style-name="Textbody" style:family="paragraph">
      <style:text-properties fo:language="en" fo:country="US"/>
    </style:style>
    <style:style style:name="P740" style:parent-style-name="Textbody" style:family="paragraph">
      <style:text-properties fo:language="en" fo:country="US"/>
    </style:style>
    <style:style style:name="P741" style:parent-style-name="Textbody" style:family="paragraph">
      <style:text-properties fo:language="en" fo:country="US"/>
    </style:style>
    <style:style style:name="P742" style:parent-style-name="Textbody" style:family="paragraph">
      <style:text-properties fo:language="en" fo:country="US"/>
    </style:style>
    <style:style style:name="P743" style:parent-style-name="Textbody" style:family="paragraph">
      <style:text-properties fo:language="en" fo:country="US"/>
    </style:style>
    <style:style style:name="P744" style:parent-style-name="Textbody" style:family="paragraph">
      <style:text-properties fo:language="en" fo:country="US"/>
    </style:style>
    <style:style style:name="P745" style:parent-style-name="Textbody" style:family="paragraph">
      <style:text-properties fo:language="en" fo:country="US"/>
    </style:style>
    <style:style style:name="P746" style:parent-style-name="Textbody" style:family="paragraph">
      <style:text-properties fo:language="en" fo:country="US"/>
    </style:style>
    <style:style style:name="P747" style:parent-style-name="Textbody" style:family="paragraph">
      <style:text-properties fo:language="en" fo:country="US"/>
    </style:style>
    <style:style style:name="P748" style:parent-style-name="Textbody" style:family="paragraph">
      <style:text-properties fo:language="en" fo:country="US"/>
    </style:style>
    <style:style style:name="P749" style:parent-style-name="Textbody" style:family="paragraph">
      <style:text-properties fo:language="en" fo:country="US"/>
    </style:style>
    <style:style style:name="P750" style:parent-style-name="Textbody" style:family="paragraph">
      <style:text-properties fo:language="en" fo:country="US"/>
    </style:style>
    <style:style style:name="P751" style:parent-style-name="Textbody" style:family="paragraph">
      <style:text-properties fo:language="en" fo:country="US"/>
    </style:style>
    <style:style style:name="P752" style:parent-style-name="Textbody" style:family="paragraph">
      <style:text-properties fo:language="en" fo:country="US"/>
    </style:style>
    <style:style style:name="P753" style:parent-style-name="Textbody" style:family="paragraph">
      <style:text-properties fo:language="en" fo:country="US"/>
    </style:style>
    <style:style style:name="P754" style:parent-style-name="Textbody" style:family="paragraph">
      <style:text-properties fo:language="en" fo:country="US"/>
    </style:style>
    <style:style style:name="P755" style:parent-style-name="Textbody" style:family="paragraph">
      <style:text-properties fo:language="en" fo:country="US"/>
    </style:style>
    <style:style style:name="P756" style:parent-style-name="Textbody" style:family="paragraph">
      <style:text-properties fo:language="en" fo:country="US"/>
    </style:style>
    <style:style style:name="P757" style:parent-style-name="Textbody" style:family="paragraph">
      <style:text-properties fo:language="en" fo:country="US"/>
    </style:style>
    <style:style style:name="P758" style:parent-style-name="Textbody" style:family="paragraph">
      <style:text-properties fo:language="en" fo:country="US"/>
    </style:style>
    <style:style style:name="P759" style:parent-style-name="Textbody" style:family="paragraph">
      <style:text-properties fo:language="en" fo:country="US"/>
    </style:style>
    <style:style style:name="P760" style:parent-style-name="Textbody" style:family="paragraph">
      <style:text-properties fo:language="en" fo:country="US"/>
    </style:style>
    <style:style style:name="P761" style:parent-style-name="Textbody" style:family="paragraph">
      <style:text-properties fo:language="en" fo:country="US"/>
    </style:style>
    <style:style style:name="P762" style:parent-style-name="Textbody" style:family="paragraph">
      <style:text-properties fo:language="en" fo:country="US"/>
    </style:style>
    <style:style style:name="P763" style:parent-style-name="Textbody" style:family="paragraph">
      <style:text-properties fo:language="en" fo:country="US"/>
    </style:style>
    <style:style style:name="P764" style:parent-style-name="Textbody" style:family="paragraph">
      <style:text-properties fo:language="en" fo:country="US"/>
    </style:style>
    <style:style style:name="P765" style:parent-style-name="Textbody" style:family="paragraph">
      <style:text-properties fo:language="en" fo:country="US"/>
    </style:style>
    <style:style style:name="P766" style:parent-style-name="Textbody" style:family="paragraph">
      <style:text-properties fo:language="en" fo:country="US"/>
    </style:style>
    <style:style style:name="P767" style:parent-style-name="Textbody" style:family="paragraph">
      <style:text-properties fo:language="en" fo:country="US"/>
    </style:style>
    <style:style style:name="P768" style:parent-style-name="Textbody" style:family="paragraph">
      <style:text-properties fo:language="en" fo:country="US"/>
    </style:style>
    <style:style style:name="P769" style:parent-style-name="Textbody" style:family="paragraph">
      <style:text-properties fo:language="en" fo:country="US"/>
    </style:style>
    <style:style style:name="P770" style:parent-style-name="Textbody" style:family="paragraph">
      <style:text-properties fo:language="en" fo:country="US"/>
    </style:style>
    <style:style style:name="P771" style:parent-style-name="Textbody" style:family="paragraph">
      <style:text-properties fo:language="en" fo:country="US"/>
    </style:style>
    <style:style style:name="P772" style:parent-style-name="Textbody" style:family="paragraph">
      <style:text-properties fo:language="en" fo:country="US"/>
    </style:style>
    <style:style style:name="P773" style:parent-style-name="Textbody" style:family="paragraph">
      <style:text-properties fo:language="en" fo:country="US"/>
    </style:style>
    <style:style style:name="P774" style:parent-style-name="Textbody" style:family="paragraph">
      <style:text-properties fo:language="en" fo:country="US"/>
    </style:style>
    <style:style style:name="P775" style:parent-style-name="Textbody" style:family="paragraph">
      <style:text-properties fo:language="en" fo:country="US"/>
    </style:style>
    <style:style style:name="P776" style:parent-style-name="Textbody" style:family="paragraph">
      <style:text-properties fo:language="en" fo:country="US"/>
    </style:style>
    <style:style style:name="P777" style:parent-style-name="Textbody" style:family="paragraph">
      <style:text-properties fo:language="en" fo:country="US"/>
    </style:style>
    <style:style style:name="P778" style:parent-style-name="Textbody" style:family="paragraph">
      <style:text-properties fo:language="en" fo:country="US"/>
    </style:style>
    <style:style style:name="P779" style:parent-style-name="Textbody" style:family="paragraph">
      <style:text-properties fo:language="en" fo:country="US"/>
    </style:style>
    <style:style style:name="P780" style:parent-style-name="Textbody" style:family="paragraph">
      <style:text-properties fo:language="en" fo:country="US"/>
    </style:style>
    <style:style style:name="P781" style:parent-style-name="Textbody" style:family="paragraph">
      <style:text-properties fo:language="en" fo:country="US"/>
    </style:style>
    <style:style style:name="P782" style:parent-style-name="Textbody" style:family="paragraph">
      <style:text-properties fo:language="en" fo:country="US"/>
    </style:style>
    <style:style style:name="P783" style:parent-style-name="Textbody" style:family="paragraph">
      <style:text-properties fo:language="en" fo:country="US"/>
    </style:style>
    <style:style style:name="P784" style:parent-style-name="Textbody" style:family="paragraph">
      <style:text-properties fo:language="en" fo:country="US"/>
    </style:style>
    <style:style style:name="P785" style:parent-style-name="Textbody" style:family="paragraph">
      <style:text-properties fo:language="en" fo:country="US"/>
    </style:style>
    <style:style style:name="P786" style:parent-style-name="Textbody" style:family="paragraph">
      <style:text-properties fo:language="en" fo:country="US"/>
    </style:style>
    <style:style style:name="P787" style:parent-style-name="Textbody" style:family="paragraph">
      <style:text-properties fo:language="en" fo:country="US"/>
    </style:style>
    <style:style style:name="P788" style:parent-style-name="Textbody" style:family="paragraph">
      <style:text-properties fo:language="en" fo:country="US"/>
    </style:style>
    <style:style style:name="P789" style:parent-style-name="Textbody" style:family="paragraph">
      <style:text-properties fo:language="en" fo:country="US"/>
    </style:style>
    <style:style style:name="P790" style:parent-style-name="Textbody" style:family="paragraph">
      <style:text-properties fo:language="en" fo:country="US"/>
    </style:style>
    <style:style style:name="P791" style:parent-style-name="Textbody" style:family="paragraph">
      <style:text-properties fo:language="en" fo:country="US"/>
    </style:style>
    <style:style style:name="P792" style:parent-style-name="Textbody" style:family="paragraph">
      <style:text-properties fo:language="en" fo:country="US"/>
    </style:style>
    <style:style style:name="P793" style:parent-style-name="Textbody" style:family="paragraph">
      <style:text-properties fo:language="en" fo:country="US"/>
    </style:style>
    <style:style style:name="P794" style:parent-style-name="Textbody" style:family="paragraph">
      <style:text-properties fo:language="en" fo:country="US"/>
    </style:style>
    <style:style style:name="P795" style:parent-style-name="Textbody" style:family="paragraph">
      <style:text-properties fo:language="en" fo:country="US"/>
    </style:style>
    <style:style style:name="P796" style:parent-style-name="Textbody" style:family="paragraph">
      <style:text-properties fo:language="en" fo:country="US"/>
    </style:style>
    <style:style style:name="P797" style:parent-style-name="Textbody" style:family="paragraph">
      <style:text-properties fo:language="en" fo:country="US"/>
    </style:style>
    <style:style style:name="P798" style:parent-style-name="Textbody" style:family="paragraph">
      <style:text-properties fo:font-weight="bold" style:font-weight-asian="bold" style:font-weight-complex="bold" fo:language="en" fo:country="US"/>
    </style:style>
    <style:style style:name="P799" style:parent-style-name="Textbody" style:family="paragraph">
      <style:text-properties fo:font-weight="bold" style:font-weight-asian="bold" style:font-weight-complex="bold" fo:language="en" fo:country="US"/>
    </style:style>
    <style:style style:name="P800" style:parent-style-name="Textbody" style:family="paragraph">
      <style:text-properties fo:language="en" fo:country="US"/>
    </style:style>
    <style:style style:name="P801" style:parent-style-name="Textbody" style:family="paragraph">
      <style:text-properties fo:language="en" fo:country="US"/>
    </style:style>
    <style:style style:name="P802" style:parent-style-name="Textbody" style:family="paragraph">
      <style:text-properties fo:language="en" fo:country="US"/>
    </style:style>
    <style:style style:name="P803" style:parent-style-name="Textbody" style:family="paragraph">
      <style:text-properties fo:language="en" fo:country="US"/>
    </style:style>
    <style:style style:name="P804" style:parent-style-name="Textbody" style:family="paragraph">
      <style:text-properties fo:language="en" fo:country="US"/>
    </style:style>
    <style:style style:name="P805" style:parent-style-name="Textbody" style:family="paragraph">
      <style:text-properties fo:language="en" fo:country="US"/>
    </style:style>
    <style:style style:name="P806" style:parent-style-name="Textbody" style:family="paragraph">
      <style:text-properties fo:language="en" fo:country="US"/>
    </style:style>
    <style:style style:name="P807" style:parent-style-name="Textbody" style:family="paragraph">
      <style:text-properties fo:language="en" fo:country="US"/>
    </style:style>
    <style:style style:name="P808" style:parent-style-name="Textbody" style:family="paragraph">
      <style:text-properties fo:language="en" fo:country="US"/>
    </style:style>
    <style:style style:name="P809" style:parent-style-name="Textbody" style:family="paragraph">
      <style:text-properties fo:language="en" fo:country="US"/>
    </style:style>
    <style:style style:name="P810" style:parent-style-name="Textbody" style:family="paragraph">
      <style:text-properties fo:language="en" fo:country="US"/>
    </style:style>
    <style:style style:name="P811" style:parent-style-name="Textbody" style:family="paragraph">
      <style:text-properties fo:language="en" fo:country="US"/>
    </style:style>
    <style:style style:name="P812" style:parent-style-name="Textbody" style:family="paragraph">
      <style:text-properties fo:language="en" fo:country="US"/>
    </style:style>
    <style:style style:name="P813" style:parent-style-name="Textbody" style:family="paragraph">
      <style:text-properties fo:language="en" fo:country="US"/>
    </style:style>
    <style:style style:name="P814" style:parent-style-name="Textbody" style:family="paragraph">
      <style:text-properties fo:language="en" fo:country="US"/>
    </style:style>
    <style:style style:name="P815" style:parent-style-name="Textbody" style:family="paragraph">
      <style:text-properties fo:language="en" fo:country="US"/>
    </style:style>
    <style:style style:name="P816" style:parent-style-name="Textbody" style:family="paragraph">
      <style:text-properties fo:language="en" fo:country="US"/>
    </style:style>
    <style:style style:name="P817" style:parent-style-name="Textbody" style:family="paragraph">
      <style:text-properties fo:language="en" fo:country="US"/>
    </style:style>
    <style:style style:name="P818" style:parent-style-name="Textbody" style:family="paragraph">
      <style:text-properties fo:language="en" fo:country="US"/>
    </style:style>
    <style:style style:name="P819" style:parent-style-name="Textbody" style:family="paragraph">
      <style:text-properties fo:language="en" fo:country="US"/>
    </style:style>
    <style:style style:name="P820" style:parent-style-name="Textbody" style:family="paragraph">
      <style:text-properties fo:language="en" fo:country="US"/>
    </style:style>
    <style:style style:name="P821" style:parent-style-name="Textbody" style:family="paragraph">
      <style:text-properties fo:language="en" fo:country="US"/>
    </style:style>
    <style:style style:name="P822" style:parent-style-name="Textbody" style:family="paragraph">
      <style:text-properties fo:language="en" fo:country="US"/>
    </style:style>
    <style:style style:name="P823" style:parent-style-name="Textbody" style:family="paragraph">
      <style:text-properties fo:language="en" fo:country="US"/>
    </style:style>
    <style:style style:name="P824" style:parent-style-name="Textbody" style:family="paragraph">
      <style:text-properties fo:language="en" fo:country="US"/>
    </style:style>
    <style:style style:name="P825" style:parent-style-name="Textbody" style:family="paragraph">
      <style:text-properties fo:language="en" fo:country="US"/>
    </style:style>
    <style:style style:name="P826" style:parent-style-name="Textbody" style:family="paragraph">
      <style:text-properties fo:language="en" fo:country="US"/>
    </style:style>
    <style:style style:name="P827" style:parent-style-name="Textbody" style:family="paragraph">
      <style:text-properties fo:language="en" fo:country="US"/>
    </style:style>
    <style:style style:name="P828" style:parent-style-name="Textbody" style:family="paragraph">
      <style:text-properties fo:language="en" fo:country="US"/>
    </style:style>
    <style:style style:name="P829" style:parent-style-name="Textbody" style:family="paragraph">
      <style:text-properties fo:language="en" fo:country="US"/>
    </style:style>
    <style:style style:name="P830" style:parent-style-name="Textbody" style:family="paragraph">
      <style:text-properties fo:language="en" fo:country="US"/>
    </style:style>
    <style:style style:name="P831" style:parent-style-name="Textbody" style:family="paragraph">
      <style:text-properties fo:language="en" fo:country="US"/>
    </style:style>
    <style:style style:name="P832" style:parent-style-name="Textbody" style:family="paragraph">
      <style:text-properties fo:language="en" fo:country="US"/>
    </style:style>
    <style:style style:name="P833" style:parent-style-name="Textbody" style:family="paragraph">
      <style:text-properties fo:language="en" fo:country="US"/>
    </style:style>
    <style:style style:name="P834" style:parent-style-name="Textbody" style:family="paragraph">
      <style:text-properties fo:language="en" fo:country="US"/>
    </style:style>
    <style:style style:name="P835" style:parent-style-name="Textbody" style:family="paragraph">
      <style:text-properties fo:language="en" fo:country="US"/>
    </style:style>
    <style:style style:name="P836" style:parent-style-name="Textbody" style:family="paragraph">
      <style:text-properties fo:language="en" fo:country="US"/>
    </style:style>
    <style:style style:name="P837" style:parent-style-name="Textbody" style:family="paragraph">
      <style:text-properties fo:language="en" fo:country="US"/>
    </style:style>
    <style:style style:name="P838" style:parent-style-name="Textbody" style:family="paragraph">
      <style:text-properties fo:language="en" fo:country="US"/>
    </style:style>
    <style:style style:name="P839" style:parent-style-name="Textbody" style:family="paragraph">
      <style:text-properties fo:language="en" fo:country="US"/>
    </style:style>
    <style:style style:name="P840" style:parent-style-name="Textbody" style:family="paragraph">
      <style:text-properties fo:language="en" fo:country="US"/>
    </style:style>
    <style:style style:name="P841" style:parent-style-name="Textbody" style:family="paragraph">
      <style:text-properties fo:language="en" fo:country="US"/>
    </style:style>
    <style:style style:name="P842" style:parent-style-name="Textbody" style:family="paragraph">
      <style:text-properties fo:language="en" fo:country="US"/>
    </style:style>
    <style:style style:name="P843" style:parent-style-name="Textbody" style:family="paragraph">
      <style:text-properties fo:language="en" fo:country="US"/>
    </style:style>
    <style:style style:name="P844" style:parent-style-name="Textbody" style:family="paragraph">
      <style:text-properties fo:language="en" fo:country="US"/>
    </style:style>
    <style:style style:name="P845" style:parent-style-name="Textbody" style:family="paragraph">
      <style:text-properties fo:language="en" fo:country="US"/>
    </style:style>
    <style:style style:name="P846" style:parent-style-name="Textbody" style:family="paragraph">
      <style:text-properties fo:language="en" fo:country="US"/>
    </style:style>
    <style:style style:name="P847" style:parent-style-name="Textbody" style:family="paragraph">
      <style:text-properties fo:language="en" fo:country="US"/>
    </style:style>
    <style:style style:name="P848" style:parent-style-name="Textbody" style:family="paragraph">
      <style:text-properties fo:language="en" fo:country="US"/>
    </style:style>
    <style:style style:name="P849" style:parent-style-name="Textbody" style:family="paragraph">
      <style:text-properties fo:language="en" fo:country="US"/>
    </style:style>
    <style:style style:name="P850" style:parent-style-name="Textbody" style:family="paragraph">
      <style:text-properties fo:language="en" fo:country="US"/>
    </style:style>
    <style:style style:name="P851" style:parent-style-name="Textbody" style:family="paragraph">
      <style:text-properties fo:language="en" fo:country="US"/>
    </style:style>
    <style:style style:name="P852" style:parent-style-name="Textbody" style:family="paragraph">
      <style:text-properties fo:language="en" fo:country="US"/>
    </style:style>
    <style:style style:name="P853" style:parent-style-name="Textbody" style:family="paragraph">
      <style:text-properties fo:language="en" fo:country="US"/>
    </style:style>
    <style:style style:name="P854" style:parent-style-name="Textbody" style:family="paragraph">
      <style:text-properties fo:language="en" fo:country="US"/>
    </style:style>
    <style:style style:name="P855" style:parent-style-name="Textbody" style:family="paragraph">
      <style:text-properties fo:language="en" fo:country="US"/>
    </style:style>
    <style:style style:name="P856" style:parent-style-name="Textbody" style:family="paragraph">
      <style:text-properties fo:language="en" fo:country="US"/>
    </style:style>
    <style:style style:name="P857" style:parent-style-name="Textbody" style:family="paragraph">
      <style:text-properties fo:language="en" fo:country="US"/>
    </style:style>
    <style:style style:name="P858" style:parent-style-name="Textbody" style:family="paragraph">
      <style:text-properties fo:language="en" fo:country="US"/>
    </style:style>
    <style:style style:name="P859" style:parent-style-name="Textbody" style:family="paragraph">
      <style:text-properties fo:language="en" fo:country="US"/>
    </style:style>
    <style:style style:name="P860" style:parent-style-name="Textbody" style:family="paragraph">
      <style:text-properties fo:language="en" fo:country="US"/>
    </style:style>
    <style:style style:name="P861" style:parent-style-name="Textbody" style:family="paragraph">
      <style:text-properties fo:language="en" fo:country="US"/>
    </style:style>
    <style:style style:name="P862" style:parent-style-name="Textbody" style:family="paragraph">
      <style:text-properties fo:language="en" fo:country="US"/>
    </style:style>
    <style:style style:name="P863" style:parent-style-name="Textbody" style:family="paragraph">
      <style:text-properties fo:language="en" fo:country="US"/>
    </style:style>
    <style:style style:name="P864" style:parent-style-name="Textbody" style:family="paragraph">
      <style:text-properties fo:font-weight="bold" style:font-weight-asian="bold" style:font-weight-complex="bold" fo:language="en" fo:country="US"/>
    </style:style>
    <style:style style:name="P865" style:parent-style-name="Textbody" style:family="paragraph">
      <style:text-properties fo:font-weight="bold" style:font-weight-asian="bold" style:font-weight-complex="bold" fo:language="en" fo:country="US"/>
    </style:style>
    <style:style style:name="P866" style:parent-style-name="Textbody" style:family="paragraph">
      <style:text-properties fo:language="en" fo:country="US"/>
    </style:style>
    <style:style style:name="P867" style:parent-style-name="Textbody" style:family="paragraph">
      <style:text-properties fo:language="en" fo:country="US"/>
    </style:style>
    <style:style style:name="P868" style:parent-style-name="Textbody" style:family="paragraph">
      <style:text-properties fo:language="en" fo:country="US"/>
    </style:style>
    <style:style style:name="P869" style:parent-style-name="Textbody" style:family="paragraph">
      <style:text-properties fo:language="en" fo:country="US"/>
    </style:style>
    <style:style style:name="P870" style:parent-style-name="Textbody" style:family="paragraph">
      <style:text-properties fo:language="en" fo:country="US"/>
    </style:style>
    <style:style style:name="P871" style:parent-style-name="Textbody" style:family="paragraph">
      <style:text-properties fo:language="en" fo:country="US"/>
    </style:style>
    <style:style style:name="P872" style:parent-style-name="Textbody" style:family="paragraph">
      <style:text-properties fo:language="en" fo:country="US"/>
    </style:style>
    <style:style style:name="P873" style:parent-style-name="Textbody" style:family="paragraph">
      <style:text-properties fo:language="en" fo:country="US"/>
    </style:style>
    <style:style style:name="P874" style:parent-style-name="Textbody" style:family="paragraph">
      <style:text-properties fo:language="en" fo:country="US"/>
    </style:style>
    <style:style style:name="P875" style:parent-style-name="Textbody" style:family="paragraph">
      <style:text-properties fo:language="en" fo:country="US"/>
    </style:style>
    <style:style style:name="P876" style:parent-style-name="Textbody" style:family="paragraph">
      <style:text-properties fo:language="en" fo:country="US"/>
    </style:style>
    <style:style style:name="P877" style:parent-style-name="Textbody" style:family="paragraph">
      <style:text-properties fo:language="en" fo:country="US"/>
    </style:style>
    <style:style style:name="P878" style:parent-style-name="Textbody" style:family="paragraph">
      <style:text-properties fo:language="en" fo:country="US"/>
    </style:style>
    <style:style style:name="P879" style:parent-style-name="Textbody" style:family="paragraph">
      <style:text-properties fo:language="en" fo:country="US"/>
    </style:style>
    <style:style style:name="P880" style:parent-style-name="Textbody" style:family="paragraph">
      <style:text-properties fo:language="en" fo:country="US"/>
    </style:style>
    <style:style style:name="P881" style:parent-style-name="Textbody" style:family="paragraph">
      <style:text-properties fo:language="en" fo:country="US"/>
    </style:style>
    <style:style style:name="P882" style:parent-style-name="Textbody" style:family="paragraph">
      <style:text-properties fo:language="en" fo:country="US"/>
    </style:style>
    <style:style style:name="P883" style:parent-style-name="Textbody" style:family="paragraph">
      <style:text-properties fo:language="en" fo:country="US"/>
    </style:style>
    <style:style style:name="P884" style:parent-style-name="Textbody" style:family="paragraph">
      <style:text-properties fo:language="en" fo:country="US"/>
    </style:style>
    <style:style style:name="P885" style:parent-style-name="Textbody" style:family="paragraph">
      <style:text-properties fo:language="en" fo:country="US"/>
    </style:style>
    <style:style style:name="P886" style:parent-style-name="Textbody" style:family="paragraph">
      <style:text-properties fo:language="en" fo:country="US"/>
    </style:style>
    <style:style style:name="P887" style:parent-style-name="Textbody" style:family="paragraph">
      <style:text-properties fo:language="en" fo:country="US"/>
    </style:style>
    <style:style style:name="P888" style:parent-style-name="Textbody" style:family="paragraph">
      <style:text-properties fo:language="en" fo:country="US"/>
    </style:style>
    <style:style style:name="P889" style:parent-style-name="Textbody" style:family="paragraph">
      <style:text-properties fo:language="en" fo:country="US"/>
    </style:style>
    <style:style style:name="P890" style:parent-style-name="Textbody" style:family="paragraph">
      <style:text-properties fo:language="en" fo:country="US"/>
    </style:style>
    <style:style style:name="P891" style:parent-style-name="Textbody" style:family="paragraph">
      <style:text-properties fo:language="en" fo:country="US"/>
    </style:style>
    <style:style style:name="P892" style:parent-style-name="Textbody" style:family="paragraph">
      <style:text-properties fo:language="en" fo:country="US"/>
    </style:style>
    <style:style style:name="P893" style:parent-style-name="Textbody" style:family="paragraph">
      <style:text-properties fo:language="en" fo:country="US"/>
    </style:style>
    <style:style style:name="P894" style:parent-style-name="Textbody" style:family="paragraph">
      <style:text-properties fo:language="en" fo:country="US"/>
    </style:style>
    <style:style style:name="P895" style:parent-style-name="Textbody" style:family="paragraph">
      <style:text-properties fo:language="en" fo:country="US"/>
    </style:style>
    <style:style style:name="P896" style:parent-style-name="Textbody" style:family="paragraph">
      <style:text-properties fo:language="en" fo:country="US"/>
    </style:style>
    <style:style style:name="P897" style:parent-style-name="Textbody" style:family="paragraph">
      <style:text-properties fo:language="en" fo:country="US"/>
    </style:style>
    <style:style style:name="P898" style:parent-style-name="Textbody" style:family="paragraph">
      <style:text-properties fo:language="en" fo:country="US"/>
    </style:style>
    <style:style style:name="P899" style:parent-style-name="Textbody" style:family="paragraph">
      <style:text-properties fo:language="en" fo:country="US"/>
    </style:style>
    <style:style style:name="P900" style:parent-style-name="Textbody" style:family="paragraph">
      <style:text-properties fo:language="en" fo:country="US"/>
    </style:style>
    <style:style style:name="P901" style:parent-style-name="Textbody" style:family="paragraph">
      <style:text-properties fo:language="en" fo:country="US"/>
    </style:style>
    <style:style style:name="P902" style:parent-style-name="Textbody" style:family="paragraph">
      <style:text-properties fo:language="en" fo:country="US"/>
    </style:style>
    <style:style style:name="P903" style:parent-style-name="Textbody" style:family="paragraph">
      <style:text-properties fo:language="en" fo:country="US"/>
    </style:style>
    <style:style style:name="P904" style:parent-style-name="Textbody" style:family="paragraph">
      <style:text-properties fo:language="en" fo:country="US"/>
    </style:style>
    <style:style style:name="P905" style:parent-style-name="Textbody" style:family="paragraph">
      <style:text-properties fo:language="en" fo:country="US"/>
    </style:style>
    <style:style style:name="P906" style:parent-style-name="Textbody" style:family="paragraph">
      <style:text-properties fo:language="en" fo:country="US"/>
    </style:style>
    <style:style style:name="P907" style:parent-style-name="Textbody" style:family="paragraph">
      <style:text-properties fo:language="en" fo:country="US"/>
    </style:style>
    <style:style style:name="P908" style:parent-style-name="Textbody" style:family="paragraph">
      <style:text-properties fo:language="en" fo:country="US"/>
    </style:style>
    <style:style style:name="P909" style:parent-style-name="Textbody" style:family="paragraph">
      <style:text-properties fo:language="en" fo:country="US"/>
    </style:style>
    <style:style style:name="P910" style:parent-style-name="Textbody" style:family="paragraph">
      <style:text-properties fo:language="en" fo:country="US"/>
    </style:style>
    <style:style style:name="P911" style:parent-style-name="Textbody" style:family="paragraph">
      <style:text-properties fo:language="en" fo:country="US"/>
    </style:style>
    <style:style style:name="P912" style:parent-style-name="Textbody" style:family="paragraph">
      <style:text-properties fo:language="en" fo:country="US"/>
    </style:style>
    <style:style style:name="P913" style:parent-style-name="Textbody" style:family="paragraph">
      <style:text-properties fo:language="en" fo:country="US"/>
    </style:style>
    <style:style style:name="P914" style:parent-style-name="Textbody" style:family="paragraph">
      <style:text-properties fo:language="en" fo:country="US"/>
    </style:style>
    <style:style style:name="P915" style:parent-style-name="Textbody" style:family="paragraph">
      <style:text-properties fo:language="en" fo:country="US"/>
    </style:style>
    <style:style style:name="P916" style:parent-style-name="Textbody" style:family="paragraph">
      <style:text-properties fo:language="en" fo:country="US"/>
    </style:style>
    <style:style style:name="P917" style:parent-style-name="Textbody" style:family="paragraph">
      <style:text-properties fo:language="en" fo:country="US"/>
    </style:style>
    <style:style style:name="P918" style:parent-style-name="Textbody" style:family="paragraph">
      <style:text-properties fo:language="en" fo:country="US"/>
    </style:style>
    <style:style style:name="P919" style:parent-style-name="Textbody" style:family="paragraph">
      <style:text-properties fo:language="en" fo:country="US"/>
    </style:style>
    <style:style style:name="P920" style:parent-style-name="Textbody" style:family="paragraph">
      <style:text-properties fo:language="en" fo:country="US"/>
    </style:style>
    <style:style style:name="P921" style:parent-style-name="Textbody" style:family="paragraph">
      <style:text-properties fo:language="en" fo:country="US"/>
    </style:style>
    <style:style style:name="P922" style:parent-style-name="Textbody" style:family="paragraph">
      <style:text-properties fo:language="en" fo:country="US"/>
    </style:style>
    <style:style style:name="P923" style:parent-style-name="Textbody" style:family="paragraph">
      <style:text-properties fo:language="en" fo:country="US"/>
    </style:style>
    <style:style style:name="P924" style:parent-style-name="Textbody" style:family="paragraph">
      <style:text-properties fo:language="en" fo:country="US"/>
    </style:style>
    <style:style style:name="P925" style:parent-style-name="Textbody" style:family="paragraph">
      <style:text-properties fo:language="en" fo:country="US"/>
    </style:style>
    <style:style style:name="P926" style:parent-style-name="Textbody" style:family="paragraph">
      <style:text-properties fo:language="en" fo:country="US"/>
    </style:style>
    <style:style style:name="P927" style:parent-style-name="Textbody" style:family="paragraph">
      <style:text-properties fo:language="en" fo:country="US"/>
    </style:style>
    <style:style style:name="P928" style:parent-style-name="Textbody" style:family="paragraph">
      <style:text-properties fo:language="en" fo:country="US"/>
    </style:style>
    <style:style style:name="P929" style:parent-style-name="Textbody" style:family="paragraph">
      <style:text-properties fo:language="en" fo:country="US"/>
    </style:style>
    <style:style style:name="P930" style:parent-style-name="Textbody" style:family="paragraph">
      <style:text-properties fo:language="en" fo:country="US"/>
    </style:style>
    <style:style style:name="P931" style:parent-style-name="Textbody" style:family="paragraph">
      <style:text-properties fo:language="en" fo:country="US"/>
    </style:style>
    <style:style style:name="P932" style:parent-style-name="Textbody" style:family="paragraph">
      <style:text-properties fo:language="en" fo:country="US"/>
    </style:style>
    <style:style style:name="P933" style:parent-style-name="Textbody" style:family="paragraph">
      <style:text-properties fo:language="en" fo:country="US"/>
    </style:style>
    <style:style style:name="P934" style:parent-style-name="Textbody" style:family="paragraph">
      <style:text-properties fo:language="en" fo:country="US"/>
    </style:style>
    <style:style style:name="P935" style:parent-style-name="Textbody" style:family="paragraph">
      <style:text-properties fo:language="en" fo:country="US"/>
    </style:style>
    <style:style style:name="P936" style:parent-style-name="Textbody" style:family="paragraph">
      <style:text-properties fo:language="en" fo:country="US"/>
    </style:style>
    <style:style style:name="P937" style:parent-style-name="Textbody" style:family="paragraph">
      <style:text-properties fo:language="en" fo:country="US"/>
    </style:style>
    <style:style style:name="P938" style:parent-style-name="Textbody" style:family="paragraph">
      <style:text-properties fo:language="en" fo:country="US"/>
    </style:style>
    <style:style style:name="P939" style:parent-style-name="Textbody" style:family="paragraph">
      <style:text-properties fo:language="en" fo:country="US"/>
    </style:style>
    <style:style style:name="P940" style:parent-style-name="Textbody" style:family="paragraph">
      <style:text-properties fo:language="en" fo:country="US"/>
    </style:style>
    <style:style style:name="P941" style:parent-style-name="Textbody" style:family="paragraph">
      <style:text-properties fo:language="en" fo:country="US"/>
    </style:style>
    <style:style style:name="P942" style:parent-style-name="Textbody" style:family="paragraph">
      <style:text-properties fo:language="en" fo:country="US"/>
    </style:style>
    <style:style style:name="P943" style:parent-style-name="Textbody" style:family="paragraph">
      <style:text-properties fo:language="en" fo:country="US"/>
    </style:style>
    <style:style style:name="P944" style:parent-style-name="Textbody" style:family="paragraph">
      <style:text-properties fo:language="en" fo:country="US"/>
    </style:style>
    <style:style style:name="P945" style:parent-style-name="Textbody" style:family="paragraph">
      <style:text-properties fo:language="en" fo:country="US"/>
    </style:style>
    <style:style style:name="P946" style:parent-style-name="Textbody" style:family="paragraph">
      <style:text-properties fo:language="en" fo:country="US"/>
    </style:style>
    <style:style style:name="P947" style:parent-style-name="Textbody" style:family="paragraph">
      <style:text-properties fo:language="en" fo:country="US"/>
    </style:style>
    <style:style style:name="P948" style:parent-style-name="Textbody" style:family="paragraph">
      <style:text-properties fo:language="en" fo:country="US"/>
    </style:style>
    <style:style style:name="P949" style:parent-style-name="Textbody" style:family="paragraph">
      <style:text-properties fo:language="en" fo:country="US"/>
    </style:style>
    <style:style style:name="P950" style:parent-style-name="Textbody" style:family="paragraph">
      <style:text-properties fo:language="en" fo:country="US"/>
    </style:style>
    <style:style style:name="P951" style:parent-style-name="Textbody" style:family="paragraph">
      <style:text-properties fo:language="en" fo:country="US"/>
    </style:style>
    <style:style style:name="P952" style:parent-style-name="Textbody" style:family="paragraph">
      <style:text-properties fo:language="en" fo:country="US"/>
    </style:style>
    <style:style style:name="P953" style:parent-style-name="Textbody" style:family="paragraph">
      <style:text-properties fo:language="en" fo:country="US"/>
    </style:style>
    <style:style style:name="P954" style:parent-style-name="Textbody" style:family="paragraph">
      <style:text-properties fo:language="en" fo:country="US"/>
    </style:style>
    <style:style style:name="P955" style:parent-style-name="Textbody" style:family="paragraph">
      <style:text-properties fo:language="en" fo:country="US"/>
    </style:style>
    <style:style style:name="P956" style:parent-style-name="Textbody" style:family="paragraph">
      <style:text-properties fo:language="en" fo:country="US"/>
    </style:style>
    <style:style style:name="P957" style:parent-style-name="Textbody" style:family="paragraph">
      <style:text-properties fo:language="en" fo:country="US"/>
    </style:style>
    <style:style style:name="P958" style:parent-style-name="Textbody" style:family="paragraph">
      <style:text-properties fo:language="en" fo:country="US"/>
    </style:style>
    <style:style style:name="P959" style:parent-style-name="Textbody" style:family="paragraph">
      <style:text-properties fo:language="en" fo:country="US"/>
    </style:style>
    <style:style style:name="P960" style:parent-style-name="Textbody" style:family="paragraph">
      <style:text-properties fo:language="en" fo:country="US"/>
    </style:style>
    <style:style style:name="P961" style:parent-style-name="Textbody" style:family="paragraph">
      <style:text-properties fo:language="en" fo:country="US"/>
    </style:style>
    <style:style style:name="P962" style:parent-style-name="Textbody" style:family="paragraph">
      <style:text-properties fo:language="en" fo:country="US"/>
    </style:style>
    <style:style style:name="P963" style:parent-style-name="Textbody" style:family="paragraph">
      <style:text-properties fo:language="en" fo:country="US"/>
    </style:style>
    <style:style style:name="P964" style:parent-style-name="Textbody" style:family="paragraph">
      <style:text-properties fo:language="en" fo:country="US"/>
    </style:style>
    <style:style style:name="P965" style:parent-style-name="Textbody" style:family="paragraph">
      <style:text-properties fo:language="en" fo:country="US"/>
    </style:style>
    <style:style style:name="P966" style:parent-style-name="Textbody" style:family="paragraph">
      <style:text-properties fo:language="en" fo:country="US"/>
    </style:style>
    <style:style style:name="P967" style:parent-style-name="Textbody" style:family="paragraph">
      <style:text-properties fo:language="en" fo:country="US"/>
    </style:style>
    <style:style style:name="P968" style:parent-style-name="Textbody" style:family="paragraph">
      <style:text-properties fo:language="en" fo:country="US"/>
    </style:style>
    <style:style style:name="P969" style:parent-style-name="Textbody" style:family="paragraph">
      <style:text-properties fo:font-weight="bold" style:font-weight-asian="bold" style:font-weight-complex="bold" fo:language="en" fo:country="US"/>
    </style:style>
    <style:style style:name="P970" style:parent-style-name="Textbody" style:family="paragraph">
      <style:text-properties fo:font-weight="bold" style:font-weight-asian="bold" style:font-weight-complex="bold" fo:language="en" fo:country="US"/>
    </style:style>
    <style:style style:name="P971" style:parent-style-name="Textbody" style:family="paragraph">
      <style:text-properties fo:language="en" fo:country="US"/>
    </style:style>
    <style:style style:name="P972" style:parent-style-name="Textbody" style:family="paragraph">
      <style:text-properties fo:language="en" fo:country="US"/>
    </style:style>
    <style:style style:name="P973" style:parent-style-name="Textbody" style:family="paragraph">
      <style:text-properties fo:language="en" fo:country="US"/>
    </style:style>
    <style:style style:name="P974" style:parent-style-name="Textbody" style:family="paragraph">
      <style:text-properties fo:language="en" fo:country="US"/>
    </style:style>
    <style:style style:name="P975" style:parent-style-name="Textbody" style:family="paragraph">
      <style:text-properties fo:language="en" fo:country="US"/>
    </style:style>
    <style:style style:name="P976" style:parent-style-name="Textbody" style:family="paragraph">
      <style:text-properties fo:language="en" fo:country="US"/>
    </style:style>
    <style:style style:name="P977" style:parent-style-name="Textbody" style:family="paragraph">
      <style:text-properties fo:language="en" fo:country="US"/>
    </style:style>
    <style:style style:name="P978" style:parent-style-name="Textbody" style:family="paragraph">
      <style:text-properties fo:language="en" fo:country="US"/>
    </style:style>
    <style:style style:name="P979" style:parent-style-name="Textbody" style:family="paragraph">
      <style:text-properties fo:language="en" fo:country="US"/>
    </style:style>
    <style:style style:name="P980" style:parent-style-name="Textbody" style:family="paragraph">
      <style:text-properties fo:language="en" fo:country="US"/>
    </style:style>
    <style:style style:name="P981" style:parent-style-name="Textbody" style:family="paragraph">
      <style:text-properties fo:language="en" fo:country="US"/>
    </style:style>
    <style:style style:name="P982" style:parent-style-name="Textbody" style:family="paragraph">
      <style:text-properties fo:language="en" fo:country="US"/>
    </style:style>
    <style:style style:name="P983" style:parent-style-name="Textbody" style:family="paragraph">
      <style:text-properties fo:language="en" fo:country="US"/>
    </style:style>
    <style:style style:name="P984" style:parent-style-name="Textbody" style:family="paragraph">
      <style:text-properties fo:language="en" fo:country="US"/>
    </style:style>
    <style:style style:name="P985" style:parent-style-name="Textbody" style:family="paragraph">
      <style:text-properties fo:language="en" fo:country="US"/>
    </style:style>
    <style:style style:name="P986" style:parent-style-name="Textbody" style:family="paragraph">
      <style:text-properties fo:language="en" fo:country="US"/>
    </style:style>
    <style:style style:name="P987" style:parent-style-name="Textbody" style:family="paragraph">
      <style:text-properties fo:language="en" fo:country="US"/>
    </style:style>
    <style:style style:name="P988" style:parent-style-name="Textbody" style:family="paragraph">
      <style:text-properties fo:language="en" fo:country="US"/>
    </style:style>
    <style:style style:name="P989" style:parent-style-name="Textbody" style:family="paragraph">
      <style:text-properties fo:language="en" fo:country="US"/>
    </style:style>
    <style:style style:name="P990" style:parent-style-name="Textbody" style:family="paragraph">
      <style:text-properties fo:language="en" fo:country="US"/>
    </style:style>
    <style:style style:name="P991" style:parent-style-name="Textbody" style:family="paragraph">
      <style:text-properties fo:language="en" fo:country="US"/>
    </style:style>
    <style:style style:name="P992" style:parent-style-name="Textbody" style:family="paragraph">
      <style:text-properties fo:language="en" fo:country="US"/>
    </style:style>
    <style:style style:name="P993" style:parent-style-name="Textbody" style:family="paragraph">
      <style:text-properties fo:language="en" fo:country="US"/>
    </style:style>
    <style:style style:name="P994" style:parent-style-name="Textbody" style:family="paragraph">
      <style:text-properties fo:language="en" fo:country="US"/>
    </style:style>
    <style:style style:name="P995" style:parent-style-name="Textbody" style:family="paragraph">
      <style:text-properties fo:language="en" fo:country="US"/>
    </style:style>
    <style:style style:name="P996" style:parent-style-name="Textbody" style:family="paragraph">
      <style:text-properties fo:language="en" fo:country="US"/>
    </style:style>
    <style:style style:name="P997" style:parent-style-name="Textbody" style:family="paragraph">
      <style:text-properties fo:language="en" fo:country="US"/>
    </style:style>
    <style:style style:name="P998" style:parent-style-name="Textbody" style:family="paragraph">
      <style:text-properties fo:language="en" fo:country="US"/>
    </style:style>
    <style:style style:name="P999" style:parent-style-name="Textbody" style:family="paragraph">
      <style:text-properties fo:language="en" fo:country="US"/>
    </style:style>
    <style:style style:name="P1000" style:parent-style-name="Textbody" style:family="paragraph">
      <style:text-properties fo:language="en" fo:country="US"/>
    </style:style>
    <style:style style:name="P1001" style:parent-style-name="Textbody" style:family="paragraph">
      <style:text-properties fo:language="en" fo:country="US"/>
    </style:style>
    <style:style style:name="P1002" style:parent-style-name="Textbody" style:family="paragraph">
      <style:text-properties fo:language="en" fo:country="US"/>
    </style:style>
    <style:style style:name="P1003" style:parent-style-name="Textbody" style:family="paragraph">
      <style:text-properties fo:language="en" fo:country="US"/>
    </style:style>
    <style:style style:name="P1004" style:parent-style-name="Textbody" style:family="paragraph">
      <style:text-properties fo:language="en" fo:country="US"/>
    </style:style>
    <style:style style:name="P1005" style:parent-style-name="Textbody" style:family="paragraph">
      <style:text-properties fo:language="en" fo:country="US"/>
    </style:style>
    <style:style style:name="P1006" style:parent-style-name="Textbody" style:family="paragraph">
      <style:text-properties fo:language="en" fo:country="US"/>
    </style:style>
    <style:style style:name="P1007" style:parent-style-name="Textbody" style:family="paragraph">
      <style:text-properties fo:language="en" fo:country="US"/>
    </style:style>
    <style:style style:name="P1008" style:parent-style-name="Textbody" style:family="paragraph">
      <style:text-properties fo:language="en" fo:country="US"/>
    </style:style>
    <style:style style:name="P1009" style:parent-style-name="Textbody" style:family="paragraph">
      <style:text-properties fo:language="en" fo:country="US"/>
    </style:style>
    <style:style style:name="P1010" style:parent-style-name="Textbody" style:family="paragraph">
      <style:text-properties fo:language="en" fo:country="US"/>
    </style:style>
    <style:style style:name="P1011" style:parent-style-name="Textbody" style:family="paragraph">
      <style:text-properties fo:language="en" fo:country="US"/>
    </style:style>
    <style:style style:name="P1012" style:parent-style-name="Textbody" style:family="paragraph">
      <style:text-properties fo:language="en" fo:country="US"/>
    </style:style>
    <style:style style:name="P1013" style:parent-style-name="Textbody" style:family="paragraph">
      <style:text-properties fo:language="en" fo:country="US"/>
    </style:style>
    <style:style style:name="P1014" style:parent-style-name="Textbody" style:family="paragraph">
      <style:text-properties fo:language="en" fo:country="US"/>
    </style:style>
    <style:style style:name="P1015" style:parent-style-name="Textbody" style:family="paragraph">
      <style:text-properties fo:language="en" fo:country="US"/>
    </style:style>
    <style:style style:name="P1016" style:parent-style-name="Textbody" style:family="paragraph">
      <style:text-properties fo:language="en" fo:country="US"/>
    </style:style>
    <style:style style:name="P1017" style:parent-style-name="Textbody" style:family="paragraph">
      <style:text-properties fo:language="en" fo:country="US"/>
    </style:style>
    <style:style style:name="P1018" style:parent-style-name="Textbody" style:family="paragraph">
      <style:text-properties fo:language="en" fo:country="US"/>
    </style:style>
    <style:style style:name="P1019" style:parent-style-name="Textbody" style:family="paragraph">
      <style:text-properties fo:language="en" fo:country="US"/>
    </style:style>
    <style:style style:name="P1020" style:parent-style-name="Textbody" style:family="paragraph">
      <style:text-properties fo:language="en" fo:country="US"/>
    </style:style>
    <style:style style:name="P1021" style:parent-style-name="Textbody" style:family="paragraph">
      <style:text-properties fo:language="en" fo:country="US"/>
    </style:style>
    <style:style style:name="P1022" style:parent-style-name="Textbody" style:family="paragraph">
      <style:text-properties fo:language="en" fo:country="US"/>
    </style:style>
    <style:style style:name="P1023" style:parent-style-name="Textbody" style:family="paragraph">
      <style:text-properties fo:language="en" fo:country="US"/>
    </style:style>
    <style:style style:name="P1024" style:parent-style-name="Textbody" style:family="paragraph">
      <style:text-properties fo:language="en" fo:country="US"/>
    </style:style>
    <style:style style:name="P1025" style:parent-style-name="Textbody" style:family="paragraph">
      <style:text-properties fo:language="en" fo:country="US"/>
    </style:style>
    <style:style style:name="P1026" style:parent-style-name="Textbody" style:family="paragraph">
      <style:text-properties fo:language="en" fo:country="US"/>
    </style:style>
    <style:style style:name="P1027" style:parent-style-name="Textbody" style:family="paragraph">
      <style:text-properties fo:language="en" fo:country="US"/>
    </style:style>
    <style:style style:name="P1028" style:parent-style-name="Textbody" style:family="paragraph">
      <style:text-properties fo:language="en" fo:country="US"/>
    </style:style>
    <style:style style:name="P1029" style:parent-style-name="Textbody" style:family="paragraph">
      <style:text-properties fo:language="en" fo:country="US"/>
    </style:style>
    <style:style style:name="P1030" style:parent-style-name="Textbody" style:family="paragraph">
      <style:text-properties fo:language="en" fo:country="US"/>
    </style:style>
    <style:style style:name="P1031" style:parent-style-name="Textbody" style:family="paragraph">
      <style:text-properties fo:language="en" fo:country="US"/>
    </style:style>
    <style:style style:name="P1032" style:parent-style-name="Textbody" style:family="paragraph">
      <style:text-properties fo:language="en" fo:country="US"/>
    </style:style>
    <style:style style:name="P1033" style:parent-style-name="Textbody" style:family="paragraph">
      <style:text-properties fo:language="en" fo:country="US"/>
    </style:style>
    <style:style style:name="P1034" style:parent-style-name="Textbody" style:family="paragraph">
      <style:text-properties fo:language="en" fo:country="US"/>
    </style:style>
    <style:style style:name="P1035" style:parent-style-name="Textbody" style:family="paragraph">
      <style:text-properties fo:language="en" fo:country="US"/>
    </style:style>
    <style:style style:name="P1036" style:parent-style-name="Textbody" style:family="paragraph">
      <style:text-properties fo:language="en" fo:country="US"/>
    </style:style>
    <style:style style:name="P1037" style:parent-style-name="Textbody" style:family="paragraph">
      <style:text-properties fo:language="en" fo:country="US"/>
    </style:style>
    <style:style style:name="P1038" style:parent-style-name="Textbody" style:family="paragraph">
      <style:text-properties fo:language="en" fo:country="US"/>
    </style:style>
    <style:style style:name="P1039" style:parent-style-name="Textbody" style:family="paragraph">
      <style:text-properties fo:language="en" fo:country="US"/>
    </style:style>
    <style:style style:name="P1040" style:parent-style-name="Textbody" style:family="paragraph">
      <style:text-properties fo:language="en" fo:country="US"/>
    </style:style>
    <style:style style:name="P1041" style:parent-style-name="Textbody" style:family="paragraph">
      <style:text-properties fo:language="en" fo:country="US"/>
    </style:style>
    <style:style style:name="P1042" style:parent-style-name="Textbody" style:family="paragraph">
      <style:text-properties fo:language="en" fo:country="US"/>
    </style:style>
    <style:style style:name="P1043" style:parent-style-name="Textbody" style:family="paragraph">
      <style:text-properties fo:language="en" fo:country="US"/>
    </style:style>
    <style:style style:name="P1044" style:parent-style-name="Textbody" style:family="paragraph">
      <style:text-properties fo:language="en" fo:country="US"/>
    </style:style>
    <style:style style:name="P1045" style:parent-style-name="Textbody" style:family="paragraph">
      <style:text-properties fo:language="en" fo:country="US"/>
    </style:style>
    <style:style style:name="P1046" style:parent-style-name="Textbody" style:family="paragraph">
      <style:text-properties fo:language="en" fo:country="US"/>
    </style:style>
    <style:style style:name="P1047" style:parent-style-name="Textbody" style:family="paragraph">
      <style:text-properties fo:language="en" fo:country="US"/>
    </style:style>
    <style:style style:name="P1048" style:parent-style-name="Textbody" style:family="paragraph">
      <style:text-properties fo:language="en" fo:country="US"/>
    </style:style>
    <style:style style:name="P1049" style:parent-style-name="Textbody" style:family="paragraph">
      <style:text-properties fo:language="en" fo:country="US"/>
    </style:style>
    <style:style style:name="P1050" style:parent-style-name="Textbody" style:family="paragraph">
      <style:text-properties fo:language="en" fo:country="US"/>
    </style:style>
    <style:style style:name="P1051" style:parent-style-name="Textbody" style:family="paragraph">
      <style:text-properties fo:language="en" fo:country="US"/>
    </style:style>
    <style:style style:name="P1052" style:parent-style-name="Textbody" style:family="paragraph">
      <style:text-properties fo:language="en" fo:country="US"/>
    </style:style>
    <style:style style:name="P1053" style:parent-style-name="Textbody" style:family="paragraph">
      <style:text-properties fo:language="en" fo:country="US"/>
    </style:style>
    <style:style style:name="P1054" style:parent-style-name="Textbody" style:family="paragraph">
      <style:text-properties fo:language="en" fo:country="US"/>
    </style:style>
    <style:style style:name="P1055" style:parent-style-name="Textbody" style:family="paragraph">
      <style:text-properties fo:language="en" fo:country="US"/>
    </style:style>
    <style:style style:name="P1056" style:parent-style-name="Textbody" style:family="paragraph">
      <style:text-properties fo:language="en" fo:country="US"/>
    </style:style>
    <style:style style:name="P1057" style:parent-style-name="Textbody" style:family="paragraph">
      <style:text-properties fo:language="en" fo:country="US"/>
    </style:style>
    <style:style style:name="P1058" style:parent-style-name="Textbody" style:family="paragraph">
      <style:text-properties fo:language="en" fo:country="US"/>
    </style:style>
    <style:style style:name="P1059" style:parent-style-name="Textbody" style:family="paragraph">
      <style:text-properties fo:font-weight="bold" style:font-weight-asian="bold" style:font-weight-complex="bold" fo:language="en" fo:country="US"/>
    </style:style>
    <style:style style:name="P1060" style:parent-style-name="Textbody" style:family="paragraph">
      <style:text-properties fo:language="en" fo:country="US"/>
    </style:style>
    <style:style style:name="T1061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1062" style:parent-style-name="Textbody" style:family="paragraph">
      <style:text-properties fo:language="en" fo:country="US"/>
    </style:style>
    <style:style style:name="P1063" style:parent-style-name="Textbody" style:family="paragraph">
      <style:text-properties style:font-name="Consolas" fo:language="en" fo:country="US"/>
    </style:style>
    <style:style style:name="T1064" style:parent-style-name="Основнойшрифтабзаца" style:family="text">
      <style:text-properties style:font-name="Consolas" fo:language="en" fo:country="US"/>
    </style:style>
    <style:style style:name="P1065" style:parent-style-name="Textbody" style:family="paragraph">
      <style:text-properties style:font-name="Consolas" fo:language="en" fo:country="US"/>
    </style:style>
    <style:style style:name="P1066" style:parent-style-name="Textbody" style:family="paragraph">
      <style:text-properties style:font-name="Consolas" fo:language="en" fo:country="US"/>
    </style:style>
    <style:style style:name="P1067" style:parent-style-name="Textbody" style:family="paragraph">
      <style:text-properties style:font-name="Consolas" fo:language="en" fo:country="US"/>
    </style:style>
    <style:style style:name="P106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06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07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07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07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073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74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0pt" style:font-size-asian="10pt"/>
    </style:style>
    <style:style style:name="P1075" style:parent-style-name="Standard" style:family="paragraph">
      <style:paragraph-properties fo:background-color="#FFFFFF"/>
    </style:style>
    <style:style style:name="T1076" style:parent-style-name="Гиперссылка" style:family="text">
      <style:text-properties fo:font-size="14pt" style:font-size-asian="14pt" style:font-size-complex="14pt"/>
    </style:style>
    <style:style style:name="P1077" style:parent-style-name="Standard" style:family="paragraph">
      <style:paragraph-properties fo:background-color="#FFFFFF"/>
      <style:text-properties fo:font-size="14pt" style:font-size-asian="14pt" style:font-size-complex="14pt"/>
    </style:style>
    <style:style style:name="P1078" style:parent-style-name="Standard" style:family="paragraph">
      <style:paragraph-properties fo:background-color="#FFFFFF"/>
    </style:style>
    <style:style style:name="P1079" style:parent-style-name="Standard" style:family="paragraph">
      <style:paragraph-properties fo:background-color="#FFFFFF"/>
    </style:style>
    <style:style style:name="P1080" style:parent-style-name="Standard" style:family="paragraph">
      <style:paragraph-properties fo:background-color="#FFFFFF"/>
    </style:style>
    <style:style style:name="P1081" style:parent-style-name="Standard" style:family="paragraph">
      <style:paragraph-properties fo:background-color="#FFFFFF"/>
    </style:style>
    <style:style style:name="P1082" style:parent-style-name="Standard" style:family="paragraph">
      <style:paragraph-properties fo:background-color="#FFFFFF"/>
    </style:style>
    <style:style style:name="P1083" style:parent-style-name="Standard" style:family="paragraph">
      <style:paragraph-properties fo:background-color="#FFFFFF"/>
    </style:style>
    <style:style style:name="P1084" style:parent-style-name="Standard" style:family="paragraph">
      <style:paragraph-properties fo:background-color="#FFFFFF"/>
    </style:style>
    <style:style style:name="P1085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86" style:parent-style-name="Обычный" style:family="paragraph">
      <style:paragraph-properties fo:text-align="center"/>
    </style:style>
    <style:style style:name="P1087" style:parent-style-name="Обычный" style:family="paragraph">
      <style:paragraph-properties fo:text-align="center"/>
    </style:style>
    <style:style style:name="P1088" style:parent-style-name="Обычный" style:family="paragraph">
      <style:paragraph-properties fo:text-align="justify"/>
    </style:style>
    <style:style style:name="T108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090" style:parent-style-name="Обычный" style:family="paragraph">
      <style:paragraph-properties fo:text-align="justify"/>
    </style:style>
    <style:style style:name="P1091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92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9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9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9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96" style:parent-style-name="Standard" style:family="paragraph">
      <style:paragraph-properties fo:text-align="justify" fo:margin-left="1.5in" fo:text-indent="0.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97" style:parent-style-name="Standard" style:family="paragraph">
      <style:paragraph-properties fo:margin-top="0.1666in" fo:line-height="135%"/>
    </style:style>
    <style:style style:name="T10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1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101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102" style:parent-style-name="Standard" style:family="paragraph">
      <style:paragraph-properties fo:margin-top="0.1666in" fo:line-height="135%"/>
    </style:style>
    <style:style style:name="T11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04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05" style:parent-style-name="Standard" style:family="paragraph">
      <style:paragraph-properties fo:text-align="justify" fo:background-color="#FFFFFF"/>
    </style:style>
    <style:style style:name="T11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08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T1109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110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T1111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112" style:parent-style-name="Standard" style:family="paragraph">
      <style:paragraph-properties fo:margin-top="0.1666in" fo:line-height="100%"/>
    </style:style>
    <style:style style:name="T11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1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1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осковский авиационный институт</text:p>
      <text:p text:style-name="P2">(Национальный исследовательский университет)</text:p>
      <text:p text:style-name="P3"/>
      <text:p text:style-name="P4">Факультет: «Информационные технологии и прикладная математика»</text:p>
      <text:p text:style-name="P5">Кафедра: 806 «Вычислительная математика и программирование»</text:p>
      <text:p text:style-name="P6">Дисциплина:<text:s/>«Объектно-ориентированное программирование» <text:s text:c="2"/></text:p>
      <text:p text:style-name="P7"><text:s/></text:p>
      <text:p text:style-name="P8"><text:s/></text:p>
      <text:p text:style-name="P9"><text:s/></text:p>
      <text:p text:style-name="P10"><text:s/></text:p>
      <text:p text:style-name="P11">Лабораторная работа № 7</text:p>
      <text:p text:style-name="P12">Тема: Проектирование структуры классов.</text:p>
      <text:p text:style-name="P13"/>
      <text:p text:style-name="P14"/>
      <text:p text:style-name="P15"><text:s/></text:p>
      <text:p text:style-name="P16"><text:s/></text:p>
      <text:p text:style-name="P17"><text:s/></text:p>
      <text:p text:style-name="P18">Студент: Пермяков Никита Александрович</text:p>
      <text:p text:style-name="P19">Группа: 80-208</text:p>
      <text:p text:style-name="P20">Преподаватель: Чернышов Л.Н.</text:p>
      <text:p text:style-name="P21">Дата:</text:p>
      <text:p text:style-name="P22">Оценка:</text:p>
      <text:p text:style-name="P23"/>
      <text:p text:style-name="P24"/>
      <text:p text:style-name="P25"/>
      <text:p text:style-name="P26"><text:s/></text:p>
      <text:p text:style-name="P27"/>
      <text:p text:style-name="P28"/>
      <text:p text:style-name="P29"/>
      <text:p text:style-name="P30"/>
      <text:p text:style-name="P31"><text:span text:style-name="T32">Москва, 2020</text:span></text:p>
      <text:soft-page-break/>
      <text:list text:style-name="LFO4" text:continue-numbering="true">
        <text:list-item>
          <text:p text:style-name="P33">Постановка задачи</text:p>
        </text:list-item>
      </text:list>
      <text:p text:style-name="P34"/>
      <text:p text:style-name="P35">Цель:</text:p>
      <text:p text:style-name="P36"/>
      <text:p text:style-name="P37">Получение практических навыков в хороших практиках проектирования структуры классов приложения;</text:p>
      <text:p text:style-name="P38"/>
      <text:p text:style-name="P39">Спроектировать простейший «графический» векторный редактор.</text:p>
      <text:p text:style-name="P40">Требование к функционалу редактора:</text:p>
      <text:p text:style-name="P41">· <text:s text:c="8"/>создание нового<text:s/>документа</text:p>
      <text:p text:style-name="P42">· <text:s text:c="8"/>импорт документа из файла</text:p>
      <text:p text:style-name="P43">· <text:s text:c="8"/>экспорт документа в файл</text:p>
      <text:p text:style-name="P44">· <text:s text:c="8"/>создание графического примитива (согласно варианту задания)</text:p>
      <text:p text:style-name="P45">· <text:s text:c="8"/>удаление графического примитива</text:p>
      <text:p text:style-name="P46">· <text:s text:c="8"/>отображение документа на экране (печать перечня графических объектов и их характеристик в std::cout)</text:p>
      <text:p text:style-name="P47">· <text:s text:c="8"/>реализовать операцию undo, отменяющую последнее сделанное действие. Должно действовать для операций добавления/удаления фигур.</text:p>
      <text:p text:style-name="P48"><text:s/></text:p>
      <text:p text:style-name="P49">Требования к реализации:</text:p>
      <text:p text:style-name="P50">· <text:s text:c="8"/>Создание графических<text:s/>примитивов необходимо вынести в отдельный класс – Factory.</text:p>
      <text:p text:style-name="P51">· <text:s text:c="8"/>Сделать упор на использовании полиморфизма при работе с фигурами;</text:p>
      <text:p text:style-name="P52">· <text:s text:c="8"/>Взаимодействие с пользователем (ввод команд) реализовать в функции main;</text:p>
      <text:p text:style-name="P53"/>
      <text:p text:style-name="P54"/>
      <text:p text:style-name="P55"><text:span text:style-name="T56">Вариант:<text:s/></text:span><text:span text:style-name="T57">33</text:span></text:p>
      <text:p text:style-name="P58"/>
      <text:p text:style-name="P59">реализовать:</text:p>
      <text:p text:style-name="P60"><text:span text:style-name="T61">· <text:s text:c="7"/></text:span><text:span text:style-name="T62">Р</text:span><text:span text:style-name="T63">омб</text:span></text:p>
      <text:p text:style-name="P64"><text:span text:style-name="T65">· <text:s text:c="7"/></text:span><text:span text:style-name="T66">5<text:s/></text:span><text:span text:style-name="T67">угольник</text:span></text:p>
      <text:p text:style-name="P68"><text:span text:style-name="T69">· <text:s text:c="7"/></text:span><text:span text:style-name="T70">6 угольник</text:span></text:p>
      <text:p text:style-name="P71"/>
      <text:p text:style-name="P72"/>
      <text:p text:style-name="P73"/>
      <text:soft-page-break/>
      <text:list text:style-name="LFO4" text:continue-numbering="true">
        <text:list-item>
          <text:p text:style-name="P74">Описание программы</text:p>
        </text:list-item>
      </text:list>
      <text:p text:style-name="P75"/>
      <text:p text:style-name="P76">Репозиторий содержит файлы:</text:p>
      <text:p text:style-name="P77">· <text:s text:c="4"/>main.cpp - файл с заданием работы</text:p>
      <text:p text:style-name="P78">· <text:s text:c="4"/>CMakeLists.txt - файл с конфигураций CMake</text:p>
      <text:p text:style-name="P79">· <text:s text:c="4"/>report.doc - отчет о лабораторной работе</text:p>
      <text:p text:style-name="P80">· <text:s text:c="5"/>figures.h -<text:s/>содержит реализацию фигур и все операции связанные с ними.</text:p>
      <text:p text:style-name="P81">· <text:s text:c="4"/>factory.h - содержит класс для создания графических примитиве фигур.</text:p>
      <text:p text:style-name="P82">· <text:s text:c="2"/>document.h - содержит все операции с документов, а также чтение и запись в документ информации об объекте фигуры с помощью сериализации.</text:p>
      <text:p text:style-name="P83">· <text:s text:c="5"/>command.h - класс для вставки и удаления фигуры в контейнер и так же отмены удаления/вставки.</text:p>
      <text:p text:style-name="P84">· <text:s text:c="3"/>editor.h - файл с обобщенным классом, который имеет операции над документом, вставкой/удалением фигуры и отменой вставки/удаления.</text:p>
      <text:p text:style-name="P85"/>
      <text:p text:style-name="P86">Пользователь может:<text:s/></text:p>
      <text:p text:style-name="P87">- добавить<text:s/></text:p>
      <text:p text:style-name="P88">- удалить<text:s/></text:p>
      <text:p text:style-name="P89">- сохранить</text:p>
      <text:p text:style-name="P90">- импортировать данные из файла</text:p>
      <text:p text:style-name="P91">- выполнить операцию undo (отмена последнего действия добавления/удаления фигуры).<text:s/></text:p>
      <text:p text:style-name="P92"/>
      <text:p text:style-name="P93">В случае, если файл не сохранен, выдаются предупреждающие сообщения.</text:p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soft-page-break/>
      <text:p text:style-name="P108">3. Набор тестов</text:p>
      <text:p text:style-name="P109"/>
      <text:p text:style-name="P110">Пояснение:</text:p>
      <text:p text:style-name="P111"/>
      <text:p text:style-name="P112"/>
      <text:p text:style-name="P113"><text:span text:style-name="T114">Test</text:span><text:span text:style-name="T115"><text:s/>1</text:span></text:p>
      <text:p text:style-name="P116"><text:span text:style-name="T117">Test</text:span><text:span text:style-name="T118"><text:s/>2</text:span></text:p>
      <text:p text:style-name="P119">Test 3</text:p>
      <text:p text:style-name="P120"/>
      <text:p text:style-name="P121"/>
      <text:list text:style-name="LFO5" text:continue-numbering="true">
        <text:list-item>
          <text:p text:style-name="P122">Результаты выполнения тестов</text:p>
        </text:list-item>
      </text:list>
      <text:p text:style-name="P123"><text:span text:style-name="T124">Test</text:span><text:span text:style-name="T125"><text:s/>1</text:span></text:p>
      <text:p text:style-name="P126"><text:span text:style-name="T127">Test 2</text:span></text:p>
      <text:p text:style-name="P128"><text:span text:style-name="T129">Test 3</text:span></text:p>
      <text:p text:style-name="P130"/>
      <text:p text:style-name="P131"/>
      <text:p text:style-name="P132"><text:span text:style-name="T133">5.<text:s/></text:span><text:span text:style-name="T134">Листинг</text:span><text:span text:style-name="T135"><text:s/></text:span><text:span text:style-name="T136">программы</text:span></text:p>
      <text:p text:style-name="P137"/>
      <text:p text:style-name="P138"><text:span text:style-name="T139">main.cpp</text:span></text:p>
      <text:p text:style-name="P140">#include &lt;iostream&gt;</text:p>
      <text:p text:style-name="P141">#include &lt;string&gt;</text:p>
      <text:p text:style-name="P142">#include "editor.h"</text:p>
      <text:p text:style-name="P143"/>
      <text:p text:style-name="P144"/>
      <text:p text:style-name="P145"/>
      <text:p text:style-name="P146">void create(Editor &amp;editor) {</text:p>
      <text:p text:style-name="P147"><text:s text:c="4"/>std::string cmd;</text:p>
      <text:p text:style-name="P148"><text:s text:c="4"/>if (editor.DocumentExist()) {</text:p>
      <text:p text:style-name="P149"><text:s text:c="8"/>std::cout &lt;&lt; "Save old document? Yes/No ";</text:p>
      <text:p text:style-name="P150"><text:s text:c="8"/>std::cin &gt;&gt; cmd;</text:p>
      <text:p text:style-name="P151"><text:s text:c="8"/>if (cmd == "Yes" || cmd == "Y") {</text:p>
      <text:p text:style-name="P152"><text:s text:c="12"/>std::string filename;</text:p>
      <text:soft-page-break/>
      <text:p text:style-name="P153"><text:s text:c="12"/>std::cout &lt;&lt; "Enter name of file: ";</text:p>
      <text:p text:style-name="P154"><text:s text:c="12"/>std::cin<text:s/>&gt;&gt; filename;</text:p>
      <text:p text:style-name="P155"><text:s text:c="12"/>try {</text:p>
      <text:p text:style-name="P156"><text:s text:c="16"/>editor.SaveDocument(filename);</text:p>
      <text:p text:style-name="P157"><text:s text:c="12"/>} catch (std::runtime_error &amp;err) {</text:p>
      <text:p text:style-name="P158"><text:s text:c="16"/>std::cout &lt;&lt; err.what() &lt;&lt; std::endl;</text:p>
      <text:p text:style-name="P159"><text:s text:c="12"/>}</text:p>
      <text:p text:style-name="P160"><text:s text:c="8"/>}</text:p>
      <text:p text:style-name="P161"><text:s text:c="4"/>}</text:p>
      <text:p text:style-name="P162"><text:s text:c="4"/>std::cout &lt;&lt; "Enter name of new<text:s/>project" &lt;&lt; std::endl;</text:p>
      <text:p text:style-name="P163"><text:s text:c="4"/>std::cin &gt;&gt; cmd;</text:p>
      <text:p text:style-name="P164"><text:s text:c="4"/>editor.CreateDocument(cmd);</text:p>
      <text:p text:style-name="P165"><text:s text:c="4"/>std::cout &lt;&lt; "Document " &lt;&lt; cmd &lt;&lt; " is created" &lt;&lt; std::endl;</text:p>
      <text:p text:style-name="P166">}</text:p>
      <text:p text:style-name="P167"/>
      <text:p text:style-name="P168">void save(Editor &amp;editor) {</text:p>
      <text:p text:style-name="P169"><text:s text:c="4"/>if (!editor.DocumentExist())</text:p>
      <text:p text:style-name="P170"><text:s text:c="8"/>throw std::runtime_error("Document does not exist");</text:p>
      <text:p text:style-name="P171"/>
      <text:p text:style-name="P172"><text:s text:c="4"/>std::string filename;</text:p>
      <text:p text:style-name="P173"><text:s text:c="4"/>std::cin &gt;&gt; filename;</text:p>
      <text:p text:style-name="P174"/>
      <text:p text:style-name="P175"><text:s text:c="4"/>try {</text:p>
      <text:p text:style-name="P176"><text:s text:c="8"/>editor.SaveDocument(filename);</text:p>
      <text:p text:style-name="P177"><text:s text:c="8"/>std::cout &lt;&lt; "Document save in file " &lt;&lt; filename &lt;&lt; std::endl;</text:p>
      <text:p text:style-name="P178"><text:s text:c="4"/>} catch (std::runtime_error &amp;err) {</text:p>
      <text:p text:style-name="P179"><text:s text:c="8"/>std::cout &lt;&lt; err.what() &lt;&lt; std::endl;</text:p>
      <text:p text:style-name="P180"><text:s text:c="4"/>}</text:p>
      <text:p text:style-name="P181">}</text:p>
      <text:p text:style-name="P182"/>
      <text:p text:style-name="P183">void load(Editor &amp;editor) {</text:p>
      <text:p text:style-name="P184"><text:s text:c="4"/>std::string cmd;</text:p>
      <text:p text:style-name="P185"><text:s text:c="4"/>std::string filename;</text:p>
      <text:p text:style-name="P186"><text:s text:c="4"/>if (editor.DocumentExist()) {</text:p>
      <text:soft-page-break/>
      <text:p text:style-name="P187"><text:s text:c="8"/>std::cout &lt;&lt; "Save old document? Yes/No ";</text:p>
      <text:p text:style-name="P188"><text:s text:c="8"/>std::cin &gt;&gt; cmd;</text:p>
      <text:p text:style-name="P189"><text:s text:c="8"/>if (cmd == "Yes") {</text:p>
      <text:p text:style-name="P190"><text:s text:c="12"/>std::cout &lt;&lt; "Enter name of file ";</text:p>
      <text:p text:style-name="P191"><text:s text:c="12"/>std::cin &gt;&gt; filename;</text:p>
      <text:p text:style-name="P192"><text:s text:c="12"/>try {</text:p>
      <text:p text:style-name="P193"><text:s text:c="16"/>editor.SaveDocument(filename);</text:p>
      <text:p text:style-name="P194"><text:s text:c="12"/>} catch (std::runtime_error&amp; err) {</text:p>
      <text:p text:style-name="P195"><text:s text:c="16"/>std::cout &lt;&lt; err.what() &lt;&lt; std::endl;</text:p>
      <text:p text:style-name="P196"><text:s text:c="7"/><text:s text:c="5"/>}</text:p>
      <text:p text:style-name="P197"><text:s text:c="8"/>}</text:p>
      <text:p text:style-name="P198"><text:s text:c="4"/>}</text:p>
      <text:p text:style-name="P199"><text:s text:c="4"/>std::cout &lt;&lt; "Enter name of file to upload: ";</text:p>
      <text:p text:style-name="P200"><text:s text:c="4"/>std::cin &gt;&gt; filename;</text:p>
      <text:p text:style-name="P201"><text:s text:c="4"/>try {</text:p>
      <text:p text:style-name="P202"><text:s text:c="8"/>editor.LoadDocument(filename);</text:p>
      <text:p text:style-name="P203"><text:s text:c="8"/>std::cout &lt;&lt; "Document loaded from file " &lt;&lt; filename &lt;&lt; std::endl;</text:p>
      <text:p text:style-name="P204"><text:s text:c="4"/>} catch (std::runtime_error&amp; err) {</text:p>
      <text:p text:style-name="P205"><text:s text:c="8"/>std::cout &lt;&lt; err.what() &lt;&lt; std::endl;</text:p>
      <text:p text:style-name="P206"><text:s text:c="4"/>}</text:p>
      <text:p text:style-name="P207">}</text:p>
      <text:p text:style-name="P208"/>
      <text:p text:style-name="P209">void add(Editor &amp;editor) {</text:p>
      <text:p text:style-name="P210"><text:s text:c="4"/>if (!editor.DocumentExist())</text:p>
      <text:p text:style-name="P211"><text:s text:c="8"/>throw std::runtime_error("Document does not exist");</text:p>
      <text:p text:style-name="P212"><text:s text:c="4"/>std::string type;</text:p>
      <text:p text:style-name="P213"><text:s text:c="4"/>std::cout &lt;&lt; "Enter shape type: \n\t- rec \n\t- trap \n\t- rhomb\n";</text:p>
      <text:p text:style-name="P214"><text:s text:c="4"/>std::cin &gt;&gt; type;</text:p>
      <text:p text:style-name="P215"/>
      <text:p text:style-name="P216"><text:s text:c="4"/>std::pair&lt;double, double&gt; *vertices = new std::pair&lt;double, double&gt;[4];</text:p>
      <text:p text:style-name="P217"><text:s text:c="4"/>if (type == "rec") {</text:p>
      <text:p text:style-name="P218"><text:s text:c="8"/>std::cout &lt;&lt; "Enter coordinates separated by space\n";</text:p>
      <text:p text:style-name="P219"><text:s text:c="8"/>for (int i = 0; i &lt; 4; ++i) {</text:p>
      <text:p text:style-name="P220"><text:s text:c="12"/>std::cin &gt;&gt; vertices[i];</text:p>
      <text:soft-page-break/>
      <text:p text:style-name="P221"><text:s text:c="8"/>}</text:p>
      <text:p text:style-name="P222"><text:s text:c="8"/>try {</text:p>
      <text:p text:style-name="P223"><text:s text:c="12"/>editor.InsertPrimitive(rec, vertices);</text:p>
      <text:p text:style-name="P224"><text:s text:c="12"/>delete [] vertices;</text:p>
      <text:p text:style-name="P225"><text:s text:c="12"/>vertices = nullptr;</text:p>
      <text:p text:style-name="P226"><text:s text:c="8"/>} catch (std::logic_error &amp;err) {</text:p>
      <text:p text:style-name="P227"><text:s text:c="12"/>std::cout &lt;&lt; err.what() &lt;&lt;<text:s/>std::endl;</text:p>
      <text:p text:style-name="P228"><text:s text:c="12"/>delete [] vertices;</text:p>
      <text:p text:style-name="P229"><text:s text:c="12"/>vertices = nullptr;</text:p>
      <text:p text:style-name="P230"><text:s text:c="12"/>return;</text:p>
      <text:p text:style-name="P231"><text:s text:c="8"/>}</text:p>
      <text:p text:style-name="P232"><text:s text:c="8"/>std::cout &lt;&lt; "Primitive is added" &lt;&lt; std::endl;</text:p>
      <text:p text:style-name="P233"><text:s text:c="4"/>}</text:p>
      <text:p text:style-name="P234"><text:s text:c="4"/>else if (type == "trap") {</text:p>
      <text:p text:style-name="P235"><text:s text:c="8"/>std::cout &lt;&lt; "Enter the coordinates separated by<text:s/>space: ";</text:p>
      <text:p text:style-name="P236"><text:s text:c="8"/>for (int i = 0; i &lt; 4; ++i) {</text:p>
      <text:p text:style-name="P237"><text:s text:c="12"/>std::cin &gt;&gt; vertices[i];</text:p>
      <text:p text:style-name="P238"><text:s text:c="8"/>}</text:p>
      <text:p text:style-name="P239"><text:s text:c="8"/>try {</text:p>
      <text:p text:style-name="P240"><text:s text:c="12"/>editor.InsertPrimitive(trap, vertices);</text:p>
      <text:p text:style-name="P241"><text:s text:c="12"/>delete [] vertices;</text:p>
      <text:p text:style-name="P242"><text:s text:c="12"/>vertices = nullptr;</text:p>
      <text:p text:style-name="P243"><text:s text:c="8"/>} catch<text:s/>(std::logic_error &amp;err) {</text:p>
      <text:p text:style-name="P244"><text:s text:c="12"/>std::cout &lt;&lt; err.what() &lt;&lt; std::endl;</text:p>
      <text:p text:style-name="P245"><text:s text:c="12"/>delete [] vertices;</text:p>
      <text:p text:style-name="P246"><text:s text:c="12"/>vertices = nullptr;</text:p>
      <text:p text:style-name="P247"><text:s text:c="12"/>return;</text:p>
      <text:p text:style-name="P248"><text:s text:c="8"/>}</text:p>
      <text:p text:style-name="P249"><text:s text:c="8"/>std::cout &lt;&lt; "Primitive is added" <text:s/>&lt;&lt; std::endl;</text:p>
      <text:p text:style-name="P250"><text:s text:c="4"/>}</text:p>
      <text:p text:style-name="P251"><text:s text:c="4"/>else if (type ==<text:s/>"rhomb") {</text:p>
      <text:p text:style-name="P252"><text:s text:c="8"/>std::cout &lt;&lt; "Enter the coordinates separated by a space: ";</text:p>
      <text:p text:style-name="P253"><text:s text:c="8"/>for (int i = 0; i &lt; 4; ++i) {</text:p>
      <text:p text:style-name="P254"><text:s text:c="12"/>std::cin &gt;&gt; vertices[i];</text:p>
      <text:soft-page-break/>
      <text:p text:style-name="P255"><text:s text:c="8"/>}</text:p>
      <text:p text:style-name="P256"><text:s text:c="8"/>try {</text:p>
      <text:p text:style-name="P257"><text:s text:c="12"/>editor.InsertPrimitive(rhomb, vertices);</text:p>
      <text:p text:style-name="P258"><text:s text:c="12"/>delete [] vertices;</text:p>
      <text:p text:style-name="P259"><text:s text:c="12"/>vertices = nullptr;</text:p>
      <text:p text:style-name="P260"><text:s text:c="8"/>} catch (std::logic_error &amp;err) {</text:p>
      <text:p text:style-name="P261"><text:s text:c="12"/>std::cout &lt;&lt; err.what() &lt;&lt; std::endl;</text:p>
      <text:p text:style-name="P262"><text:s text:c="12"/>delete [] vertices;</text:p>
      <text:p text:style-name="P263"><text:s text:c="12"/>vertices = nullptr;</text:p>
      <text:p text:style-name="P264"><text:s text:c="12"/>return;</text:p>
      <text:p text:style-name="P265"><text:s text:c="8"/>}</text:p>
      <text:p text:style-name="P266"><text:s text:c="8"/>std::cout &lt;&lt; "Primitive is added" &lt;&lt; std::endl;</text:p>
      <text:p text:style-name="P267"><text:s text:c="4"/>}</text:p>
      <text:p text:style-name="P268"><text:s text:c="4"/>else {</text:p>
      <text:p text:style-name="P269"><text:s text:c="8"/>std::cout &lt;&lt; "Primitive isn't added" &lt;&lt; std::endl;</text:p>
      <text:p text:style-name="P270"><text:s text:c="8"/>return;</text:p>
      <text:p text:style-name="P271"><text:s text:c="4"/>}</text:p>
      <text:p text:style-name="P272">}</text:p>
      <text:p text:style-name="P273"/>
      <text:p text:style-name="P274">void remove(Editor &amp;editor) {</text:p>
      <text:p text:style-name="P275"><text:s text:c="4"/>if (!editor.DocumentExist())</text:p>
      <text:p text:style-name="P276"><text:s text:c="8"/>std::cout &lt;&lt; "Document does not exist" &lt;&lt; std::endl;</text:p>
      <text:p text:style-name="P277"><text:s text:c="4"/>int id;</text:p>
      <text:p text:style-name="P278"><text:s text:c="4"/>std::cin &gt;&gt; id;</text:p>
      <text:p text:style-name="P279"><text:s text:c="4"/>if (id &lt;= 0) {</text:p>
      <text:p text:style-name="P280"><text:s text:c="8"/>std::cout &lt;&lt; "Invalid id" &lt;&lt; std::endl;</text:p>
      <text:p text:style-name="P281"><text:s text:c="8"/>return;</text:p>
      <text:p text:style-name="P282"><text:s text:c="4"/>}</text:p>
      <text:p text:style-name="P283"><text:s text:c="4"/>try {</text:p>
      <text:p text:style-name="P284"><text:s text:c="8"/>editor.RemovePrimitive(id);</text:p>
      <text:p text:style-name="P285"><text:s text:c="4"/>} catch (std::exception &amp;e) {</text:p>
      <text:p text:style-name="P286"><text:s text:c="8"/>std::cout &lt;&lt; "Invalid id" &lt;&lt;<text:s/>std::endl;</text:p>
      <text:p text:style-name="P287"><text:s text:c="8"/>return;</text:p>
      <text:p text:style-name="P288"><text:s text:c="4"/>}</text:p>
      <text:soft-page-break/>
      <text:p text:style-name="P289"><text:s text:c="4"/>std::cout &lt;&lt; "Remove primitive at id: " &lt;&lt; id &lt;&lt; std::endl;</text:p>
      <text:p text:style-name="P290">}</text:p>
      <text:p text:style-name="P291"/>
      <text:p text:style-name="P292">void menu() {</text:p>
      <text:p text:style-name="P293"><text:s text:c="4"/>std::cout &lt;&lt; "1 - menu" &lt;&lt; std::endl;</text:p>
      <text:p text:style-name="P294"><text:s text:c="4"/>std::cout &lt;&lt; "2 - create new file" &lt;&lt; std::endl;</text:p>
      <text:p text:style-name="P295"><text:s text:c="4"/>std::cout &lt;&lt; "3 - load" &lt;&lt; std::endl;</text:p>
      <text:p text:style-name="P296"><text:s text:c="4"/>std::cout &lt;&lt; "4 - save [name]" &lt;&lt; std::endl;</text:p>
      <text:p text:style-name="P297"><text:s text:c="4"/>std::cout &lt;&lt; "5 - add [type]" &lt;&lt; std::endl;</text:p>
      <text:p text:style-name="P298"><text:s text:c="4"/>std::cout &lt;&lt; "6 - remove [id]" &lt;&lt; std::endl;</text:p>
      <text:p text:style-name="P299"><text:s text:c="4"/>std::cout &lt;&lt; "7 - undo" &lt;&lt; std::endl;</text:p>
      <text:p text:style-name="P300"><text:s text:c="4"/>std::cout &lt;&lt; "8 - print" &lt;&lt; std::endl;</text:p>
      <text:p text:style-name="P301"><text:s text:c="4"/>std::cout &lt;&lt; "9 - exit" &lt;&lt;<text:s/>std::endl;</text:p>
      <text:p text:style-name="P302">}</text:p>
      <text:p text:style-name="P303"/>
      <text:p text:style-name="P304">int main() {</text:p>
      <text:p text:style-name="P305"><text:s text:c="4"/>Editor editor;</text:p>
      <text:p text:style-name="P306"><text:s text:c="4"/>uint16_t cmd = 1;</text:p>
      <text:p text:style-name="P307"/>
      <text:p text:style-name="P308"><text:s text:c="4"/>while(cmd != 9) {</text:p>
      <text:p text:style-name="P309"><text:s text:c="8"/>if (cmd == 1) {</text:p>
      <text:p text:style-name="P310"><text:s text:c="12"/>menu();</text:p>
      <text:p text:style-name="P311"><text:s text:c="8"/>}</text:p>
      <text:p text:style-name="P312"><text:s text:c="8"/>else if (cmd == 2) {</text:p>
      <text:p text:style-name="P313"><text:s text:c="12"/>create(editor);</text:p>
      <text:p text:style-name="P314"><text:s text:c="8"/>}</text:p>
      <text:p text:style-name="P315"><text:s text:c="8"/>else if (cmd == 3) {</text:p>
      <text:p text:style-name="P316"><text:s text:c="12"/>try {</text:p>
      <text:p text:style-name="P317"><text:s text:c="16"/>load(editor);</text:p>
      <text:p text:style-name="P318"><text:s text:c="12"/>} catch (std::runtime_error &amp;err) {</text:p>
      <text:p text:style-name="P319"><text:s text:c="16"/>std::cout &lt;&lt; err.what() &lt;&lt; "\n\n";</text:p>
      <text:p text:style-name="P320"><text:s text:c="12"/>}</text:p>
      <text:p text:style-name="P321"><text:s text:c="8"/>}</text:p>
      <text:p text:style-name="P322"><text:s text:c="8"/>else if (cmd == 4) {</text:p>
      <text:soft-page-break/>
      <text:p text:style-name="P323"><text:s text:c="12"/>try {</text:p>
      <text:p text:style-name="P324"><text:s text:c="16"/>save(editor);</text:p>
      <text:p text:style-name="P325"><text:s text:c="8"/><text:s text:c="4"/>} catch (std::runtime_error &amp;err) {</text:p>
      <text:p text:style-name="P326"><text:s text:c="12"/>}</text:p>
      <text:p text:style-name="P327"><text:s text:c="8"/>}</text:p>
      <text:p text:style-name="P328"><text:s text:c="8"/>else if (cmd == 5) {</text:p>
      <text:p text:style-name="P329"><text:s text:c="12"/>try {</text:p>
      <text:p text:style-name="P330"><text:s text:c="16"/>add(editor);</text:p>
      <text:p text:style-name="P331"><text:s text:c="12"/>} catch (std::runtime_error &amp;err) {</text:p>
      <text:p text:style-name="P332"><text:s text:c="16"/>std::cout &lt;&lt; err.what() &lt;&lt; "\n\n";</text:p>
      <text:p text:style-name="P333"><text:s text:c="12"/>}</text:p>
      <text:p text:style-name="P334"><text:s text:c="3"/><text:s text:c="5"/>}</text:p>
      <text:p text:style-name="P335"><text:s text:c="8"/>else if (cmd == 6) {</text:p>
      <text:p text:style-name="P336"><text:s text:c="12"/>try {</text:p>
      <text:p text:style-name="P337"><text:s text:c="16"/>remove(editor);</text:p>
      <text:p text:style-name="P338"><text:s text:c="12"/>} catch (std::exception &amp;err) {</text:p>
      <text:p text:style-name="P339"><text:s text:c="16"/>std::cout &lt;&lt; err.what() &lt;&lt; std::endl;</text:p>
      <text:p text:style-name="P340"><text:s text:c="12"/>}</text:p>
      <text:p text:style-name="P341"><text:s text:c="8"/>}</text:p>
      <text:p text:style-name="P342"><text:s text:c="8"/>else if (cmd == 7) {</text:p>
      <text:p text:style-name="P343"><text:s text:c="12"/>try {</text:p>
      <text:p text:style-name="P344"><text:s text:c="16"/>editor.Undo();</text:p>
      <text:p text:style-name="P345"><text:s text:c="16"/>std::cout &lt;&lt; "OK\n";</text:p>
      <text:p text:style-name="P346"><text:s text:c="12"/>} catch (std::logic_error &amp;err) {</text:p>
      <text:p text:style-name="P347"><text:s text:c="16"/>std::cout &lt;&lt; err.what() &lt;&lt; "\n\n";</text:p>
      <text:p text:style-name="P348"><text:s text:c="12"/>}</text:p>
      <text:p text:style-name="P349"><text:s text:c="8"/>}</text:p>
      <text:p text:style-name="P350"><text:s text:c="8"/>else if (cmd == 8) {</text:p>
      <text:p text:style-name="P351"><text:s text:c="12"/>if (!editor.DocumentExist()) {</text:p>
      <text:p text:style-name="P352"><text:s text:c="16"/>std::cout &lt;&lt; "Document does not exist" &lt;&lt; "\n\n";</text:p>
      <text:p text:style-name="P353"><text:s text:c="16"/>continue;</text:p>
      <text:p text:style-name="P354"><text:s text:c="12"/>}</text:p>
      <text:p text:style-name="P355"><text:s text:c="12"/>editor.PrintDocument();</text:p>
      <text:p text:style-name="P356"><text:s text:c="8"/>}</text:p>
      <text:soft-page-break/>
      <text:p text:style-name="P357"><text:s text:c="8"/>else if(cmd == 9){</text:p>
      <text:p text:style-name="P358"><text:s text:c="12"/>return 0;</text:p>
      <text:p text:style-name="P359"><text:s text:c="8"/>} else {</text:p>
      <text:p text:style-name="P360"><text:s text:c="12"/>std::cout &lt;&lt; "You did not choose an action\n";</text:p>
      <text:p text:style-name="P361"><text:s text:c="8"/>}</text:p>
      <text:p text:style-name="P362"><text:s text:c="8"/>std::cin &gt;&gt; cmd;</text:p>
      <text:p text:style-name="P363"><text:s text:c="8"/>std::cout &lt;&lt; std::endl;</text:p>
      <text:p text:style-name="P364"><text:s text:c="4"/>}</text:p>
      <text:p text:style-name="P365"><text:s text:c="4"/>return 0;</text:p>
      <text:p text:style-name="P366">}</text:p>
      <text:p text:style-name="P367"/>
      <text:p text:style-name="P368"/>
      <text:p text:style-name="P369"/>
      <text:p text:style-name="P370"/>
      <text:p text:style-name="P371">Rectangle.h</text:p>
      <text:p text:style-name="P372">#pragma once</text:p>
      <text:p text:style-name="P373">#include"figures.h"</text:p>
      <text:p text:style-name="P374"/>
      <text:p text:style-name="P375">class Rectangle : public Figure {</text:p>
      <text:p text:style-name="P376">public:</text:p>
      <text:p text:style-name="P377"><text:s text:c="4"/>Rectangle(): id{0},<text:s/>vertices{new std::pair&lt;double, double&gt;[4]} {</text:p>
      <text:p text:style-name="P378"><text:s text:c="8"/>for (uint16_t i = 0; i &lt; 4; ++i){</text:p>
      <text:p text:style-name="P379"><text:s text:c="12"/>this-&gt;vertices[i] = std::make_pair(0, 0);</text:p>
      <text:p text:style-name="P380"><text:s text:c="8"/>}</text:p>
      <text:p text:style-name="P381"><text:s text:c="4"/>}</text:p>
      <text:p text:style-name="P382"/>
      <text:p text:style-name="P383"><text:s text:c="4"/>Rectangle(</text:p>
      <text:p text:style-name="P384"><text:s text:c="8"/>std::pair&lt;double, double&gt; &amp;a,</text:p>
      <text:p text:style-name="P385"><text:s text:c="8"/>std::pair&lt;double, double&gt; &amp;b,</text:p>
      <text:p text:style-name="P386"><text:s text:c="7"/><text:s/>std::pair&lt;double, double&gt; &amp;c,</text:p>
      <text:p text:style-name="P387"><text:s text:c="8"/>std::pair&lt;double, double&gt; &amp;d,</text:p>
      <text:p text:style-name="P388"><text:s text:c="8"/>uint16_t id</text:p>
      <text:p text:style-name="P389"><text:s text:c="8"/>) : id{id}, vertices{new std::pair&lt;double, double&gt;[4]} {</text:p>
      <text:p text:style-name="P390"><text:s text:c="8"/>if (a == b || a == c || b == c || a == d ||</text:p>
      <text:soft-page-break/>
      <text:p text:style-name="P391"><text:s text:c="12"/>!(perpendicular(a, b, a, d)) ||</text:p>
      <text:p text:style-name="P392"><text:s text:c="12"/>!collinear(a, d, c, b) ||</text:p>
      <text:p text:style-name="P393"><text:s text:c="12"/>!collinear(a, b, d, c)</text:p>
      <text:p text:style-name="P394"><text:s text:c="8"/>) {</text:p>
      <text:p text:style-name="P395"><text:s text:c="12"/>throw std::logic_error("Entered coordinates of vertices do not belong to rectangle.");</text:p>
      <text:p text:style-name="P396"><text:s text:c="8"/>} else {</text:p>
      <text:p text:style-name="P397"><text:s text:c="12"/>this-&gt;vertices[0] = a;</text:p>
      <text:p text:style-name="P398"><text:s text:c="12"/>this-&gt;vertices[1] = b;</text:p>
      <text:p text:style-name="P399"><text:s text:c="12"/>this-&gt;vertices[2] = c;</text:p>
      <text:p text:style-name="P400"><text:s text:c="12"/>this-&gt;vertices[3] = d;</text:p>
      <text:p text:style-name="P401"><text:s text:c="8"/>}</text:p>
      <text:p text:style-name="P402"><text:s text:c="4"/>}</text:p>
      <text:p text:style-name="P403"/>
      <text:p text:style-name="P404"><text:s text:c="4"/>~Rectangle() override {</text:p>
      <text:p text:style-name="P405"><text:s text:c="8"/>delete [] this-&gt;vertices;</text:p>
      <text:p text:style-name="P406"><text:s text:c="8"/>this-&gt;vertices = nullptr;</text:p>
      <text:p text:style-name="P407"><text:s text:c="4"/>}</text:p>
      <text:p text:style-name="P408"/>
      <text:p text:style-name="P409"><text:s text:c="4"/>std::pair&lt;double, double&gt; Center() const override {</text:p>
      <text:p text:style-name="P410"><text:s text:c="8"/>uint16_t number = 4;</text:p>
      <text:p text:style-name="P411"><text:s text:c="8"/>return getCenter(this-&gt;vertices, number);</text:p>
      <text:p text:style-name="P412"><text:s text:c="4"/>}</text:p>
      <text:p text:style-name="P413"/>
      <text:p text:style-name="P414"><text:s text:c="4"/>double Area() const override {</text:p>
      <text:p text:style-name="P415"><text:s text:c="8"/>auto AB = dist(this-&gt;vertices[0], vertices[1]);</text:p>
      <text:p text:style-name="P416"><text:s text:c="8"/>auto AD = dist(this-&gt;vertices[0],vertices[3]);</text:p>
      <text:p text:style-name="P417"><text:s text:c="8"/>return AD * AB;</text:p>
      <text:p text:style-name="P418"><text:s text:c="4"/>}</text:p>
      <text:p text:style-name="P419"/>
      <text:p text:style-name="P420"><text:s text:c="4"/>std::ostream &amp;Print(std::ostream &amp;out) const override {</text:p>
      <text:p text:style-name="P421"><text:s text:c="8"/>out &lt;&lt; "Rectangle - id: " &lt;&lt; id &lt;&lt; "\n";</text:p>
      <text:p text:style-name="P422"><text:s text:c="8"/>for (uint16_t i = 0; i &lt; 4; ++i) {</text:p>
      <text:p text:style-name="P423"><text:s text:c="12"/>out &lt;&lt; vertices[i] &lt;&lt; " ";</text:p>
      <text:p text:style-name="P424"><text:s text:c="8"/>}</text:p>
      <text:soft-page-break/>
      <text:p text:style-name="P425"><text:s text:c="8"/>out &lt;&lt;<text:s/>"\n";</text:p>
      <text:p text:style-name="P426"><text:s text:c="8"/>return out;</text:p>
      <text:p text:style-name="P427"><text:s text:c="4"/>}</text:p>
      <text:p text:style-name="P428"/>
      <text:p text:style-name="P429"><text:s text:c="4"/>void Serialize(std::ofstream &amp;os) const override {</text:p>
      <text:p text:style-name="P430"><text:s text:c="8"/>FigureType type = rec;</text:p>
      <text:p text:style-name="P431"><text:s text:c="8"/>os.write((char *) &amp;type, sizeof(type));</text:p>
      <text:p text:style-name="P432"><text:s text:c="8"/>os.write((char *) &amp;id, sizeof(id));</text:p>
      <text:p text:style-name="P433"><text:s text:c="8"/>for (uint16_t i = 0; i &lt; 4; ++i) {</text:p>
      <text:p text:style-name="P434"><text:s text:c="2"/><text:s text:c="10"/>os.write((char*) &amp;(vertices[i].first), sizeof(vertices[i].first));</text:p>
      <text:p text:style-name="P435"><text:s text:c="12"/>os.write((char*) &amp;(vertices[i].second), sizeof(vertices[i].second));</text:p>
      <text:p text:style-name="P436"><text:s text:c="8"/>}</text:p>
      <text:p text:style-name="P437"><text:s text:c="4"/>}</text:p>
      <text:p text:style-name="P438"/>
      <text:p text:style-name="P439"><text:s text:c="4"/>void Deserialize(std::ifstream &amp;is) override {</text:p>
      <text:p text:style-name="P440"><text:s text:c="8"/>is.read((char *) &amp;id,<text:s/>sizeof(id));</text:p>
      <text:p text:style-name="P441"><text:s text:c="8"/>for (uint16_t i = 0; i &lt; 4; ++i) {</text:p>
      <text:p text:style-name="P442"><text:s text:c="12"/>is.read((char *) &amp;(vertices[i].first), sizeof(vertices[i].first));</text:p>
      <text:p text:style-name="P443"><text:s text:c="12"/>is.read((char *) &amp;(vertices[i].second), sizeof(vertices[i].second));</text:p>
      <text:p text:style-name="P444"><text:s text:c="8"/>}</text:p>
      <text:p text:style-name="P445"><text:s text:c="4"/>}</text:p>
      <text:p text:style-name="P446"/>
      <text:p text:style-name="P447"><text:s text:c="4"/>int getId()<text:s/>const override {</text:p>
      <text:p text:style-name="P448"><text:s text:c="8"/>return (int)id;</text:p>
      <text:p text:style-name="P449"><text:s text:c="4"/>}</text:p>
      <text:p text:style-name="P450"/>
      <text:p text:style-name="P451">private:</text:p>
      <text:p text:style-name="P452"><text:s text:c="4"/>uint16_t id;</text:p>
      <text:p text:style-name="P453"><text:s text:c="4"/>std::pair&lt;double, double&gt; *vertices;</text:p>
      <text:p text:style-name="P454">};</text:p>
      <text:p text:style-name="P455"/>
      <text:p text:style-name="P456">Trapedzoid.h</text:p>
      <text:p text:style-name="P457">#pragma once</text:p>
      <text:p text:style-name="P458"/>
      <text:soft-page-break/>
      <text:p text:style-name="P459">#include"figures.h"</text:p>
      <text:p text:style-name="P460"/>
      <text:p text:style-name="P461"/>
      <text:p text:style-name="P462"/>
      <text:p text:style-name="P463">class Trapezoid : public Figure {</text:p>
      <text:p text:style-name="P464">public:</text:p>
      <text:p text:style-name="P465"><text:s text:c="4"/>Trapezoid() : id{0},<text:s/>vertices{new std::pair&lt;double, double&gt;[4]} {</text:p>
      <text:p text:style-name="P466"><text:s text:c="8"/>for (uint16_t i = 0; i &lt; 4; ++i){</text:p>
      <text:p text:style-name="P467"><text:s text:c="12"/>this-&gt;vertices[i] = std::make_pair(0,0);</text:p>
      <text:p text:style-name="P468"><text:s text:c="8"/>}</text:p>
      <text:p text:style-name="P469"><text:s text:c="4"/>}</text:p>
      <text:p text:style-name="P470"/>
      <text:p text:style-name="P471"><text:s text:c="4"/>Trapezoid(std::pair&lt;double, double&gt; &amp;a, std::pair&lt;double, double&gt; &amp;b, std::pair&lt;double, double&gt;<text:s/>&amp;c, std::pair&lt;double, double&gt; &amp;d, uint16_t id) :</text:p>
      <text:p text:style-name="P472"><text:s text:c="4"/>id{id}, vertices{new std::pair&lt;double, double&gt;[4]} {</text:p>
      <text:p text:style-name="P473"><text:s text:c="8"/>if (a == b || a == c || b == c || a == d || b == d || c == d ||</text:p>
      <text:p text:style-name="P474"><text:s text:c="12"/>collinear(a, b, c, a) || collinear(a, b, d, a) || collinear(a, c,<text:s/>d, a)</text:p>
      <text:p text:style-name="P475"><text:s text:c="12"/>|| collinear(b, c, d, b)) {</text:p>
      <text:p text:style-name="P476"><text:s text:c="12"/>throw std::logic_error("The entered coordinates of the vertices do not belong to the trapezoid.");</text:p>
      <text:p text:style-name="P477"><text:s text:c="8"/>} else {</text:p>
      <text:p text:style-name="P478"><text:s text:c="12"/>this-&gt;vertices[0] = a;</text:p>
      <text:p text:style-name="P479"><text:s text:c="12"/>this-&gt;vertices[1] = b;</text:p>
      <text:p text:style-name="P480"><text:s text:c="12"/>this-&gt;vertices[2] = c;</text:p>
      <text:p text:style-name="P481"><text:s text:c="12"/>this-&gt;vertices[3] = d;</text:p>
      <text:p text:style-name="P482"><text:s text:c="8"/>}</text:p>
      <text:p text:style-name="P483"><text:s text:c="4"/>}</text:p>
      <text:p text:style-name="P484"/>
      <text:p text:style-name="P485"><text:s text:c="4"/>~Trapezoid() override {</text:p>
      <text:p text:style-name="P486"><text:s text:c="8"/>delete [] this-&gt;vertices;</text:p>
      <text:p text:style-name="P487"><text:s text:c="8"/>this-&gt;vertices = nullptr;</text:p>
      <text:p text:style-name="P488"><text:s text:c="4"/>}</text:p>
      <text:p text:style-name="P489"/>
      <text:p text:style-name="P490"><text:s text:c="4"/>std::pair&lt;double, double&gt; Center() const override {</text:p>
      <text:soft-page-break/>
      <text:p text:style-name="P491"><text:s text:c="8"/>uint16_t num = 4;</text:p>
      <text:p text:style-name="P492"><text:s text:c="8"/>return getCenter(this-&gt;vertices, num);</text:p>
      <text:p text:style-name="P493"><text:s text:c="4"/>}</text:p>
      <text:p text:style-name="P494"/>
      <text:p text:style-name="P495"><text:s text:c="4"/>double Area() const override {</text:p>
      <text:p text:style-name="P496"><text:s text:c="8"/>auto area = ((vertices[0].first * vertices[1].second - vertices[1].first * vertices[0].second) +</text:p>
      <text:p text:style-name="P497"><text:s text:c="8"/>(vertices[1].first * vertices[2].second - vertices[2].first * vertices[1].second) +</text:p>
      <text:p text:style-name="P498"><text:s text:c="8"/>(vertices[2].first * vertices[3].second - vertices[3].first * vertices[2].second)) / 2;</text:p>
      <text:p text:style-name="P499"><text:s text:c="8"/>return std::abs(area);</text:p>
      <text:p text:style-name="P500"><text:s text:c="4"/>}</text:p>
      <text:p text:style-name="P501"/>
      <text:p text:style-name="P502"><text:s text:c="4"/>std::ostream &amp;Print(std::ostream &amp;out) const override{</text:p>
      <text:p text:style-name="P503"><text:s text:c="8"/>out &lt;&lt;<text:s/>"Trapezoid id: " &lt;&lt; this-&gt;id &lt;&lt; "\n";</text:p>
      <text:p text:style-name="P504"><text:s text:c="8"/>out &lt;&lt; "Coords: ";</text:p>
      <text:p text:style-name="P505"><text:s text:c="8"/>for (uint16_t i = 0; i &lt; 4; ++i) {</text:p>
      <text:p text:style-name="P506"><text:s text:c="12"/>out &lt;&lt; this-&gt;vertices[i];</text:p>
      <text:p text:style-name="P507"><text:s text:c="8"/>}</text:p>
      <text:p text:style-name="P508"><text:s text:c="8"/>out &lt;&lt; "\n";</text:p>
      <text:p text:style-name="P509"><text:s text:c="8"/>return out;</text:p>
      <text:p text:style-name="P510"><text:s text:c="4"/>}</text:p>
      <text:p text:style-name="P511"/>
      <text:p text:style-name="P512"><text:s text:c="4"/>void<text:s/>Serialize(std::ofstream &amp;os) const override{</text:p>
      <text:p text:style-name="P513"><text:s text:c="8"/>FigureType type = trap;</text:p>
      <text:p text:style-name="P514"><text:s text:c="8"/>os.write((char *) &amp;type, sizeof(type));</text:p>
      <text:p text:style-name="P515"><text:s text:c="8"/>os.write((char *) &amp;id, sizeof(id));</text:p>
      <text:p text:style-name="P516"><text:s text:c="8"/>for (uint16_t i = 0; i &lt; 4; ++i) {</text:p>
      <text:p text:style-name="P517"><text:s text:c="12"/>os.write((char *) &amp;(this-&gt;vertices[i].first), sizeof(this-&gt;vertices[i].first));</text:p>
      <text:p text:style-name="P518"><text:s text:c="12"/>os.write((char *) &amp;(this-&gt;vertices[i].second), sizeof(this-&gt;vertices[i].second));</text:p>
      <text:p text:style-name="P519"><text:s text:c="8"/>}</text:p>
      <text:p text:style-name="P520"><text:s text:c="4"/>}</text:p>
      <text:p text:style-name="P521"/>
      <text:p text:style-name="P522"><text:s text:c="4"/>void Deserialize(std::ifstream &amp;is) override {</text:p>
      <text:p text:style-name="P523"><text:s text:c="8"/>is.read((char *) &amp;id, sizeof(id));</text:p>
      <text:soft-page-break/>
      <text:p text:style-name="P524"><text:s text:c="3"/><text:s text:c="5"/>for (uint16_t i = 0; i &lt; 4; ++i) {</text:p>
      <text:p text:style-name="P525"><text:s text:c="12"/>is.read((char *) &amp;(this-&gt;vertices[i].first), sizeof(this-&gt;vertices[i].first));</text:p>
      <text:p text:style-name="P526"><text:s text:c="12"/>is.read((char *) &amp;(this-&gt;vertices[i].second),sizeof(this-&gt;vertices[i].second));</text:p>
      <text:p text:style-name="P527"><text:s text:c="8"/>}</text:p>
      <text:p text:style-name="P528"><text:s text:c="4"/>}</text:p>
      <text:p text:style-name="P529"/>
      <text:p text:style-name="P530"><text:s text:c="4"/>int getId()<text:s/>const override {</text:p>
      <text:p text:style-name="P531"><text:s text:c="8"/>return this-&gt;id;</text:p>
      <text:p text:style-name="P532"><text:s text:c="4"/>}</text:p>
      <text:p text:style-name="P533"/>
      <text:p text:style-name="P534">private:</text:p>
      <text:p text:style-name="P535"><text:s text:c="4"/>uint16_t id;</text:p>
      <text:p text:style-name="P536"><text:s text:c="4"/>std::pair&lt;double, double&gt; *vertices;</text:p>
      <text:p text:style-name="P537">};</text:p>
      <text:p text:style-name="P538"/>
      <text:p text:style-name="P539">editor.h</text:p>
      <text:p text:style-name="P540">#pragma once</text:p>
      <text:p text:style-name="P541"/>
      <text:p text:style-name="P542">#include &lt;stack&gt;</text:p>
      <text:p text:style-name="P543">#include "document.h"</text:p>
      <text:p text:style-name="P544">#include "command.h"</text:p>
      <text:p text:style-name="P545"/>
      <text:p text:style-name="P546"/>
      <text:p text:style-name="P547"/>
      <text:p text:style-name="P548">class Editor {</text:p>
      <text:p text:style-name="P549">public:</text:p>
      <text:p text:style-name="P550"><text:s text:c="4"/>Editor() : doc(nullptr), history() {};</text:p>
      <text:p text:style-name="P551"/>
      <text:p text:style-name="P552"><text:s text:c="4"/>void CreateDocument(const std::string &amp;name) {</text:p>
      <text:p text:style-name="P553"><text:s text:c="8"/>this-&gt;doc = std::make_shared&lt;Document&gt;(name);</text:p>
      <text:p text:style-name="P554"><text:s text:c="4"/>}</text:p>
      <text:p text:style-name="P555"/>
      <text:p text:style-name="P556"><text:s text:c="4"/>void InsertPrimitive(FigureType type, std::pair&lt;double, double&gt; *vertices) {</text:p>
      <text:p text:style-name="P557"><text:s text:c="8"/>std::shared_ptr&lt;Command&gt; command = std::shared_ptr&lt;Command&gt;(new<text:s/><text:soft-page-break/>InsertCommand(type, vertices));</text:p>
      <text:p text:style-name="P558"><text:s text:c="8"/>command-&gt;SetDocument(this-&gt;doc);</text:p>
      <text:p text:style-name="P559"><text:s text:c="8"/>command-&gt;Execute();</text:p>
      <text:p text:style-name="P560"><text:s text:c="8"/>this-&gt;history.push(command);</text:p>
      <text:p text:style-name="P561"><text:s text:c="4"/>}</text:p>
      <text:p text:style-name="P562"/>
      <text:p text:style-name="P563"><text:s text:c="4"/>void RemovePrimitive(int id) {</text:p>
      <text:p text:style-name="P564"><text:s text:c="8"/>try {</text:p>
      <text:p text:style-name="P565"><text:s text:c="12"/>std::shared_ptr&lt;Command&gt; command = std::shared_ptr&lt;Command&gt;(new RemoveCommand(id));</text:p>
      <text:p text:style-name="P566"><text:s text:c="12"/>command-&gt;SetDocument(this-&gt;doc);</text:p>
      <text:p text:style-name="P567"><text:s text:c="12"/>command-&gt;Execute();</text:p>
      <text:p text:style-name="P568"><text:s text:c="12"/>this-&gt;history.push(command);</text:p>
      <text:p text:style-name="P569"><text:s text:c="8"/>} catch (std::exception &amp;err) {</text:p>
      <text:p text:style-name="P570"><text:s text:c="12"/>std::cout &lt;&lt; err.what() &lt;&lt; std::endl;</text:p>
      <text:p text:style-name="P571"><text:s text:c="12"/>throw;</text:p>
      <text:p text:style-name="P572"><text:s text:c="8"/>}</text:p>
      <text:p text:style-name="P573"><text:s text:c="4"/>}</text:p>
      <text:p text:style-name="P574"/>
      <text:p text:style-name="P575"><text:s text:c="4"/>void SaveDocument(const std::string &amp;filename) {</text:p>
      <text:p text:style-name="P576"><text:s text:c="8"/>this-&gt;doc-&gt;Save(filename);</text:p>
      <text:p text:style-name="P577"><text:s text:c="4"/>}</text:p>
      <text:p text:style-name="P578"/>
      <text:p text:style-name="P579"><text:s text:c="4"/>void LoadDocument(const std::string &amp;filename) {</text:p>
      <text:p text:style-name="P580"><text:s text:c="8"/>this-&gt;doc = std::make_shared&lt;Document&gt;(filename);</text:p>
      <text:p text:style-name="P581"><text:s text:c="8"/>this-&gt;doc-&gt;Load(filename);</text:p>
      <text:p text:style-name="P582"><text:s text:c="4"/>}</text:p>
      <text:p text:style-name="P583"/>
      <text:p text:style-name="P584"><text:s text:c="4"/>void Undo() {</text:p>
      <text:p text:style-name="P585"><text:s text:c="8"/>if (this-&gt;history.empty())</text:p>
      <text:p text:style-name="P586"><text:s text:c="12"/>throw std::logic_error("empty");</text:p>
      <text:p text:style-name="P587"/>
      <text:p text:style-name="P588"><text:s text:c="8"/>std::shared_ptr&lt;Command&gt; lastCommand = this-&gt;history.top();</text:p>
      <text:p text:style-name="P589"><text:s text:c="8"/>lastCommand-&gt;UnExecute();</text:p>
      <text:soft-page-break/>
      <text:p text:style-name="P590"><text:s text:c="8"/>this-&gt;history.pop();</text:p>
      <text:p text:style-name="P591"><text:s text:c="4"/>}</text:p>
      <text:p text:style-name="P592"/>
      <text:p text:style-name="P593"><text:s text:c="4"/>void PrintDocument() {</text:p>
      <text:p text:style-name="P594"><text:s text:c="8"/>this-&gt;doc-&gt;Print();</text:p>
      <text:p text:style-name="P595"><text:s text:c="4"/>}</text:p>
      <text:p text:style-name="P596"/>
      <text:p text:style-name="P597"><text:s text:c="4"/>bool DocumentExist() {</text:p>
      <text:p text:style-name="P598"><text:s text:c="8"/>return this-&gt;doc != nullptr;</text:p>
      <text:p text:style-name="P599"><text:s text:c="4"/>}</text:p>
      <text:p text:style-name="P600"/>
      <text:p text:style-name="P601"><text:s text:c="4"/>~Editor() = default;</text:p>
      <text:p text:style-name="P602"/>
      <text:p text:style-name="P603">private:</text:p>
      <text:p text:style-name="P604"><text:s text:c="4"/>std::shared_ptr&lt;Document&gt; doc;</text:p>
      <text:p text:style-name="P605"><text:s text:c="4"/>std::stack&lt;std::shared_ptr&lt;Command&gt;&gt; history;</text:p>
      <text:p text:style-name="P606">};</text:p>
      <text:p text:style-name="P607"/>
      <text:p text:style-name="P608">factory.h</text:p>
      <text:p text:style-name="P609">#pragma once</text:p>
      <text:p text:style-name="P610"/>
      <text:p text:style-name="P611">#include "figures.h"</text:p>
      <text:p text:style-name="P612">#include "Rectangle.h"</text:p>
      <text:p text:style-name="P613">#include "Rhombus.h"</text:p>
      <text:p text:style-name="P614">#include "Trapezoid.h"</text:p>
      <text:p text:style-name="P615"/>
      <text:p text:style-name="P616"/>
      <text:p text:style-name="P617"/>
      <text:p text:style-name="P618">class Factory {</text:p>
      <text:p text:style-name="P619">public:</text:p>
      <text:p text:style-name="P620"><text:s text:c="4"/>std::shared_ptr&lt;Figure&gt; FigureCreate(FigureType type) const {</text:p>
      <text:p text:style-name="P621"><text:s text:c="8"/>std::shared_ptr&lt;Figure&gt; res;</text:p>
      <text:p text:style-name="P622"><text:s text:c="8"/>if (type == rec) {</text:p>
      <text:p text:style-name="P623"><text:s text:c="12"/>res = std::make_shared&lt;Rectangle&gt;();</text:p>
      <text:soft-page-break/>
      <text:p text:style-name="P624"><text:s text:c="8"/>} else if (type == rhomb) {</text:p>
      <text:p text:style-name="P625"><text:s text:c="12"/>res = std::make_shared&lt;Rhombus&gt;();</text:p>
      <text:p text:style-name="P626"><text:s text:c="8"/>} else if (type == trap) {</text:p>
      <text:p text:style-name="P627"><text:s text:c="12"/>res = std::make_shared&lt;Trapezoid&gt;();</text:p>
      <text:p text:style-name="P628"><text:s text:c="8"/>}</text:p>
      <text:p text:style-name="P629"><text:s text:c="8"/>return res;</text:p>
      <text:p text:style-name="P630"><text:s text:c="4"/>}</text:p>
      <text:p text:style-name="P631"/>
      <text:p text:style-name="P632"><text:s text:c="4"/>std::shared_ptr&lt;Figure&gt; FigureCreate(FigureType type, std::pair&lt;double, double&gt; *vertices, int id) const {</text:p>
      <text:p text:style-name="P633"><text:s text:c="8"/>std::shared_ptr&lt;Figure&gt; res;</text:p>
      <text:p text:style-name="P634"><text:s text:c="8"/>if (type == rec) {</text:p>
      <text:p text:style-name="P635"><text:s text:c="12"/>res = std::make_shared&lt;Rectangle&gt;(vertices[0], vertices[1], vertices[2], vertices[3], id);</text:p>
      <text:p text:style-name="P636"><text:s text:c="8"/>} else if (type == rhomb) {</text:p>
      <text:p text:style-name="P637"><text:s text:c="12"/>res = std::make_shared&lt;Rhombus&gt;(vertices[0], vertices[1], vertices[2], vertices[3], id);</text:p>
      <text:p text:style-name="P638"><text:s text:c="8"/>} else if (type == trap) {</text:p>
      <text:p text:style-name="P639"><text:s text:c="12"/>res = std::make_shared&lt;Trapezoid&gt;(vertices[0], vertices[1], vertices[2], vertices[3], id);</text:p>
      <text:p text:style-name="P640"><text:s text:c="8"/>}</text:p>
      <text:p text:style-name="P641"/>
      <text:p text:style-name="P642"><text:s text:c="8"/>return res;</text:p>
      <text:p text:style-name="P643"><text:s text:c="4"/>}</text:p>
      <text:p text:style-name="P644">};</text:p>
      <text:p text:style-name="P645"/>
      <text:p text:style-name="P646">document.h</text:p>
      <text:p text:style-name="P647">#pragma once</text:p>
      <text:p text:style-name="P648"/>
      <text:p text:style-name="P649">#include &lt;fstream&gt;</text:p>
      <text:p text:style-name="P650">#include &lt;list&gt;</text:p>
      <text:p text:style-name="P651">#include &lt;stdexcept&gt;</text:p>
      <text:p text:style-name="P652">#include &lt;string&gt;</text:p>
      <text:p text:style-name="P653">#include &lt;algorithm&gt;</text:p>
      <text:p text:style-name="P654">#include &lt;utility&gt;</text:p>
      <text:soft-page-break/>
      <text:p text:style-name="P655">#include "figures.h"</text:p>
      <text:p text:style-name="P656">#include "factory.h"</text:p>
      <text:p text:style-name="P657"/>
      <text:p text:style-name="P658"/>
      <text:p text:style-name="P659"/>
      <text:p text:style-name="P660">class Document {</text:p>
      <text:p text:style-name="P661">public:</text:p>
      <text:p text:style-name="P662"><text:s text:c="4"/>Document() : id(1), name(""), buffer(0), factory() {};</text:p>
      <text:p text:style-name="P663"><text:s text:c="4"/>Document(std::string name) : id(1), name(name), buffer(0), factory() {};</text:p>
      <text:p text:style-name="P664"/>
      <text:p text:style-name="P665"><text:s text:c="4"/>~Document() = default;</text:p>
      <text:p text:style-name="P666"/>
      <text:p text:style-name="P667"><text:s text:c="4"/>void Rename(const std::string &amp;new_name) {</text:p>
      <text:p text:style-name="P668"><text:s text:c="8"/>this-&gt;name = new_name;</text:p>
      <text:p text:style-name="P669"><text:s text:c="4"/>}</text:p>
      <text:p text:style-name="P670"/>
      <text:p text:style-name="P671"><text:s text:c="4"/>void Save(const std::string &amp;filename) {</text:p>
      <text:p text:style-name="P672"><text:s text:c="8"/>SerialiseImpl(filename);</text:p>
      <text:p text:style-name="P673"><text:s text:c="4"/>}</text:p>
      <text:p text:style-name="P674"/>
      <text:p text:style-name="P675"><text:s text:c="4"/>void Load(const std::string &amp;filename) {</text:p>
      <text:p text:style-name="P676"><text:s text:c="8"/>DeserializeImpl(filename);</text:p>
      <text:p text:style-name="P677"><text:s text:c="4"/>}</text:p>
      <text:p text:style-name="P678"/>
      <text:p text:style-name="P679"><text:s text:c="4"/>void Print() {</text:p>
      <text:p text:style-name="P680"><text:s text:c="8"/>std::for_each(this-&gt;buffer.begin(), this-&gt;buffer.end(), [](std::shared_ptr&lt;Figure&gt; shape) {</text:p>
      <text:p text:style-name="P681"><text:s text:c="12"/>shape-&gt;Print(std::cout) &lt;&lt; std::endl;</text:p>
      <text:p text:style-name="P682"><text:s text:c="8"/>});</text:p>
      <text:p text:style-name="P683"><text:s text:c="4"/>}</text:p>
      <text:p text:style-name="P684"/>
      <text:p text:style-name="P685"><text:s text:c="4"/>void RemovePrimitive(int id) {</text:p>
      <text:p text:style-name="P686"><text:s text:c="8"/>auto it = std::find_if(this-&gt;buffer.begin(), this-&gt;buffer.end(),</text:p>
      <text:p text:style-name="P687"><text:s text:c="16"/>[id](std::shared_ptr&lt;Figure&gt; shape) -&gt; bool {</text:p>
      <text:p text:style-name="P688"><text:s text:c="12"/>return id == shape-&gt;getId();</text:p>
      <text:soft-page-break/>
      <text:p text:style-name="P689"><text:s text:c="8"/>});</text:p>
      <text:p text:style-name="P690"/>
      <text:p text:style-name="P691"><text:s text:c="8"/>if (it == this-&gt;buffer.end())</text:p>
      <text:p text:style-name="P692"><text:s text:c="12"/>throw std::logic_error("Figure with this id doesn't exist");</text:p>
      <text:p text:style-name="P693"/>
      <text:p text:style-name="P694"><text:s text:c="8"/>this-&gt;buffer.erase(it);</text:p>
      <text:p text:style-name="P695"><text:s text:c="4"/>}</text:p>
      <text:p text:style-name="P696"/>
      <text:p text:style-name="P697"><text:s text:c="4"/>void InsertPrimitive(FigureType type, std::pair&lt;double, double&gt; *vertices) {</text:p>
      <text:p text:style-name="P698"><text:s text:c="8"/>switch (type) {</text:p>
      <text:p text:style-name="P699"><text:s text:c="12"/>case rec:</text:p>
      <text:p text:style-name="P700"><text:s text:c="16"/>this-&gt;buffer.push_back(factory.FigureCreate(rec, vertices, id));</text:p>
      <text:p text:style-name="P701"><text:s text:c="16"/>break;</text:p>
      <text:p text:style-name="P702"><text:s text:c="12"/>case rhomb:</text:p>
      <text:p text:style-name="P703"><text:s text:c="16"/>this-&gt;buffer.push_back(factory.FigureCreate(rhomb, vertices, id));</text:p>
      <text:p text:style-name="P704"><text:s text:c="16"/>break;</text:p>
      <text:p text:style-name="P705"><text:s text:c="12"/>case trap:</text:p>
      <text:p text:style-name="P706"><text:s text:c="16"/>this-&gt;buffer.push_back(factory.FigureCreate(trap, vertices, id));</text:p>
      <text:p text:style-name="P707"><text:s text:c="16"/>break;</text:p>
      <text:p text:style-name="P708"><text:s text:c="8"/>}</text:p>
      <text:p text:style-name="P709"><text:s text:c="8"/>++this-&gt;id;</text:p>
      <text:p text:style-name="P710"><text:s text:c="4"/>}</text:p>
      <text:p text:style-name="P711"/>
      <text:p text:style-name="P712">private:</text:p>
      <text:p text:style-name="P713"><text:s text:c="4"/>int id;</text:p>
      <text:p text:style-name="P714"><text:s text:c="4"/>std::string name;</text:p>
      <text:p text:style-name="P715"><text:s text:c="4"/>std::list&lt;std::shared_ptr&lt;Figure&gt;&gt; buffer;</text:p>
      <text:p text:style-name="P716"><text:s text:c="4"/>Factory factory;</text:p>
      <text:p text:style-name="P717"/>
      <text:p text:style-name="P718"><text:s text:c="4"/>friend class InsertCommand;</text:p>
      <text:p text:style-name="P719"><text:s text:c="4"/>friend class RemoveCommand;</text:p>
      <text:p text:style-name="P720"/>
      <text:p text:style-name="P721"><text:s text:c="4"/>void SerialiseImpl(const std::string &amp;filename) const {</text:p>
      <text:p text:style-name="P722"><text:s text:c="8"/>std::ofstream os(filename, std::ios::binary | std::ios::out);</text:p>
      <text:soft-page-break/>
      <text:p text:style-name="P723"><text:s text:c="8"/>if(!os)</text:p>
      <text:p text:style-name="P724"><text:s text:c="12"/>throw std::runtime_error("File is not opened");</text:p>
      <text:p text:style-name="P725"/>
      <text:p text:style-name="P726"><text:s text:c="8"/>size_t len_name = this-&gt;name.size();</text:p>
      <text:p text:style-name="P727"><text:s text:c="8"/>os.write((char *) &amp;len_name, sizeof(len_name));</text:p>
      <text:p text:style-name="P728"><text:s text:c="8"/>os.write((char *) this-&gt;name.c_str(), len_name);</text:p>
      <text:p text:style-name="P729"><text:s text:c="8"/>for (const auto &amp;shape : this-&gt;buffer)<text:s/></text:p>
      <text:p text:style-name="P730"><text:s text:c="12"/>shape-&gt;Serialize(os);</text:p>
      <text:p text:style-name="P731"><text:s text:c="4"/>}</text:p>
      <text:p text:style-name="P732"/>
      <text:p text:style-name="P733"><text:s text:c="4"/>void DeserializeImpl(const std::string &amp;filename) {</text:p>
      <text:p text:style-name="P734"><text:s text:c="8"/>std::ifstream is(filename, std::ios::binary | std::ios::in);</text:p>
      <text:p text:style-name="P735"><text:s text:c="8"/>if(!is)</text:p>
      <text:p text:style-name="P736"><text:s text:c="12"/>throw std::runtime_error("File is not opened");</text:p>
      <text:p text:style-name="P737"/>
      <text:p text:style-name="P738"><text:s text:c="8"/>size_t len_name;</text:p>
      <text:p text:style-name="P739"><text:s text:c="8"/>is.read((char *) &amp;len_name, sizeof(len_name));</text:p>
      <text:p text:style-name="P740"/>
      <text:p text:style-name="P741"><text:s text:c="8"/>char *clear_name = new char[len_name + 1];</text:p>
      <text:p text:style-name="P742"><text:s text:c="8"/>clear_name[len_name] = 0;</text:p>
      <text:p text:style-name="P743"><text:s text:c="8"/>is.read(clear_name, len_name);</text:p>
      <text:p text:style-name="P744"><text:s text:c="8"/>this-&gt;name = std::string(clear_name);</text:p>
      <text:p text:style-name="P745"><text:s text:c="8"/>delete [] clear_name;</text:p>
      <text:p text:style-name="P746"/>
      <text:p text:style-name="P747"><text:s text:c="8"/>FigureType type;</text:p>
      <text:p text:style-name="P748"><text:s text:c="8"/>while (true) {</text:p>
      <text:p text:style-name="P749"><text:s text:c="12"/>is.read((char *) &amp;type, sizeof(type));</text:p>
      <text:p text:style-name="P750"><text:s text:c="12"/>if (is.eof())</text:p>
      <text:p text:style-name="P751"><text:s text:c="16"/>break;</text:p>
      <text:p text:style-name="P752"><text:s text:c="12"/>switch (type) {</text:p>
      <text:p text:style-name="P753"><text:s text:c="16"/>case rec:</text:p>
      <text:p text:style-name="P754"><text:s text:c="20"/>this-&gt;buffer.push_back(factory.FigureCreate(rec));</text:p>
      <text:p text:style-name="P755"><text:s text:c="20"/>break;</text:p>
      <text:p text:style-name="P756"><text:s text:c="16"/>case rhomb:</text:p>
      <text:soft-page-break/>
      <text:p text:style-name="P757"><text:s text:c="20"/>this-&gt;buffer.push_back(factory.FigureCreate(rhomb));</text:p>
      <text:p text:style-name="P758"><text:s text:c="20"/>break;</text:p>
      <text:p text:style-name="P759"><text:s text:c="16"/>case trap:</text:p>
      <text:p text:style-name="P760"><text:s text:c="20"/>this-&gt;buffer.push_back(factory.FigureCreate(trap));</text:p>
      <text:p text:style-name="P761"><text:s text:c="20"/>break;</text:p>
      <text:p text:style-name="P762"><text:s text:c="12"/>}</text:p>
      <text:p text:style-name="P763"><text:s text:c="12"/>this-&gt;buffer.back()-&gt;Deserialize(is);</text:p>
      <text:p text:style-name="P764"><text:s text:c="8"/>}</text:p>
      <text:p text:style-name="P765"><text:s text:c="8"/>this-&gt;id = this-&gt;buffer.size();</text:p>
      <text:p text:style-name="P766"><text:s text:c="4"/>}</text:p>
      <text:p text:style-name="P767"/>
      <text:p text:style-name="P768"><text:s text:c="4"/>std::shared_ptr&lt;Figure&gt; GetFigure(int id) {</text:p>
      <text:p text:style-name="P769"><text:s text:c="8"/>for (auto it = this-&gt;buffer.begin(); it != this-&gt;buffer.end(); ++it)</text:p>
      <text:p text:style-name="P770"><text:s text:c="12"/>if (id == (*it)-&gt;getId())</text:p>
      <text:p text:style-name="P771"><text:s text:c="16"/>return *it;</text:p>
      <text:p text:style-name="P772"><text:s text:c="8"/>return nullptr;</text:p>
      <text:p text:style-name="P773"><text:s text:c="4"/>}</text:p>
      <text:p text:style-name="P774"/>
      <text:p text:style-name="P775"><text:s text:c="4"/>int getPos(int id) {</text:p>
      <text:p text:style-name="P776"><text:s text:c="8"/>int i = 0;</text:p>
      <text:p text:style-name="P777"><text:s text:c="8"/>for (auto it = this-&gt;buffer.begin(); it != this-&gt;buffer.end(); ++it) {</text:p>
      <text:p text:style-name="P778"><text:s text:c="12"/>if (id == (*it)-&gt;getId())</text:p>
      <text:p text:style-name="P779"><text:s text:c="16"/>return i;</text:p>
      <text:p text:style-name="P780"><text:s text:c="12"/>++i;</text:p>
      <text:p text:style-name="P781"><text:s text:c="8"/>}</text:p>
      <text:p text:style-name="P782"><text:s text:c="8"/>return -1;</text:p>
      <text:p text:style-name="P783"><text:s text:c="4"/>}</text:p>
      <text:p text:style-name="P784"/>
      <text:p text:style-name="P785"><text:s text:c="4"/>void InsertPrimitive(int pos, std::shared_ptr&lt;Figure&gt; figure) {</text:p>
      <text:p text:style-name="P786"><text:s text:c="8"/>auto it = this-&gt;buffer.begin();</text:p>
      <text:p text:style-name="P787"><text:s text:c="8"/>std::advance(it, pos);</text:p>
      <text:p text:style-name="P788"><text:s text:c="8"/>this-&gt;buffer.insert(it, figure);</text:p>
      <text:p text:style-name="P789"><text:s text:c="4"/>}</text:p>
      <text:p text:style-name="P790"/>
      <text:soft-page-break/>
      <text:p text:style-name="P791"><text:s text:c="4"/>void RemoveLastPrimitive() {</text:p>
      <text:p text:style-name="P792"><text:s text:c="8"/>if (this-&gt;buffer.empty())</text:p>
      <text:p text:style-name="P793"><text:s text:c="12"/>throw std::logic_error("Document is empty");</text:p>
      <text:p text:style-name="P794"><text:s text:c="8"/>this-&gt;buffer.pop_back();</text:p>
      <text:p text:style-name="P795"><text:s text:c="4"/>}</text:p>
      <text:p text:style-name="P796"/>
      <text:p text:style-name="P797">};</text:p>
      <text:p text:style-name="P798"/>
      <text:p text:style-name="P799">command.h</text:p>
      <text:p text:style-name="P800">#pragma once</text:p>
      <text:p text:style-name="P801"/>
      <text:p text:style-name="P802">#include &lt;stack&gt;</text:p>
      <text:p text:style-name="P803">#include "document.h"</text:p>
      <text:p text:style-name="P804"/>
      <text:p text:style-name="P805"/>
      <text:p text:style-name="P806"/>
      <text:p text:style-name="P807">class Command {</text:p>
      <text:p text:style-name="P808">public:</text:p>
      <text:p text:style-name="P809"><text:s text:c="4"/>virtual void Execute() = 0;</text:p>
      <text:p text:style-name="P810"><text:s text:c="4"/>virtual void UnExecute() = 0;</text:p>
      <text:p text:style-name="P811"><text:s text:c="4"/>virtual ~Command() = default;</text:p>
      <text:p text:style-name="P812"/>
      <text:p text:style-name="P813"><text:s text:c="4"/>void SetDocument(std::shared_ptr&lt;Document&gt; doc) {</text:p>
      <text:p text:style-name="P814"><text:s text:c="8"/>this-&gt;doc = doc;</text:p>
      <text:p text:style-name="P815"><text:s text:c="4"/>}</text:p>
      <text:p text:style-name="P816">protected:</text:p>
      <text:p text:style-name="P817"><text:s text:c="4"/>std::shared_ptr&lt;Document&gt; doc;</text:p>
      <text:p text:style-name="P818">};</text:p>
      <text:p text:style-name="P819"/>
      <text:p text:style-name="P820">class InsertCommand : public Command {</text:p>
      <text:p text:style-name="P821">public:</text:p>
      <text:p text:style-name="P822"><text:s text:c="4"/>InsertCommand(FigureType type, std::pair&lt;double, double&gt; *vertices) :</text:p>
      <text:p text:style-name="P823"><text:s text:c="12"/>type{type}, vertices{vertices} {};</text:p>
      <text:p text:style-name="P824"/>
      <text:soft-page-break/>
      <text:p text:style-name="P825"><text:s text:c="4"/>void Execute() override {</text:p>
      <text:p text:style-name="P826"><text:s text:c="8"/>this-&gt;doc-&gt;InsertPrimitive(this-&gt;type, this-&gt;vertices);</text:p>
      <text:p text:style-name="P827"><text:s text:c="4"/>}</text:p>
      <text:p text:style-name="P828"/>
      <text:p text:style-name="P829"><text:s text:c="4"/>void UnExecute() override {</text:p>
      <text:p text:style-name="P830"><text:s text:c="8"/>this-&gt;doc-&gt;RemoveLastPrimitive();</text:p>
      <text:p text:style-name="P831"><text:s text:c="4"/>}</text:p>
      <text:p text:style-name="P832"/>
      <text:p text:style-name="P833">private:</text:p>
      <text:p text:style-name="P834"><text:s text:c="4"/>FigureType type;</text:p>
      <text:p text:style-name="P835"><text:s text:c="4"/>std::pair&lt;double, double&gt; *vertices;</text:p>
      <text:p text:style-name="P836">};</text:p>
      <text:p text:style-name="P837"/>
      <text:p text:style-name="P838"/>
      <text:p text:style-name="P839">class RemoveCommand : public Command {</text:p>
      <text:p text:style-name="P840">public:</text:p>
      <text:p text:style-name="P841"><text:s text:c="4"/>RemoveCommand(int id) : id(id), pos(0), figure(nullptr) {};</text:p>
      <text:p text:style-name="P842"/>
      <text:p text:style-name="P843"><text:s text:c="4"/>void Execute() override {</text:p>
      <text:p text:style-name="P844"><text:s text:c="8"/>this-&gt;figure = this-&gt;doc-&gt;GetFigure(this-&gt;id);</text:p>
      <text:p text:style-name="P845"><text:s text:c="8"/>if (this-&gt;figure == nullptr) {</text:p>
      <text:p text:style-name="P846"><text:s text:c="12"/>return;</text:p>
      <text:p text:style-name="P847"><text:s text:c="8"/>}</text:p>
      <text:p text:style-name="P848"><text:s text:c="8"/>this-&gt;pos = this-&gt;doc-&gt;getPos(this-&gt;id);</text:p>
      <text:p text:style-name="P849"><text:s text:c="8"/>if (this-&gt;pos == 0) {</text:p>
      <text:p text:style-name="P850"><text:s text:c="12"/>return;</text:p>
      <text:p text:style-name="P851"><text:s text:c="8"/>}</text:p>
      <text:p text:style-name="P852"><text:s text:c="8"/>this-&gt;doc-&gt;RemovePrimitive(this-&gt;id);</text:p>
      <text:p text:style-name="P853"><text:s text:c="4"/>}</text:p>
      <text:p text:style-name="P854"/>
      <text:p text:style-name="P855"><text:s text:c="4"/>void UnExecute() override {</text:p>
      <text:p text:style-name="P856"><text:s text:c="8"/>this-&gt;doc-&gt;InsertPrimitive(this-&gt;pos, this-&gt;figure);</text:p>
      <text:p text:style-name="P857"><text:s text:c="4"/>}</text:p>
      <text:p text:style-name="P858"/>
      <text:soft-page-break/>
      <text:p text:style-name="P859">private:</text:p>
      <text:p text:style-name="P860"><text:s text:c="4"/>int id;</text:p>
      <text:p text:style-name="P861"><text:s text:c="4"/>int pos;</text:p>
      <text:p text:style-name="P862"><text:s text:c="4"/>std::shared_ptr&lt;Figure&gt; figure;</text:p>
      <text:p text:style-name="P863">};</text:p>
      <text:p text:style-name="P864"/>
      <text:p text:style-name="P865">figures.h</text:p>
      <text:p text:style-name="P866">#pragma once</text:p>
      <text:p text:style-name="P867"/>
      <text:p text:style-name="P868">#include &lt;iostream&gt;</text:p>
      <text:p text:style-name="P869">#include &lt;fstream&gt;</text:p>
      <text:p text:style-name="P870">#include &lt;utility&gt;</text:p>
      <text:p text:style-name="P871">#include &lt;memory&gt;</text:p>
      <text:p text:style-name="P872">#include &lt;cmath&gt;</text:p>
      <text:p text:style-name="P873">#include &lt;stdexcept&gt;</text:p>
      <text:p text:style-name="P874"/>
      <text:p text:style-name="P875"/>
      <text:p text:style-name="P876">enum FigureType {</text:p>
      <text:p text:style-name="P877"><text:s text:c="4"/>rec,</text:p>
      <text:p text:style-name="P878"><text:s text:c="4"/>rhomb,</text:p>
      <text:p text:style-name="P879"><text:s text:c="4"/>trap,</text:p>
      <text:p text:style-name="P880">};</text:p>
      <text:p text:style-name="P881"/>
      <text:p text:style-name="P882">class Figure{</text:p>
      <text:p text:style-name="P883"><text:s text:c="4"/>public:</text:p>
      <text:p text:style-name="P884"><text:s text:c="4"/>virtual double Area() const = 0;</text:p>
      <text:p text:style-name="P885"><text:s text:c="4"/>virtual std::pair&lt;double, double&gt; Center() const = 0;</text:p>
      <text:p text:style-name="P886"><text:s text:c="4"/>virtual std::ostream&amp; Print(std::ostream&amp; out) const = 0;</text:p>
      <text:p text:style-name="P887"><text:s text:c="4"/>virtual void Serialize(std::ofstream&amp; os) const = 0;</text:p>
      <text:p text:style-name="P888"><text:s text:c="4"/>virtual void Deserialize(std::ifstream&amp; is) = 0;</text:p>
      <text:p text:style-name="P889"><text:s text:c="4"/>virtual int getId() const = 0;</text:p>
      <text:p text:style-name="P890"><text:s text:c="4"/>virtual ~Figure() = default;</text:p>
      <text:p text:style-name="P891">};</text:p>
      <text:p text:style-name="P892"/>
      <text:soft-page-break/>
      <text:p text:style-name="P893">std::pair&lt;double, double&gt; getCenter(</text:p>
      <text:p text:style-name="P894"><text:s text:c="4"/>const std::pair&lt;double, double&gt; *vertices,</text:p>
      <text:p text:style-name="P895"><text:s text:c="4"/>uint16_t&amp; n</text:p>
      <text:p text:style-name="P896"><text:s text:c="4"/>) {</text:p>
      <text:p text:style-name="P897"><text:s text:c="4"/>double x = 0, y = 0;</text:p>
      <text:p text:style-name="P898"><text:s text:c="4"/>for (uint16_t i = 0; i &lt; n; ++i) {</text:p>
      <text:p text:style-name="P899"><text:s text:c="8"/>x += vertices[i].first;</text:p>
      <text:p text:style-name="P900"><text:s text:c="8"/>y += vertices[i].second;</text:p>
      <text:p text:style-name="P901"><text:s text:c="4"/>}</text:p>
      <text:p text:style-name="P902"><text:s text:c="4"/>return {x / n, y / n};</text:p>
      <text:p text:style-name="P903">}</text:p>
      <text:p text:style-name="P904"/>
      <text:p text:style-name="P905">std::pair&lt;double, double&gt; operator- (</text:p>
      <text:p text:style-name="P906"><text:s text:c="4"/>const std::pair&lt;double, double&gt; &amp;p1,</text:p>
      <text:p text:style-name="P907"><text:s text:c="4"/>const std::pair&lt;double, double&gt; &amp;p2</text:p>
      <text:p text:style-name="P908"><text:s text:c="4"/>) {</text:p>
      <text:p text:style-name="P909"><text:s text:c="4"/>return {p1.first - p2.first, p1.second - p2.second};</text:p>
      <text:p text:style-name="P910">}</text:p>
      <text:p text:style-name="P911"/>
      <text:p text:style-name="P912">bool collinear(</text:p>
      <text:p text:style-name="P913"><text:s text:c="4"/>const std::pair&lt;double, double&gt; &amp;a,</text:p>
      <text:p text:style-name="P914"><text:s text:c="4"/>const std::pair&lt;double, double&gt; &amp;b,</text:p>
      <text:p text:style-name="P915"><text:s text:c="4"/>const std::pair&lt;double, double&gt; &amp;c,</text:p>
      <text:p text:style-name="P916"><text:s text:c="4"/>const std::pair&lt;double, double&gt; &amp;d</text:p>
      <text:p text:style-name="P917"><text:s text:c="4"/>){</text:p>
      <text:p text:style-name="P918"><text:s text:c="4"/>return (b.second-a.second)*(d.first-c.first) - (d.second-c.second)*(b.first-a.first) &lt;= 1e-9;</text:p>
      <text:p text:style-name="P919">}</text:p>
      <text:p text:style-name="P920"/>
      <text:p text:style-name="P921"/>
      <text:p text:style-name="P922">bool perpendicular(</text:p>
      <text:p text:style-name="P923"><text:s text:c="4"/>const std::pair&lt;double, double&gt; &amp;a,</text:p>
      <text:p text:style-name="P924"><text:s text:c="4"/>const std::pair&lt;double, double&gt; &amp;b,</text:p>
      <text:p text:style-name="P925"><text:s text:c="4"/>const std::pair&lt;double, double&gt; &amp;c,</text:p>
      <text:p text:style-name="P926"><text:s text:c="4"/>const std::pair&lt;double, double&gt; &amp;d</text:p>
      <text:soft-page-break/>
      <text:p text:style-name="P927"><text:s text:c="4"/>){</text:p>
      <text:p text:style-name="P928"><text:s text:c="4"/>std::pair&lt;double, double&gt; AC = c - a;</text:p>
      <text:p text:style-name="P929"><text:s text:c="4"/>std::pair&lt;double, double&gt; BD = d - b;</text:p>
      <text:p text:style-name="P930"/>
      <text:p text:style-name="P931"><text:s text:c="4"/>double normaAC = sqrt(pow(AC.second, 2) + pow(AC.first, 2));</text:p>
      <text:p text:style-name="P932"><text:s text:c="4"/>double normaDB = sqrt(pow(BD.second, 2) + pow(BD.first, 2));</text:p>
      <text:p text:style-name="P933"/>
      <text:p text:style-name="P934"><text:s text:c="4"/>double hightAC = AC.second / normaAC;</text:p>
      <text:p text:style-name="P935"><text:s text:c="4"/>double widthAC = AC.first / normaAC;</text:p>
      <text:p text:style-name="P936"><text:s text:c="4"/>double hightBD = BD.second / normaDB;</text:p>
      <text:p text:style-name="P937"><text:s text:c="4"/>double widthBD = BD.first / normaDB;</text:p>
      <text:p text:style-name="P938"/>
      <text:p text:style-name="P939"><text:s text:c="4"/>double cos_theta = hightAC * hightBD + widthAC * widthBD;</text:p>
      <text:p text:style-name="P940"/>
      <text:p text:style-name="P941"><text:s text:c="4"/>return abs(cos_theta) &lt; 1e-9;</text:p>
      <text:p text:style-name="P942">}</text:p>
      <text:p text:style-name="P943"/>
      <text:p text:style-name="P944">double dist(</text:p>
      <text:p text:style-name="P945"><text:s text:c="4"/>const std::pair&lt;double, double&gt; &amp;a,</text:p>
      <text:p text:style-name="P946"><text:s text:c="4"/>const std::pair&lt;double, double&gt; &amp;b</text:p>
      <text:p text:style-name="P947"><text:s text:c="4"/>){</text:p>
      <text:p text:style-name="P948"><text:s text:c="4"/>return sqrt(((b.first - a.first) * (b.first - a.first)) + ((b.second - a.second) * (b.second - a.second)));</text:p>
      <text:p text:style-name="P949">}</text:p>
      <text:p text:style-name="P950"/>
      <text:p text:style-name="P951">bool operator==(</text:p>
      <text:p text:style-name="P952"><text:s text:c="4"/>const std::pair&lt;double, double&gt; &amp;a,</text:p>
      <text:p text:style-name="P953"><text:s text:c="4"/>const std::pair&lt;double, double&gt; &amp;b</text:p>
      <text:p text:style-name="P954"><text:s text:c="4"/>){</text:p>
      <text:p text:style-name="P955"><text:s text:c="4"/>return (a.first == b.first) &amp;&amp; (a.second == b.second);</text:p>
      <text:p text:style-name="P956">}</text:p>
      <text:p text:style-name="P957"/>
      <text:p text:style-name="P958">std::ostream&amp; operator&lt;&lt;(std::ostream &amp;o, const std::pair&lt;double, double&gt; &amp;p){</text:p>
      <text:p text:style-name="P959"><text:s text:c="4"/>o &lt;&lt; "&lt;" &lt;&lt; p.first &lt;&lt; ", " &lt;&lt; p.second &lt;&lt; "&gt;";</text:p>
      <text:soft-page-break/>
      <text:p text:style-name="P960"><text:s text:c="4"/>return o;</text:p>
      <text:p text:style-name="P961">}</text:p>
      <text:p text:style-name="P962"/>
      <text:p text:style-name="P963">std::istream&amp; operator&gt;&gt;(std::istream &amp;is, std::pair&lt;double, double&gt; &amp;p){</text:p>
      <text:p text:style-name="P964"><text:s text:c="4"/>std::string checker;</text:p>
      <text:p text:style-name="P965"><text:s text:c="4"/>p.first = static_cast&lt;double&gt;(std::stod(checker));</text:p>
      <text:p text:style-name="P966"><text:s text:c="4"/>p.second = static_cast&lt;double&gt;(std::stod(checker));</text:p>
      <text:p text:style-name="P967"><text:s text:c="4"/>return is;</text:p>
      <text:p text:style-name="P968">}</text:p>
      <text:p text:style-name="P969"/>
      <text:p text:style-name="P970">Rhombus.h</text:p>
      <text:p text:style-name="P971">#pragma once</text:p>
      <text:p text:style-name="P972"/>
      <text:p text:style-name="P973">#include"figures.h"</text:p>
      <text:p text:style-name="P974"/>
      <text:p text:style-name="P975"/>
      <text:p text:style-name="P976"/>
      <text:p text:style-name="P977">class Rhombus: public<text:s/>Figure {</text:p>
      <text:p text:style-name="P978">public:</text:p>
      <text:p text:style-name="P979"><text:s text:c="4"/>Rhombus() : id{0}, vertices{new std::pair&lt;double, double&gt;[4]} {</text:p>
      <text:p text:style-name="P980"><text:s text:c="8"/>for (uint16_t i = 0; i &lt; 4; ++i){</text:p>
      <text:p text:style-name="P981"><text:s text:c="12"/>this-&gt;vertices[i] = {0, 0};</text:p>
      <text:p text:style-name="P982"><text:s text:c="8"/>}</text:p>
      <text:p text:style-name="P983"><text:s text:c="4"/>}</text:p>
      <text:p text:style-name="P984"><text:s text:c="4"/>Rhombus(std::pair&lt;double, double&gt; &amp;a,<text:s/>std::pair&lt;double, double&gt; &amp;b, std::pair&lt;double, double&gt; &amp;c, std::pair&lt;double, double&gt; &amp;d, uint16_t id) :</text:p>
      <text:p text:style-name="P985"><text:s text:c="4"/>id{id}, vertices{new std::pair&lt;double, double&gt;[4]} {</text:p>
      <text:p text:style-name="P986"><text:s text:c="8"/>auto AB = dist(a, b);</text:p>
      <text:p text:style-name="P987"><text:s text:c="8"/>auto AD = dist(a, d);</text:p>
      <text:p text:style-name="P988"><text:s text:c="8"/>auto BC = dist(b,c);</text:p>
      <text:p text:style-name="P989"><text:s text:c="5"/><text:s text:c="3"/>auto CD = dist(c,d);</text:p>
      <text:p text:style-name="P990"><text:s text:c="8"/>if (a == b || a == c || b == c || a == d || b == d || c == d ||</text:p>
      <text:p text:style-name="P991"><text:s text:c="12"/>!(AB == AD) || !(CD == BC) || !(AB == CD) ||</text:p>
      <text:p text:style-name="P992"><text:s text:c="12"/>!perpendicular(a,b,c,d) ||</text:p>
      <text:soft-page-break/>
      <text:p text:style-name="P993"><text:s text:c="12"/>!collinear(a, b, c, d) ||</text:p>
      <text:p text:style-name="P994"><text:s text:c="12"/>!collinear(a,<text:s/>d, c, b)</text:p>
      <text:p text:style-name="P995"><text:s text:c="8"/>) {</text:p>
      <text:p text:style-name="P996"><text:s text:c="12"/>throw std::logic_error("The entered coordinates of the vertices do not belong to the trapezoid.");</text:p>
      <text:p text:style-name="P997"><text:s text:c="8"/>} else {</text:p>
      <text:p text:style-name="P998"><text:s text:c="12"/>this-&gt;vertices[0] = a;</text:p>
      <text:p text:style-name="P999"><text:s text:c="12"/>this-&gt;vertices[1] = b;</text:p>
      <text:p text:style-name="P1000"><text:s text:c="12"/>this-&gt;vertices[2] = c;</text:p>
      <text:p text:style-name="P1001"><text:s text:c="2"/><text:s text:c="10"/>this-&gt;vertices[3] = d;</text:p>
      <text:p text:style-name="P1002"><text:s text:c="8"/>}</text:p>
      <text:p text:style-name="P1003"><text:s text:c="4"/>}</text:p>
      <text:p text:style-name="P1004"/>
      <text:p text:style-name="P1005"><text:s text:c="4"/>~Rhombus() override {</text:p>
      <text:p text:style-name="P1006"><text:s text:c="8"/>delete [] this-&gt;vertices;</text:p>
      <text:p text:style-name="P1007"><text:s text:c="8"/>this-&gt;vertices = nullptr;</text:p>
      <text:p text:style-name="P1008"><text:s text:c="4"/>}</text:p>
      <text:p text:style-name="P1009"/>
      <text:p text:style-name="P1010"><text:s text:c="4"/>std::pair&lt;double, double&gt; Center() const override {</text:p>
      <text:p text:style-name="P1011"><text:s text:c="8"/>uint16_t num = 4;</text:p>
      <text:p text:style-name="P1012"><text:s text:c="8"/>return<text:s/>getCenter(this-&gt;vertices, num);</text:p>
      <text:p text:style-name="P1013"><text:s text:c="4"/>}</text:p>
      <text:p text:style-name="P1014"/>
      <text:p text:style-name="P1015"><text:s text:c="4"/>double Area() const override {</text:p>
      <text:p text:style-name="P1016"><text:s text:c="8"/>double AC = dist(vertices[0],vertices[2]);</text:p>
      <text:p text:style-name="P1017"><text:s text:c="8"/>double DB = dist(vertices[3],vertices[1]);</text:p>
      <text:p text:style-name="P1018"><text:s text:c="8"/>return (AC*DB) /2;</text:p>
      <text:p text:style-name="P1019"><text:s text:c="4"/>}</text:p>
      <text:p text:style-name="P1020"/>
      <text:p text:style-name="P1021"><text:s text:c="4"/>std::ostream &amp;Print(std::ostream &amp;out) const override{</text:p>
      <text:p text:style-name="P1022"><text:s text:c="8"/>out &lt;&lt; "id: " &lt;&lt; id &lt;&lt; "\n";</text:p>
      <text:p text:style-name="P1023"><text:s text:c="8"/>out &lt;&lt; "Figure: Trapezoid\n";</text:p>
      <text:p text:style-name="P1024"><text:s text:c="8"/>out &lt;&lt; "Coords:\n";</text:p>
      <text:p text:style-name="P1025"><text:s text:c="8"/>for (uint16_t i = 0; i &lt; 4; ++i) {</text:p>
      <text:soft-page-break/>
      <text:p text:style-name="P1026"><text:s text:c="12"/>out &lt;&lt; vertices[i] &lt;&lt; "\n";</text:p>
      <text:p text:style-name="P1027"><text:s text:c="8"/>}</text:p>
      <text:p text:style-name="P1028"><text:s text:c="8"/>return out;</text:p>
      <text:p text:style-name="P1029"><text:s text:c="4"/>}</text:p>
      <text:p text:style-name="P1030"/>
      <text:p text:style-name="P1031"><text:s text:c="4"/>void Serialize(std::ofstream &amp;os) const override{</text:p>
      <text:p text:style-name="P1032"><text:s text:c="8"/>FigureType type = rhomb;</text:p>
      <text:p text:style-name="P1033"><text:s text:c="8"/>os.write((char *) &amp;type, sizeof(type));</text:p>
      <text:p text:style-name="P1034"><text:s text:c="8"/>os.write((char *) &amp;id, sizeof(id));</text:p>
      <text:p text:style-name="P1035"><text:s text:c="8"/>for (uint16_t i = 0; i &lt; 4; ++i) {</text:p>
      <text:p text:style-name="P1036"><text:s text:c="12"/>os.write((char *)<text:s/>&amp;(vertices[i].first),sizeof(vertices[i].first));</text:p>
      <text:p text:style-name="P1037"><text:s text:c="12"/>os.write((char *) &amp;(vertices[i].second),sizeof(vertices[i].second));</text:p>
      <text:p text:style-name="P1038"><text:s text:c="8"/>}</text:p>
      <text:p text:style-name="P1039"><text:s text:c="4"/>}</text:p>
      <text:p text:style-name="P1040"/>
      <text:p text:style-name="P1041"><text:s text:c="4"/>void Deserialize(std::ifstream &amp;is) override {</text:p>
      <text:p text:style-name="P1042"><text:s text:c="8"/>is.read((char *) &amp;id, sizeof(id));</text:p>
      <text:p text:style-name="P1043"><text:s text:c="8"/>for (uint16_t i = 0; i &lt; 4; ++i) {</text:p>
      <text:p text:style-name="P1044"><text:s text:c="12"/>is.read((char *) &amp;(vertices[i].first),</text:p>
      <text:p text:style-name="P1045"><text:s text:c="20"/>sizeof(vertices[i].first));</text:p>
      <text:p text:style-name="P1046"><text:s text:c="12"/>is.read((char *) &amp;(vertices[i].second),</text:p>
      <text:p text:style-name="P1047"><text:s text:c="20"/>sizeof(vertices[i].second));</text:p>
      <text:p text:style-name="P1048"><text:s text:c="8"/>}</text:p>
      <text:p text:style-name="P1049"><text:s text:c="3"/><text:s/>}</text:p>
      <text:p text:style-name="P1050"/>
      <text:p text:style-name="P1051"><text:s text:c="4"/>int getId() const override {</text:p>
      <text:p text:style-name="P1052"><text:s text:c="8"/>return id;</text:p>
      <text:p text:style-name="P1053"><text:s text:c="4"/>}</text:p>
      <text:p text:style-name="P1054"/>
      <text:p text:style-name="P1055">private:</text:p>
      <text:p text:style-name="P1056"><text:s text:c="4"/>uint16_t id;</text:p>
      <text:p text:style-name="P1057"><text:s text:c="4"/>std::pair&lt;double, double&gt; *vertices;</text:p>
      <text:p text:style-name="P1058">};</text:p>
      <text:p text:style-name="P1059"/>
      <text:p text:style-name="P1060"/>
      <text:p text:style-name="Textbody"><text:span text:style-name="T1061">CMakeLists.txt</text:span></text:p>
      <text:p text:style-name="P1062"/>
      <text:p text:style-name="P1063">cmake_minimum_required(VERSION 3.5)</text:p>
      <text:p text:style-name="Textbody"><text:span text:style-name="T1064">project(lab7)</text:span></text:p>
      <text:p text:style-name="P1065">add_executable(lab7 main.cpp)</text:p>
      <text:p text:style-name="P1066">set_property(TARGET lab7<text:s/>PROPERTY CXX_STANDARD 11)</text:p>
      <text:p text:style-name="P1067">set(CMAKE_CXX_FLAGS "${CMAKE_CXX_FLAGS} -Wall -Wextra -g")</text:p>
      <text:p text:style-name="P1068"/>
      <text:p text:style-name="P1069"/>
      <text:p text:style-name="P1070"/>
      <text:p text:style-name="P1071"/>
      <text:p text:style-name="P1072"/>
      <text:p text:style-name="P1073">6. Ссылка на репозиторий</text:p>
      <text:p text:style-name="P1074"/>
      <text:p text:style-name="P1075"><text:a xlink:href="https://github.com/nikit34/oop_exercise_07" office:target-frame-name="_top" xlink:show="replace"><text:span text:style-name="T1076">https://github.com/nikit34/oop_exercise_07</text:span></text:a></text:p>
      <text:p text:style-name="P1077"/>
      <text:p text:style-name="P1078"/>
      <text:p text:style-name="P1079"/>
      <text:p text:style-name="P1080"/>
      <text:p text:style-name="P1081"/>
      <text:p text:style-name="P1082"/>
      <text:p text:style-name="P1083"/>
      <text:p text:style-name="P1084"/>
      <text:p text:style-name="P1085">7. Объяснение результатов работы программы</text:p>
      <text:p text:style-name="P1086"/>
      <text:p text:style-name="P1087"/>
      <text:p text:style-name="P1088"><text:span text:style-name="T1089"><text:s/></text:span></text:p>
      <text:p text:style-name="P1090"/>
      <text:p text:style-name="P1091">8. Вывод</text:p>
      <text:p text:style-name="P1092"><text:s text:c="2"/><text:tab/><text:s/><text:tab/></text:p>
      <text:p text:style-name="P1093">Научился проектировать структуры классов для решения более сложных задач и грамотной организации кода. При проектировании структуры<text:s/>классов важно использовать паттерны проектирования, которые позволяют поддерживать код в долгосрочных и больших проектах и изменять меньшую его часть при внесении правок.</text:p>
      <text:p text:style-name="P1094"/>
      <text:p text:style-name="P1095"/>
      <text:p text:style-name="P1096"><text:s text:c="3"/>Список литературы <text:s text:c="2"/></text:p>
      <text:soft-page-break/>
      <text:p text:style-name="P1097"><text:span text:style-name="T1098">Проектирование классов С++ [Электронный ресурс]. <text:s/></text:span><text:span text:style-name="T1099">URL:</text:span><text:a xlink:href="https://ravesli.com/urok-45-pobitovye-operatory/" office:target-frame-name="_top" xlink:show="replace"><text:span text:style-name="T1100"><text:s/></text:span></text:a><text:a xlink:href="https://metanit.com/cpp/tutorial/5.14.php" office:target-frame-name="_top" xlink:show="replace"><text:span text:style-name="T1101">https://metanit.com/cpp/tutorial/5.14.php</text:span></text:a></text:p>
      <text:p text:style-name="P1102"><text:span text:style-name="T1103">(дата обращения: 16.12.2020).</text:span></text:p>
      <text:p text:style-name="P1104"/>
      <text:p text:style-name="P1105"><text:span text:style-name="T1106">2. Академическое программирование С++ [Электронный ресурс].</text:span><text:span text:style-name="T1107"><text:s/>URL:</text:span><text:span text:style-name="T1108">http://www.c-cpp.ru/books/</text:span><text:span text:style-name="T1109">akkadem</text:span><text:span text:style-name="T1110">.</text:span><text:span text:style-name="T1111">pdf</text:span></text:p>
      <text:p text:style-name="P1112"><text:span text:style-name="T1113">(дата обращения:<text:s/></text:span><text:span text:style-name="T1114">16</text:span><text:span text:style-name="T1115">.1</text:span><text:span text:style-name="T1116">2</text:span><text:span text:style-name="T1117">.2020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Textbody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Textbody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Textbody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Textbody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Textbody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Textbody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Подзаголовок">
      <style:paragraph-properties fo:keep-with-next="always" fo:keep-together="always" fo:margin-bottom="0.0416in" fo:line-height="100%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Textbody">
      <style:paragraph-properties fo:keep-with-next="always" fo:keep-together="always" fo:margin-bottom="0.2222in" fo:line-height="100%"/>
      <style:text-properties style:font-style-complex="italic"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msonormal0" style:display-name="msonormal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style:language-complex="ar" style:country-complex="SA" fo:hyphenate="true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2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3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text:list-style style:name="WW8Num3" style:display-name="WW8Num3">
      <text:list-level-style-number text:level="1" text:style-name="WW_CharLFO3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Никита Пермяков</meta:initial-creator>
    <dc:creator>Никита Пермяков</dc:creator>
    <meta:creation-date>2020-10-07T13:31:00Z</meta:creation-date>
    <dc:date>2020-12-14T08:00:00Z</dc:date>
    <meta:print-date>2020-11-23T12:49:00Z</meta:print-date>
    <meta:template xlink:href="Normal.dotm" xlink:type="simple"/>
    <meta:editing-cycles>2</meta:editing-cycles>
    <meta:editing-duration>PT42540S</meta:editing-duration>
    <meta:document-statistic meta:page-count="33" meta:paragraph-count="58" meta:word-count="4390" meta:character-count="29361" meta:row-count="208" meta:non-whitespace-character-count="25029"/>
  </office:meta>
</office:document-meta>
</file>